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3699B15D0903FBD5.png" manifest:media-type="image/png"/>
  <manifest:file-entry manifest:full-path="Pictures/100002010000006B0000006BF0B56664B37BE244.png" manifest:media-type="image/png"/>
  <manifest:file-entry manifest:full-path="Pictures/10001F2500000B0F00000B0F9A3F18253A34736C.svg" manifest:media-type="image/svg+xml"/>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B4000000B48644C25025683563.png" manifest:media-type="image/png"/>
  <manifest:file-entry manifest:full-path="Pictures/100002010000006B0000006B5145C9B02DCD9CD2.png" manifest:media-type="image/png"/>
  <manifest:file-entry manifest:full-path="Pictures/10006CC60000129B0000129B072F7E7EB06DF04F.svg" manifest:media-type="image/svg+xml"/>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nux Libertine G" svg:font-family="'Linux Libertine G'" style:font-pitch="variable"/>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33.406cm" table:align="margins"/>
    </style:style>
    <style:style style:name="Table1.A" style:family="table-column">
      <style:table-column-properties style:column-width="16.702cm" style:rel-column-width="32767*"/>
    </style:style>
    <style:style style:name="Table1.B" style:family="table-column">
      <style:table-column-properties style:column-width="16.704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style:style>
    <style:style style:name="Table2.A" style:family="table-column">
      <style:table-column-properties style:column-width="2.055cm"/>
    </style:style>
    <style:style style:name="Table2.B" style:family="table-column">
      <style:table-column-properties style:column-width="15.5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33.406cm" table:align="margins"/>
    </style:style>
    <style:style style:name="Table3.A" style:family="table-column">
      <style:table-column-properties style:column-width="11.13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33.406cm" table:align="margins"/>
    </style:style>
    <style:style style:name="Table4.A" style:family="table-column">
      <style:table-column-properties style:column-width="11.135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3.406cm" table:align="margins"/>
    </style:style>
    <style:style style:name="Table5.A" style:family="table-column">
      <style:table-column-properties style:column-width="11.135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nfstable1" style:family="table">
      <style:table-properties style:width="33.406cm" table:align="margins"/>
    </style:style>
    <style:style style:name="nfstable1.A" style:family="table-column">
      <style:table-column-properties style:column-width="2.895cm" style:rel-column-width="5678*"/>
    </style:style>
    <style:style style:name="nfstable1.B" style:family="table-column">
      <style:table-column-properties style:column-width="30.512cm" style:rel-column-width="59857*"/>
    </style:style>
    <style:style style:name="NFSTable_5f_services" style:display-name="NFSTable_services" style:family="table">
      <style:table-properties style:width="33.406cm" table:align="margins" fo:background-color="transparent">
        <style:background-image/>
      </style:table-properties>
    </style:style>
    <style:style style:name="NFSTable_5f_services.A" style:display-name="NFSTable_services.A" style:family="table-column">
      <style:table-column-properties style:column-width="16.702cm" style:rel-column-width="32767*"/>
    </style:style>
    <style:style style:name="NFSTable_5f_services.B" style:display-name="NFSTable_services.B" style:family="table-column">
      <style:table-column-properties style:column-width="16.704cm" style:rel-column-width="32768*"/>
    </style:style>
    <style:style style:name="NFSTable_5f_services.A1" style:display-name="NFSTable_services.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cm" fo:border="none" style:writing-mode="page">
        <style:background-image/>
      </style:table-cell-properties>
    </style:style>
    <style:style style:name="NFSTable_5f_services.B2" style:display-name="NFSTable_services.B2" style:family="table-cell">
      <style:table-cell-properties style:vertical-align="" fo:background-color="#99ccff" fo:padding="0cm" fo:border="none" style:writing-mode="page">
        <style:background-image/>
      </style:table-cell-properties>
    </style:style>
    <style:style style:name="NFSTable_5f_services.B3" style:display-name="NFSTable_services.B3" style:family="table-cell">
      <style:table-cell-properties style:vertical-align="" fo:background-color="#99ccff" fo:padding="0cm" fo:border="none" style:writing-mode="page">
        <style:background-image/>
      </style:table-cell-properties>
    </style:style>
    <style:style style:name="NFSTable_5f_services.B4" style:display-name="NFSTable_services.B4" style:family="table-cell">
      <style:table-cell-properties style:vertical-align="" fo:background-color="#99ccff" fo:padding="0cm"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cm" fo:border-left="none" fo:border-right="none" fo:border-top="0.05pt solid #000080" fo:border-bottom="2.5pt solid #000080" style:writing-mode="page">
        <style:background-image/>
      </style:table-cell-properties>
    </style:style>
    <style:style style:name="NFSTable6" style:family="table">
      <style:table-properties style:width="33.406cm" table:align="margins"/>
    </style:style>
    <style:style style:name="NFSTable6.A" style:family="table-column">
      <style:table-column-properties style:column-width="16.702cm" style:rel-column-width="32767*"/>
    </style:style>
    <style:style style:name="NFSTable6.B" style:family="table-column">
      <style:table-column-properties style:column-width="16.704cm" style:rel-column-width="32768*"/>
    </style:style>
    <style:style style:name="NFSTable6.A1" style:family="table-cell" style:data-style-name="N10100">
      <style:table-cell-properties fo:background-color="#b84747" fo:padding="0cm"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cm"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cm"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cm"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cm"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cm"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cm" fo:border-left="0.05pt solid #800000" fo:border-right="1pt solid #800000" fo:border-top="0.05pt solid #800000" fo:border-bottom="1pt solid #800000">
        <style:background-image/>
      </style:table-cell-properties>
    </style:style>
    <style:style style:name="NFSTable" style:family="table">
      <style:table-properties style:width="33.406cm" table:align="margins"/>
    </style:style>
    <style:style style:name="NFSTable.A" style:family="table-column">
      <style:table-column-properties style:column-width="9.648cm" style:rel-column-width="18927*"/>
    </style:style>
    <style:style style:name="NFSTable.B" style:family="table-column">
      <style:table-column-properties style:column-width="23.758cm" style:rel-column-width="46608*"/>
    </style:style>
    <style:style style:name="NFSTable.A1" style:family="table-cell">
      <style:table-cell-properties fo:padding="0.097cm" fo:border-left="0.05pt solid #000000" fo:border-right="none" fo:border-top="0.05pt solid #000000" fo:border-bottom="0.05pt solid #000000"/>
    </style:style>
    <style:style style:name="NFSTable.B1" style:family="table-cell">
      <style:table-cell-properties fo:padding="0.097cm" fo:border="0.05pt solid #000000"/>
    </style:style>
    <style:style style:name="NFSTable.A2" style:family="table-cell">
      <style:table-cell-properties fo:padding="0.097cm" fo:border-left="0.05pt solid #000000" fo:border-right="none" fo:border-top="none" fo:border-bottom="0.05pt solid #000000"/>
    </style:style>
    <style:style style:name="NFSTable.B2" style:family="table-cell">
      <style:table-cell-properties fo:padding="0.097cm" fo:border-left="0.05pt solid #000000" fo:border-right="0.05pt solid #000000" fo:border-top="none" fo:border-bottom="0.05pt solid #000000"/>
    </style:style>
    <style:style style:name="NFSTable_5f_NFS_5f_and_5f_Samba" style:display-name="NFSTable_NFS_and_Samba" style:family="table">
      <style:table-properties style:width="33.406cm" table:align="margins"/>
    </style:style>
    <style:style style:name="NFSTable_5f_NFS_5f_and_5f_Samba.A" style:display-name="NFSTable_NFS_and_Samba.A" style:family="table-column">
      <style:table-column-properties style:column-width="2.895cm" style:rel-column-width="5678*"/>
    </style:style>
    <style:style style:name="NFSTable_5f_NFS_5f_and_5f_Samba.B" style:display-name="NFSTable_NFS_and_Samba.B" style:family="table-column">
      <style:table-column-properties style:column-width="30.512cm" style:rel-column-width="59857*"/>
    </style:style>
    <style:style style:name="NFSTable_5f_NFS_5f_and_5f_Samba.A1" style:display-name="NFSTable_NFS_and_Samba.A1" style:family="table-cell">
      <style:table-cell-properties fo:padding="0.097cm" fo:border="none"/>
    </style:style>
    <style:style style:name="Table6" style:family="table">
      <style:table-properties style:width="33.406cm" table:align="margins"/>
    </style:style>
    <style:style style:name="Table6.A" style:family="table-column">
      <style:table-column-properties style:column-width="16.702cm" style:rel-column-width="32767*"/>
    </style:style>
    <style:style style:name="Table6.B" style:family="table-column">
      <style:table-column-properties style:column-width="16.704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5cm" table:align="left"/>
    </style:style>
    <style:style style:name="Table7.A" style:family="table-column">
      <style:table-column-properties style:column-width="12.25cm"/>
    </style:style>
    <style:style style:name="Table7.A1" style:family="table-cell">
      <style:table-cell-properties style:border-line-width-left="0.002cm 0.004cm 0.002cm" style:border-line-width-top="0.002cm 0.004cm 0.002cm" style:border-line-width-bottom="0.002cm 0.004cm 0.002cm" fo:padding="0.097cm" fo:border-left="0.15pt double #000000" fo:border-right="none" fo:border-top="0.15pt double #000000" fo:border-bottom="0.15pt double #000000"/>
    </style:style>
    <style:style style:name="Table7.B1" style:family="table-cell">
      <style:table-cell-properties style:border-line-width="0.002cm 0.004cm 0.002cm" fo:padding="0.097cm" fo:border="0.15pt double #000000"/>
    </style:style>
    <style:style style:name="Table7.A2" style:family="table-cell">
      <style:table-cell-properties style:border-line-width-left="0.002cm 0.004cm 0.002cm" style:border-line-width-bottom="0.002cm 0.004cm 0.002cm" fo:padding="0.097cm" fo:border-left="0.15pt double #000000" fo:border-right="none" fo:border-top="none" fo:border-bottom="0.15pt double #000000"/>
    </style:style>
    <style:style style:name="Table7.B2" style:family="table-cell">
      <style:table-cell-properties style:border-line-width-left="0.002cm 0.004cm 0.002cm" style:border-line-width-right="0.002cm 0.004cm 0.002cm" style:border-line-width-bottom="0.002cm 0.004cm 0.002cm" fo:padding="0.097cm" fo:border-left="0.15pt double #000000" fo:border-right="0.15pt double #000000" fo:border-top="none" fo:border-bottom="0.15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45"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46"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47" style:family="paragraph" style:parent-style-name="Standard">
      <style:text-properties officeooo:paragraph-rsid="003e726d"/>
    </style:style>
    <style:style style:name="P48" style:family="paragraph" style:parent-style-name="Standard">
      <style:text-properties fo:color="#0000cc" fo:language="bg" fo:country="BG" officeooo:rsid="004e122a" officeooo:paragraph-rsid="030e3128" style:font-size-asian="10.5pt" style:font-weight-asian="normal"/>
    </style:style>
    <style:style style:name="P49" style:family="paragraph" style:parent-style-name="Standard">
      <style:text-properties fo:color="#0000cc" fo:language="bg" fo:country="BG" officeooo:rsid="0056c91e" officeooo:paragraph-rsid="030e3128" style:font-size-asian="10.5pt" style:font-weight-asian="normal"/>
    </style:style>
    <style:style style:name="P50" style:family="paragraph" style:parent-style-name="Standard">
      <style:text-properties fo:color="#0000cc" fo:language="bg" fo:country="BG" officeooo:rsid="001ad1cd" officeooo:paragraph-rsid="030e3128" style:font-size-asian="10.5pt" style:font-weight-asian="normal"/>
    </style:style>
    <style:style style:name="P51" style:family="paragraph" style:parent-style-name="Standard">
      <style:text-properties fo:color="#0000cc" fo:language="bg" fo:country="BG" officeooo:rsid="002063ae" officeooo:paragraph-rsid="030e3128" style:font-size-asian="10.5pt" style:font-weight-asian="normal"/>
    </style:style>
    <style:style style:name="P52" style:family="paragraph" style:parent-style-name="Standard">
      <style:text-properties fo:color="#0000cc" fo:language="bg" fo:country="BG" officeooo:rsid="00220246" officeooo:paragraph-rsid="030e3128" style:font-size-asian="10.5pt" style:font-weight-asian="normal"/>
    </style:style>
    <style:style style:name="P53" style:family="paragraph" style:parent-style-name="Standard">
      <style:text-properties fo:color="#0000cc" fo:language="bg" fo:country="BG" officeooo:rsid="0023081c" officeooo:paragraph-rsid="030e3128" style:font-size-asian="10.5pt" style:font-weight-asian="normal"/>
    </style:style>
    <style:style style:name="P54" style:family="paragraph" style:parent-style-name="Standard">
      <style:text-properties fo:color="#0000cc" fo:language="bg" fo:country="BG" officeooo:rsid="00250222" officeooo:paragraph-rsid="030e3128" style:font-size-asian="10.5pt" style:font-weight-asian="normal"/>
    </style:style>
    <style:style style:name="P55" style:family="paragraph" style:parent-style-name="Standard">
      <style:text-properties fo:color="#0000cc" fo:language="bg" fo:country="BG" officeooo:rsid="002f46ae" officeooo:paragraph-rsid="030e3128" style:font-size-asian="10.5pt" style:font-weight-asian="normal"/>
    </style:style>
    <style:style style:name="P56" style:family="paragraph" style:parent-style-name="Standard">
      <style:text-properties fo:color="#0000cc" fo:language="bg" fo:country="BG" officeooo:rsid="00001cdd" officeooo:paragraph-rsid="030e3128" style:font-size-asian="10.5pt" style:font-weight-asian="normal"/>
    </style:style>
    <style:style style:name="P57" style:family="paragraph" style:parent-style-name="Standard">
      <style:text-properties fo:color="#0000cc" fo:language="bg" fo:country="BG" officeooo:rsid="003b2c9c" officeooo:paragraph-rsid="030e3128" style:font-size-asian="10.5pt" style:font-weight-asian="normal"/>
    </style:style>
    <style:style style:name="P58" style:family="paragraph" style:parent-style-name="Standard">
      <style:text-properties fo:color="#0000cc" fo:language="bg" fo:country="BG" officeooo:rsid="003c1e16" officeooo:paragraph-rsid="030e3128" style:font-size-asian="10.5pt" style:font-weight-asian="normal"/>
    </style:style>
    <style:style style:name="P59" style:family="paragraph" style:parent-style-name="Standard">
      <style:text-properties fo:color="#0000cc" fo:language="bg" fo:country="BG" officeooo:rsid="003cbb11" officeooo:paragraph-rsid="030e3128" style:font-size-asian="10.5pt" style:font-weight-asian="normal"/>
    </style:style>
    <style:style style:name="P60" style:family="paragraph" style:parent-style-name="Standard">
      <style:text-properties fo:color="#0000cc" fo:language="bg" fo:country="BG" officeooo:rsid="003f5c2c" officeooo:paragraph-rsid="030e3128" style:font-size-asian="10.5pt" style:font-weight-asian="normal"/>
    </style:style>
    <style:style style:name="P61"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62"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63" style:family="paragraph" style:parent-style-name="Standard">
      <style:text-properties fo:color="#0000ff" style:font-name="Liberation Mono" fo:language="bg" fo:country="BG" officeooo:rsid="0006d2c7" officeooo:paragraph-rsid="030e3128" style:font-size-asian="10.5pt" style:font-weight-asian="normal"/>
    </style:style>
    <style:style style:name="P64" style:family="paragraph" style:parent-style-name="Standard">
      <style:text-properties fo:color="#0000ff" fo:language="bg" fo:country="BG" officeooo:rsid="00087bb0" officeooo:paragraph-rsid="030e3128" style:font-size-asian="10.5pt" style:font-weight-asian="normal"/>
    </style:style>
    <style:style style:name="P65" style:family="paragraph" style:parent-style-name="Standard">
      <style:text-properties fo:color="#0000ff" fo:language="bg" fo:country="BG" officeooo:rsid="000c282f" officeooo:paragraph-rsid="030e3128" style:font-size-asian="10.5pt" style:font-weight-asian="normal"/>
    </style:style>
    <style:style style:name="P66" style:family="paragraph" style:parent-style-name="Standard">
      <style:text-properties fo:color="#0000ff" fo:language="bg" fo:country="BG" officeooo:rsid="0010dde4" officeooo:paragraph-rsid="030e3128" style:font-size-asian="10.5pt" style:font-weight-asian="normal"/>
    </style:style>
    <style:style style:name="P67" style:family="paragraph" style:parent-style-name="Standard">
      <style:text-properties fo:color="#0000ff" fo:language="bg" fo:country="BG" officeooo:rsid="001317f0" officeooo:paragraph-rsid="030e3128" style:font-size-asian="10.5pt" style:font-weight-asian="normal"/>
    </style:style>
    <style:style style:name="P68" style:family="paragraph" style:parent-style-name="Standard">
      <style:text-properties fo:color="#0000ff" fo:language="bg" fo:country="BG" officeooo:rsid="0016f0b0" officeooo:paragraph-rsid="030e3128" style:font-size-asian="10.5pt" style:font-weight-asian="normal"/>
    </style:style>
    <style:style style:name="P69" style:family="paragraph" style:parent-style-name="Standard">
      <style:text-properties fo:color="#0000ff" fo:language="bg" fo:country="BG" officeooo:rsid="001a5015" officeooo:paragraph-rsid="030e3128" style:font-size-asian="10.5pt" style:font-weight-asian="normal"/>
    </style:style>
    <style:style style:name="P70"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71" style:family="paragraph" style:parent-style-name="Standard">
      <style:text-properties style:font-name="Liberation Mono" fo:language="bg" fo:country="BG" officeooo:rsid="00001cdd" officeooo:paragraph-rsid="030e3128" style:font-size-asian="10.5pt" style:font-weight-asian="normal"/>
    </style:style>
    <style:style style:name="P72" style:family="paragraph" style:parent-style-name="Standard">
      <style:text-properties style:font-name="Liberation Mono" fo:language="bg" fo:country="BG" officeooo:rsid="0010dde4" officeooo:paragraph-rsid="030e3128" style:font-size-asian="10.5pt" style:font-weight-asian="normal"/>
    </style:style>
    <style:style style:name="P73" style:family="paragraph" style:parent-style-name="Standard">
      <style:text-properties style:font-name="Liberation Mono" fo:language="bg" fo:country="BG" officeooo:rsid="03397028" officeooo:paragraph-rsid="03397028" style:font-size-asian="10.5pt" style:font-weight-asian="normal"/>
    </style:style>
    <style:style style:name="P74" style:family="paragraph" style:parent-style-name="Standard">
      <style:text-properties style:font-name="Liberation Mono" fo:language="bg" fo:country="BG" officeooo:rsid="033938d6" officeooo:paragraph-rsid="033938d6" style:font-size-asian="10.5pt" style:font-weight-asian="normal"/>
    </style:style>
    <style:style style:name="P75" style:family="paragraph" style:parent-style-name="Standard">
      <style:text-properties style:font-name="Liberation Mono" fo:language="bg" fo:country="BG" officeooo:rsid="03367601" officeooo:paragraph-rsid="03367601" style:font-size-asian="10.5pt" style:font-weight-asian="normal"/>
    </style:style>
    <style:style style:name="P76" style:family="paragraph" style:parent-style-name="Text_20_body">
      <style:paragraph-properties fo:line-height="150%"/>
      <style:text-properties fo:language="zxx" fo:country="none" style:language-asian="zxx" style:country-asian="none" style:language-complex="zxx" style:country-complex="none"/>
    </style:style>
    <style:style style:name="P77"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78"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9" style:family="paragraph" style:parent-style-name="Text_20_body">
      <style:text-properties fo:language="bg" fo:country="BG"/>
    </style:style>
    <style:style style:name="P80" style:family="paragraph" style:parent-style-name="Text_20_body">
      <style:text-properties fo:language="bg" fo:country="BG" style:font-weight-asian="normal"/>
    </style:style>
    <style:style style:name="P81" style:family="paragraph" style:parent-style-name="Text_20_body">
      <style:paragraph-properties fo:text-align="start" style:justify-single-word="false"/>
      <style:text-properties fo:language="bg" fo:country="BG" style:font-weight-asian="normal"/>
    </style:style>
    <style:style style:name="P82" style:family="paragraph" style:parent-style-name="Text_20_body">
      <style:text-properties fo:language="bg" fo:country="BG" fo:font-weight="bold" style:font-weight-asian="bold" style:font-weight-complex="bold"/>
    </style:style>
    <style:style style:name="P83" style:family="paragraph" style:parent-style-name="Text_20_body">
      <style:text-properties fo:language="bg" fo:country="BG" fo:font-weight="bold" officeooo:rsid="009e1c4c" officeooo:paragraph-rsid="009e1c4c" style:font-weight-asian="bold" style:font-weight-complex="bold"/>
    </style:style>
    <style:style style:name="P84" style:family="paragraph" style:parent-style-name="Text_20_body">
      <style:text-properties fo:language="bg" fo:country="BG" fo:font-weight="bold" officeooo:rsid="009f85b8" officeooo:paragraph-rsid="009f85b8" style:font-weight-asian="bold" style:font-weight-complex="bold"/>
    </style:style>
    <style:style style:name="P85" style:family="paragraph" style:parent-style-name="Text_20_body">
      <style:text-properties fo:language="bg" fo:country="BG" fo:font-weight="bold" officeooo:rsid="015f045b" officeooo:paragraph-rsid="015f5654" style:font-weight-asian="bold" style:font-weight-complex="bold"/>
    </style:style>
    <style:style style:name="P86" style:family="paragraph" style:parent-style-name="Text_20_body">
      <style:text-properties fo:language="bg" fo:country="BG" fo:font-weight="bold" officeooo:rsid="018d708d" officeooo:paragraph-rsid="018d708d" style:font-weight-asian="bold" style:font-weight-complex="bold"/>
    </style:style>
    <style:style style:name="P87" style:family="paragraph" style:parent-style-name="Text_20_body">
      <style:text-properties fo:language="bg" fo:country="BG" style:text-underline-style="none" style:font-weight-asian="normal"/>
    </style:style>
    <style:style style:name="P88"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90"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91"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92"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93"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94"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95"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96"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97"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98"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99"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100"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101"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102"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103"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104"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105"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106"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107" style:family="paragraph" style:parent-style-name="Text_20_body">
      <style:text-properties fo:language="bg" fo:country="BG" fo:font-style="normal" officeooo:rsid="00b4637d" officeooo:paragraph-rsid="00b4637d" style:font-style-asian="normal" style:font-style-complex="normal"/>
    </style:style>
    <style:style style:name="P108" style:family="paragraph" style:parent-style-name="Text_20_body">
      <style:text-properties fo:language="bg" fo:country="BG" fo:font-style="normal" officeooo:rsid="00b553fe" officeooo:paragraph-rsid="00be3abe" style:font-style-asian="normal" style:font-style-complex="normal"/>
    </style:style>
    <style:style style:name="P109" style:family="paragraph" style:parent-style-name="Text_20_body">
      <style:text-properties fo:language="bg" fo:country="BG" fo:font-style="normal" officeooo:rsid="00b553fe" officeooo:paragraph-rsid="00b553fe" style:font-style-asian="normal" style:font-style-complex="normal"/>
    </style:style>
    <style:style style:name="P110" style:family="paragraph" style:parent-style-name="Text_20_body">
      <style:text-properties fo:language="bg" fo:country="BG" fo:font-style="normal" officeooo:rsid="019c3073" officeooo:paragraph-rsid="019c3073" style:font-style-asian="normal" style:font-style-complex="normal"/>
    </style:style>
    <style:style style:name="P111" style:family="paragraph" style:parent-style-name="Text_20_body">
      <style:text-properties fo:language="bg" fo:country="BG" fo:font-style="normal" officeooo:rsid="01a0847b" officeooo:paragraph-rsid="01a0847b" style:font-style-asian="normal" style:font-style-complex="normal"/>
    </style:style>
    <style:style style:name="P112" style:family="paragraph" style:parent-style-name="Text_20_body">
      <style:text-properties fo:language="bg" fo:country="BG" fo:font-style="normal" officeooo:rsid="01a10f86" officeooo:paragraph-rsid="01a10f86" style:font-style-asian="normal" style:font-style-complex="normal"/>
    </style:style>
    <style:style style:name="P113" style:family="paragraph" style:parent-style-name="Text_20_body">
      <style:text-properties fo:language="bg" fo:country="BG" fo:font-style="normal" officeooo:rsid="01a4de89" officeooo:paragraph-rsid="01a4de89" style:font-style-asian="normal" style:font-style-complex="normal"/>
    </style:style>
    <style:style style:name="P114" style:family="paragraph" style:parent-style-name="Text_20_body">
      <style:text-properties fo:language="bg" fo:country="BG" fo:font-style="normal" officeooo:rsid="01a77cf9" officeooo:paragraph-rsid="01a77cf9" style:font-style-asian="normal" style:font-style-complex="normal"/>
    </style:style>
    <style:style style:name="P115" style:family="paragraph" style:parent-style-name="Text_20_body">
      <style:text-properties fo:language="bg" fo:country="BG" fo:font-style="normal" officeooo:rsid="01a832e2" officeooo:paragraph-rsid="01a832e2" style:font-style-asian="normal" style:font-style-complex="normal"/>
    </style:style>
    <style:style style:name="P116" style:family="paragraph" style:parent-style-name="Text_20_body">
      <style:text-properties fo:language="bg" fo:country="BG" fo:font-style="normal" officeooo:rsid="01b00987" officeooo:paragraph-rsid="01b00987" style:font-style-asian="normal" style:font-style-complex="normal"/>
    </style:style>
    <style:style style:name="P117" style:family="paragraph" style:parent-style-name="Text_20_body">
      <style:text-properties fo:language="bg" fo:country="BG" fo:font-style="normal" officeooo:rsid="01b06e1d" officeooo:paragraph-rsid="01b06e1d" style:font-style-asian="normal" style:font-style-complex="normal"/>
    </style:style>
    <style:style style:name="P118" style:family="paragraph" style:parent-style-name="Text_20_body">
      <style:text-properties fo:language="bg" fo:country="BG" fo:font-style="normal" officeooo:rsid="01b342c2" officeooo:paragraph-rsid="01b342c2" style:font-style-asian="normal" style:font-style-complex="normal"/>
    </style:style>
    <style:style style:name="P119" style:family="paragraph" style:parent-style-name="Text_20_body">
      <style:text-properties fo:language="bg" fo:country="BG" fo:font-style="normal" officeooo:rsid="01b568c0" officeooo:paragraph-rsid="01b568c0" style:font-style-asian="normal" style:font-style-complex="normal"/>
    </style:style>
    <style:style style:name="P120" style:family="paragraph" style:parent-style-name="Text_20_body">
      <style:text-properties fo:language="bg" fo:country="BG" fo:font-style="normal" officeooo:rsid="01b625b3" officeooo:paragraph-rsid="01b625b3" style:font-style-asian="normal" style:font-style-complex="normal"/>
    </style:style>
    <style:style style:name="P121" style:family="paragraph" style:parent-style-name="Text_20_body">
      <style:text-properties fo:language="bg" fo:country="BG" fo:font-style="normal" officeooo:rsid="01b879ad" officeooo:paragraph-rsid="01b879ad" style:font-style-asian="normal" style:font-style-complex="normal"/>
    </style:style>
    <style:style style:name="P122" style:family="paragraph" style:parent-style-name="Text_20_body">
      <style:text-properties fo:language="bg" fo:country="BG" fo:font-style="normal" officeooo:rsid="01b92149" officeooo:paragraph-rsid="01b92149" style:font-style-asian="normal" style:font-style-complex="normal"/>
    </style:style>
    <style:style style:name="P123" style:family="paragraph" style:parent-style-name="Text_20_body">
      <style:text-properties fo:language="bg" fo:country="BG" fo:font-style="normal" officeooo:rsid="01bc5045" officeooo:paragraph-rsid="01bc5045" style:font-style-asian="normal" style:font-style-complex="normal"/>
    </style:style>
    <style:style style:name="P124" style:family="paragraph" style:parent-style-name="Text_20_body">
      <style:text-properties fo:language="bg" fo:country="BG" fo:font-style="normal" officeooo:rsid="01c057f1" officeooo:paragraph-rsid="01c057f1" style:font-style-asian="normal" style:font-style-complex="normal"/>
    </style:style>
    <style:style style:name="P125" style:family="paragraph" style:parent-style-name="Text_20_body">
      <style:text-properties fo:language="bg" fo:country="BG" fo:font-style="normal" officeooo:rsid="01c1b494" officeooo:paragraph-rsid="01c1b494" style:font-style-asian="normal" style:font-style-complex="normal"/>
    </style:style>
    <style:style style:name="P126" style:family="paragraph" style:parent-style-name="Text_20_body">
      <style:text-properties fo:language="bg" fo:country="BG" fo:font-style="normal" officeooo:rsid="01ca5886" officeooo:paragraph-rsid="01ca5886" style:font-style-asian="normal" style:font-style-complex="normal"/>
    </style:style>
    <style:style style:name="P127" style:family="paragraph" style:parent-style-name="Text_20_body">
      <style:text-properties fo:language="bg" fo:country="BG" fo:font-style="normal" officeooo:rsid="019ae05d" officeooo:paragraph-rsid="019ae05d" style:font-style-asian="normal" style:font-style-complex="normal"/>
    </style:style>
    <style:style style:name="P128" style:family="paragraph" style:parent-style-name="Text_20_body">
      <style:text-properties fo:language="bg" fo:country="BG" fo:font-style="normal" officeooo:rsid="02065c2b" officeooo:paragraph-rsid="02065c2b" style:font-style-asian="normal" style:font-style-complex="normal"/>
    </style:style>
    <style:style style:name="P129" style:family="paragraph" style:parent-style-name="Text_20_body">
      <style:text-properties fo:language="bg" fo:country="BG" fo:font-style="normal" officeooo:rsid="02065c2b" officeooo:paragraph-rsid="0206e066" style:font-style-asian="normal" style:font-style-complex="normal"/>
    </style:style>
    <style:style style:name="P130" style:family="paragraph" style:parent-style-name="Text_20_body">
      <style:text-properties fo:language="bg" fo:country="BG" fo:font-style="normal" officeooo:rsid="0206e066" officeooo:paragraph-rsid="02065c2b" style:font-style-asian="normal" style:font-style-complex="normal"/>
    </style:style>
    <style:style style:name="P131"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132"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133"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134"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135"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136"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137"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138"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139"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140"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141"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142"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143"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144"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145"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146"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147"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148"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149"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150"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151"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152" style:family="paragraph" style:parent-style-name="Text_20_body">
      <style:text-properties fo:language="bg" fo:country="BG" style:language-asian="zxx" style:country-asian="none" style:language-complex="zxx" style:country-complex="none"/>
    </style:style>
    <style:style style:name="P153" style:family="paragraph" style:parent-style-name="Text_20_body">
      <style:paragraph-properties fo:line-height="150%"/>
      <style:text-properties fo:language="bg" fo:country="BG" style:language-asian="zxx" style:country-asian="none" style:language-complex="zxx" style:country-complex="none"/>
    </style:style>
    <style:style style:name="P154" style:family="paragraph" style:parent-style-name="Text_20_body">
      <style:text-properties fo:language="bg" fo:country="BG" fo:background-color="#ccffff" style:language-asian="zxx" style:country-asian="none" style:language-complex="zxx" style:country-complex="none"/>
    </style:style>
    <style:style style:name="P15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156" style:family="paragraph" style:parent-style-name="Text_20_body">
      <style:text-properties fo:language="bg" fo:country="BG" fo:font-style="italic" officeooo:rsid="00b2755c" officeooo:paragraph-rsid="00b2755c" style:font-style-asian="italic" style:font-style-complex="italic"/>
    </style:style>
    <style:style style:name="P157" style:family="paragraph" style:parent-style-name="Text_20_body">
      <style:text-properties fo:language="bg" fo:country="BG" fo:font-style="italic" officeooo:rsid="00b81422" officeooo:paragraph-rsid="00b81422" style:font-style-asian="italic" style:font-style-complex="italic"/>
    </style:style>
    <style:style style:name="P158" style:family="paragraph" style:parent-style-name="Text_20_body">
      <style:text-properties fo:language="bg" fo:country="BG" fo:font-style="italic" officeooo:rsid="01945bae" officeooo:paragraph-rsid="01945bae" style:font-style-asian="italic" style:font-style-complex="italic"/>
    </style:style>
    <style:style style:name="P15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16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16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16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16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16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165" style:family="paragraph" style:parent-style-name="Text_20_body">
      <style:paragraph-properties fo:text-align="start" style:justify-single-word="false"/>
      <style:text-properties fo:language="bg" fo:country="BG"/>
    </style:style>
    <style:style style:name="P166" style:family="paragraph" style:parent-style-name="Text_20_body">
      <style:text-properties fo:language="bg" fo:country="BG" officeooo:rsid="009f85b8" officeooo:paragraph-rsid="009f85b8"/>
    </style:style>
    <style:style style:name="P167" style:family="paragraph" style:parent-style-name="Text_20_body">
      <style:text-properties fo:language="bg" fo:country="BG" officeooo:rsid="00a42e60" officeooo:paragraph-rsid="00a42e60"/>
    </style:style>
    <style:style style:name="P168" style:family="paragraph" style:parent-style-name="Text_20_body">
      <style:text-properties fo:language="bg" fo:country="BG" officeooo:rsid="00a73203" officeooo:paragraph-rsid="00a8ac92"/>
    </style:style>
    <style:style style:name="P169" style:family="paragraph" style:parent-style-name="Text_20_body">
      <style:text-properties fo:language="bg" fo:country="BG" officeooo:rsid="00b4637d" officeooo:paragraph-rsid="00b4637d"/>
    </style:style>
    <style:style style:name="P170" style:family="paragraph" style:parent-style-name="Text_20_body">
      <style:text-properties fo:language="bg" fo:country="BG" officeooo:rsid="00bdba80" officeooo:paragraph-rsid="00bdba80"/>
    </style:style>
    <style:style style:name="P171" style:family="paragraph" style:parent-style-name="Text_20_body">
      <style:text-properties fo:language="bg" fo:country="BG" officeooo:rsid="00ae4599" officeooo:paragraph-rsid="00ae4599"/>
    </style:style>
    <style:style style:name="P172" style:family="paragraph" style:parent-style-name="Text_20_body">
      <style:text-properties fo:language="bg" fo:country="BG" officeooo:rsid="00bf916a" officeooo:paragraph-rsid="00bf916a"/>
    </style:style>
    <style:style style:name="P173" style:family="paragraph" style:parent-style-name="Text_20_body">
      <style:text-properties fo:language="bg" fo:country="BG" officeooo:rsid="00a9c45c" officeooo:paragraph-rsid="00a9c45c"/>
    </style:style>
    <style:style style:name="P174" style:family="paragraph" style:parent-style-name="Text_20_body">
      <style:text-properties fo:language="bg" fo:country="BG" officeooo:rsid="00c535e7" officeooo:paragraph-rsid="00c535e7"/>
    </style:style>
    <style:style style:name="P175" style:family="paragraph" style:parent-style-name="Text_20_body">
      <style:text-properties fo:language="bg" fo:country="BG" officeooo:rsid="00c995b9" officeooo:paragraph-rsid="00c995b9"/>
    </style:style>
    <style:style style:name="P176" style:family="paragraph" style:parent-style-name="Text_20_body">
      <style:text-properties fo:language="bg" fo:country="BG" officeooo:rsid="00cb89bf" officeooo:paragraph-rsid="00cb89bf"/>
    </style:style>
    <style:style style:name="P177" style:family="paragraph" style:parent-style-name="Text_20_body">
      <style:text-properties fo:language="bg" fo:country="BG" officeooo:rsid="00d198e3" officeooo:paragraph-rsid="00d198e3"/>
    </style:style>
    <style:style style:name="P178" style:family="paragraph" style:parent-style-name="Text_20_body">
      <style:text-properties fo:language="bg" fo:country="BG" officeooo:rsid="00d60a18" officeooo:paragraph-rsid="00d60a18"/>
    </style:style>
    <style:style style:name="P179" style:family="paragraph" style:parent-style-name="Text_20_body">
      <style:text-properties fo:language="bg" fo:country="BG" officeooo:rsid="00ec8356" officeooo:paragraph-rsid="00ec8356"/>
    </style:style>
    <style:style style:name="P180" style:family="paragraph" style:parent-style-name="Text_20_body">
      <style:text-properties fo:language="bg" fo:country="BG" officeooo:rsid="00edc09d" officeooo:paragraph-rsid="00edc09d"/>
    </style:style>
    <style:style style:name="P181" style:family="paragraph" style:parent-style-name="Text_20_body">
      <style:text-properties fo:language="bg" fo:country="BG" officeooo:rsid="0106a1c1" officeooo:paragraph-rsid="0106a1c1"/>
    </style:style>
    <style:style style:name="P182" style:family="paragraph" style:parent-style-name="Text_20_body">
      <style:text-properties fo:language="bg" fo:country="BG" officeooo:rsid="0108966e" officeooo:paragraph-rsid="0108966e"/>
    </style:style>
    <style:style style:name="P183" style:family="paragraph" style:parent-style-name="Text_20_body">
      <style:text-properties fo:language="bg" fo:country="BG" officeooo:rsid="010fcb44" officeooo:paragraph-rsid="010fcb44"/>
    </style:style>
    <style:style style:name="P184" style:family="paragraph" style:parent-style-name="Text_20_body">
      <style:text-properties fo:language="bg" fo:country="BG" officeooo:rsid="01156df1" officeooo:paragraph-rsid="01156df1"/>
    </style:style>
    <style:style style:name="P185" style:family="paragraph" style:parent-style-name="Text_20_body">
      <style:text-properties fo:language="bg" fo:country="BG" officeooo:rsid="0117403b" officeooo:paragraph-rsid="0117403b"/>
    </style:style>
    <style:style style:name="P186" style:family="paragraph" style:parent-style-name="Text_20_body">
      <style:text-properties fo:language="bg" fo:country="BG" officeooo:rsid="0117c721" officeooo:paragraph-rsid="0117c721"/>
    </style:style>
    <style:style style:name="P187" style:family="paragraph" style:parent-style-name="Text_20_body">
      <style:text-properties fo:language="bg" fo:country="BG" officeooo:rsid="011861c4" officeooo:paragraph-rsid="011861c4"/>
    </style:style>
    <style:style style:name="P188" style:family="paragraph" style:parent-style-name="Text_20_body">
      <style:text-properties fo:language="bg" fo:country="BG" officeooo:rsid="0119b5ec" officeooo:paragraph-rsid="0119b5ec"/>
    </style:style>
    <style:style style:name="P189" style:family="paragraph" style:parent-style-name="Text_20_body">
      <style:text-properties fo:language="bg" fo:country="BG" officeooo:rsid="011f514d" officeooo:paragraph-rsid="011f514d"/>
    </style:style>
    <style:style style:name="P190" style:family="paragraph" style:parent-style-name="Text_20_body">
      <style:text-properties fo:language="bg" fo:country="BG" officeooo:rsid="01202ee3" officeooo:paragraph-rsid="01202ee3"/>
    </style:style>
    <style:style style:name="P191" style:family="paragraph" style:parent-style-name="Text_20_body">
      <style:text-properties fo:language="bg" fo:country="BG" officeooo:rsid="0122d9a8" officeooo:paragraph-rsid="0122d9a8"/>
    </style:style>
    <style:style style:name="P192" style:family="paragraph" style:parent-style-name="Text_20_body">
      <style:text-properties fo:language="bg" fo:country="BG" officeooo:rsid="01254a25" officeooo:paragraph-rsid="01254a25"/>
    </style:style>
    <style:style style:name="P193" style:family="paragraph" style:parent-style-name="Text_20_body">
      <style:text-properties fo:language="bg" fo:country="BG" officeooo:rsid="0126bf46" officeooo:paragraph-rsid="0126bf46"/>
    </style:style>
    <style:style style:name="P194" style:family="paragraph" style:parent-style-name="Text_20_body">
      <style:text-properties fo:language="bg" fo:country="BG" officeooo:rsid="012c41d0" officeooo:paragraph-rsid="012c41d0"/>
    </style:style>
    <style:style style:name="P195" style:family="paragraph" style:parent-style-name="Text_20_body">
      <style:text-properties fo:language="bg" fo:country="BG" officeooo:rsid="012dab47" officeooo:paragraph-rsid="012dab47"/>
    </style:style>
    <style:style style:name="P196" style:family="paragraph" style:parent-style-name="Text_20_body">
      <style:text-properties fo:language="bg" fo:country="BG" officeooo:rsid="0132e86b" officeooo:paragraph-rsid="0132e86b"/>
    </style:style>
    <style:style style:name="P197" style:family="paragraph" style:parent-style-name="Text_20_body">
      <style:text-properties fo:language="bg" fo:country="BG" officeooo:rsid="0132e86b" officeooo:paragraph-rsid="0157a62b"/>
    </style:style>
    <style:style style:name="P198" style:family="paragraph" style:parent-style-name="Text_20_body">
      <style:text-properties fo:language="bg" fo:country="BG" officeooo:rsid="0133f166" officeooo:paragraph-rsid="0133f166"/>
    </style:style>
    <style:style style:name="P199" style:family="paragraph" style:parent-style-name="Text_20_body">
      <style:text-properties fo:language="bg" fo:country="BG" officeooo:rsid="0134d895" officeooo:paragraph-rsid="0134d895"/>
    </style:style>
    <style:style style:name="P200" style:family="paragraph" style:parent-style-name="Text_20_body">
      <style:text-properties fo:language="bg" fo:country="BG" officeooo:rsid="0135403e" officeooo:paragraph-rsid="0135403e"/>
    </style:style>
    <style:style style:name="P201" style:family="paragraph" style:parent-style-name="Text_20_body">
      <style:text-properties fo:language="bg" fo:country="BG" officeooo:rsid="0138b415" officeooo:paragraph-rsid="0138b415"/>
    </style:style>
    <style:style style:name="P202" style:family="paragraph" style:parent-style-name="Text_20_body">
      <style:text-properties fo:language="bg" fo:country="BG" officeooo:rsid="013a6c89" officeooo:paragraph-rsid="013ff041"/>
    </style:style>
    <style:style style:name="P203" style:family="paragraph" style:parent-style-name="Text_20_body">
      <style:text-properties fo:language="bg" fo:country="BG" officeooo:rsid="013b015b" officeooo:paragraph-rsid="013b015b"/>
    </style:style>
    <style:style style:name="P204" style:family="paragraph" style:parent-style-name="Text_20_body">
      <style:text-properties fo:language="bg" fo:country="BG" officeooo:rsid="0140f4b3" officeooo:paragraph-rsid="0140f4b3"/>
    </style:style>
    <style:style style:name="P205" style:family="paragraph" style:parent-style-name="Text_20_body">
      <style:text-properties fo:language="bg" fo:country="BG" officeooo:rsid="01432c6d" officeooo:paragraph-rsid="01432c6d"/>
    </style:style>
    <style:style style:name="P206" style:family="paragraph" style:parent-style-name="Text_20_body">
      <style:text-properties fo:language="bg" fo:country="BG" officeooo:rsid="01439979" officeooo:paragraph-rsid="01439979"/>
    </style:style>
    <style:style style:name="P207" style:family="paragraph" style:parent-style-name="Text_20_body">
      <style:text-properties fo:language="bg" fo:country="BG" officeooo:rsid="01476d9d" officeooo:paragraph-rsid="01476d9d"/>
    </style:style>
    <style:style style:name="P208" style:family="paragraph" style:parent-style-name="Text_20_body">
      <style:text-properties fo:language="bg" fo:country="BG" officeooo:rsid="0148b904" officeooo:paragraph-rsid="0148b904"/>
    </style:style>
    <style:style style:name="P209" style:family="paragraph" style:parent-style-name="Text_20_body">
      <style:text-properties fo:language="bg" fo:country="BG" officeooo:rsid="014e4703" officeooo:paragraph-rsid="014e4703"/>
    </style:style>
    <style:style style:name="P210" style:family="paragraph" style:parent-style-name="Text_20_body">
      <style:text-properties fo:language="bg" fo:country="BG" officeooo:rsid="014970df" officeooo:paragraph-rsid="014970df"/>
    </style:style>
    <style:style style:name="P211" style:family="paragraph" style:parent-style-name="Text_20_body">
      <style:text-properties fo:language="bg" fo:country="BG" officeooo:rsid="014b144f" officeooo:paragraph-rsid="014b144f"/>
    </style:style>
    <style:style style:name="P212" style:family="paragraph" style:parent-style-name="Text_20_body">
      <style:text-properties fo:language="bg" fo:country="BG" officeooo:rsid="014cdedc" officeooo:paragraph-rsid="014cdedc"/>
    </style:style>
    <style:style style:name="P213" style:family="paragraph" style:parent-style-name="Text_20_body">
      <style:text-properties fo:language="bg" fo:country="BG" officeooo:rsid="01521964" officeooo:paragraph-rsid="01521964"/>
    </style:style>
    <style:style style:name="P214" style:family="paragraph" style:parent-style-name="Text_20_body">
      <style:text-properties fo:language="bg" fo:country="BG" officeooo:rsid="01523059" officeooo:paragraph-rsid="01523059"/>
    </style:style>
    <style:style style:name="P215" style:family="paragraph" style:parent-style-name="Text_20_body">
      <style:text-properties fo:language="bg" fo:country="BG" officeooo:rsid="0154e048" officeooo:paragraph-rsid="0154e048"/>
    </style:style>
    <style:style style:name="P216" style:family="paragraph" style:parent-style-name="Text_20_body">
      <style:text-properties fo:language="bg" fo:country="BG" officeooo:rsid="0156e51f" officeooo:paragraph-rsid="0156e51f"/>
    </style:style>
    <style:style style:name="P217" style:family="paragraph" style:parent-style-name="Text_20_body">
      <style:text-properties fo:language="bg" fo:country="BG" officeooo:rsid="0157a62b" officeooo:paragraph-rsid="0157a62b"/>
    </style:style>
    <style:style style:name="P218" style:family="paragraph" style:parent-style-name="Text_20_body">
      <style:text-properties fo:language="bg" fo:country="BG" officeooo:rsid="015c7a22" officeooo:paragraph-rsid="015f5654"/>
    </style:style>
    <style:style style:name="P219" style:family="paragraph" style:parent-style-name="Text_20_body">
      <style:text-properties fo:language="bg" fo:country="BG" officeooo:rsid="01797aa8" officeooo:paragraph-rsid="01797aa8"/>
    </style:style>
    <style:style style:name="P220" style:family="paragraph" style:parent-style-name="Text_20_body">
      <style:text-properties fo:language="bg" fo:country="BG" officeooo:rsid="017b66ea" officeooo:paragraph-rsid="017b66ea"/>
    </style:style>
    <style:style style:name="P221" style:family="paragraph" style:parent-style-name="Text_20_body">
      <style:text-properties fo:language="bg" fo:country="BG" officeooo:rsid="017cab52" officeooo:paragraph-rsid="017cab52"/>
    </style:style>
    <style:style style:name="P222" style:family="paragraph" style:parent-style-name="Text_20_body">
      <style:text-properties fo:language="bg" fo:country="BG" officeooo:rsid="017eb645" officeooo:paragraph-rsid="017eb645"/>
    </style:style>
    <style:style style:name="P223" style:family="paragraph" style:parent-style-name="Text_20_body">
      <style:text-properties fo:language="bg" fo:country="BG" officeooo:rsid="0181653b" officeooo:paragraph-rsid="0181653b"/>
    </style:style>
    <style:style style:name="P224" style:family="paragraph" style:parent-style-name="Text_20_body">
      <style:text-properties fo:language="bg" fo:country="BG" officeooo:rsid="0184d3c3" officeooo:paragraph-rsid="0184d3c3"/>
    </style:style>
    <style:style style:name="P225" style:family="paragraph" style:parent-style-name="Text_20_body">
      <style:text-properties fo:language="bg" fo:country="BG" officeooo:rsid="0186ce0b" officeooo:paragraph-rsid="0186ce0b"/>
    </style:style>
    <style:style style:name="P226" style:family="paragraph" style:parent-style-name="Text_20_body">
      <style:text-properties fo:language="bg" fo:country="BG" officeooo:rsid="018af3ea" officeooo:paragraph-rsid="018af3ea"/>
    </style:style>
    <style:style style:name="P227" style:family="paragraph" style:parent-style-name="Text_20_body">
      <style:text-properties fo:language="bg" fo:country="BG" officeooo:rsid="018c936d" officeooo:paragraph-rsid="018c936d"/>
    </style:style>
    <style:style style:name="P228" style:family="paragraph" style:parent-style-name="Text_20_body">
      <style:text-properties fo:language="bg" fo:country="BG" officeooo:rsid="017bba32" officeooo:paragraph-rsid="017bba32" fo:background-color="#ffff00"/>
    </style:style>
    <style:style style:name="P229" style:family="paragraph" style:parent-style-name="Text_20_body">
      <style:text-properties fo:language="bg" fo:country="BG" officeooo:rsid="018cef53" officeooo:paragraph-rsid="018cef53"/>
    </style:style>
    <style:style style:name="P230" style:family="paragraph" style:parent-style-name="Text_20_body">
      <style:text-properties fo:language="bg" fo:country="BG" officeooo:rsid="018d708d" officeooo:paragraph-rsid="018d708d"/>
    </style:style>
    <style:style style:name="P231" style:family="paragraph" style:parent-style-name="Text_20_body">
      <style:text-properties fo:language="bg" fo:country="BG" officeooo:rsid="01917a52" officeooo:paragraph-rsid="01917a52"/>
    </style:style>
    <style:style style:name="P232" style:family="paragraph" style:parent-style-name="Text_20_body">
      <style:text-properties style:font-name="Liberation Mono1" fo:language="bg" fo:country="BG" style:font-weight-asian="normal"/>
    </style:style>
    <style:style style:name="P23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234" style:family="paragraph" style:parent-style-name="Text_20_body">
      <style:text-properties fo:color="#800000" fo:language="bg" fo:country="BG" style:font-weight-asian="normal"/>
    </style:style>
    <style:style style:name="P235"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36"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237"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238"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239"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240"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241"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242"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243"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244"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245"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246"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247"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248"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249"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250"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251"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252"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253"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254"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255"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256"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257"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258"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259"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260"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261"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262"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263"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264"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265"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266"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267"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68"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69"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70" style:family="paragraph" style:parent-style-name="Text_20_body">
      <style:text-properties officeooo:rsid="00a73203" officeooo:paragraph-rsid="00b4637d"/>
    </style:style>
    <style:style style:name="P271" style:family="paragraph" style:parent-style-name="Text_20_body">
      <style:text-properties officeooo:paragraph-rsid="010fcb44"/>
    </style:style>
    <style:style style:name="P272" style:family="paragraph" style:parent-style-name="Text_20_body">
      <style:text-properties style:font-name="DejaVu Sans Mono" fo:language="bg" fo:country="BG" fo:font-weight="bold" style:font-weight-asian="bold" style:font-weight-complex="bold"/>
    </style:style>
    <style:style style:name="P273" style:family="paragraph" style:parent-style-name="Text_20_body">
      <style:text-properties fo:color="#0000ff" fo:language="bg" fo:country="BG" officeooo:rsid="00bdba80" officeooo:paragraph-rsid="00bdba80"/>
    </style:style>
    <style:style style:name="P274" style:family="paragraph" style:parent-style-name="Text_20_body">
      <style:text-properties fo:color="#0000ff" fo:language="bg" fo:country="BG" officeooo:rsid="00c7af0a" officeooo:paragraph-rsid="00c7af0a"/>
    </style:style>
    <style:style style:name="P275"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76"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77" style:family="paragraph" style:parent-style-name="Text_20_body">
      <style:text-properties officeooo:rsid="01d67d14" officeooo:paragraph-rsid="01d67d14"/>
    </style:style>
    <style:style style:name="P278" style:family="paragraph" style:parent-style-name="Text_20_body">
      <style:text-properties officeooo:rsid="01da7b07" officeooo:paragraph-rsid="01da7b07"/>
    </style:style>
    <style:style style:name="P279" style:family="paragraph" style:parent-style-name="Text_20_body">
      <style:text-properties officeooo:rsid="01dd2af2" officeooo:paragraph-rsid="01dd2af2"/>
    </style:style>
    <style:style style:name="P280" style:family="paragraph" style:parent-style-name="Text_20_body">
      <style:text-properties officeooo:rsid="01dfa415" officeooo:paragraph-rsid="01dfa415"/>
    </style:style>
    <style:style style:name="P281" style:family="paragraph" style:parent-style-name="Text_20_body">
      <style:text-properties officeooo:rsid="01dfd07f" officeooo:paragraph-rsid="01dfd07f"/>
    </style:style>
    <style:style style:name="P282" style:family="paragraph" style:parent-style-name="Text_20_body">
      <style:text-properties officeooo:rsid="01e1661c" officeooo:paragraph-rsid="01e1661c"/>
    </style:style>
    <style:style style:name="P283" style:family="paragraph" style:parent-style-name="Text_20_body">
      <style:text-properties officeooo:rsid="01e3c15f" officeooo:paragraph-rsid="01e3c15f"/>
    </style:style>
    <style:style style:name="P284" style:family="paragraph" style:parent-style-name="Text_20_body">
      <style:text-properties fo:font-weight="bold" style:font-weight-asian="bold" style:font-weight-complex="bold"/>
    </style:style>
    <style:style style:name="P285" style:family="paragraph" style:parent-style-name="Text_20_body">
      <style:text-properties fo:font-weight="bold" officeooo:rsid="01e3c15f" officeooo:paragraph-rsid="01e3c15f" style:font-weight-asian="bold" style:font-weight-complex="bold"/>
    </style:style>
    <style:style style:name="P286" style:family="paragraph" style:parent-style-name="Text_20_body">
      <style:text-properties fo:font-weight="normal" officeooo:rsid="01e47274" officeooo:paragraph-rsid="01e47274" style:font-weight-asian="normal" style:font-weight-complex="normal"/>
    </style:style>
    <style:style style:name="P287" style:family="paragraph" style:parent-style-name="Text_20_body">
      <style:text-properties fo:font-weight="normal" officeooo:rsid="01e638a2" officeooo:paragraph-rsid="01e638a2" style:font-weight-asian="normal" style:font-weight-complex="normal"/>
    </style:style>
    <style:style style:name="P288" style:family="paragraph" style:parent-style-name="Text_20_body">
      <style:text-properties fo:font-weight="normal" officeooo:rsid="01e6531c" officeooo:paragraph-rsid="01e6531c" style:font-weight-asian="normal" style:font-weight-complex="normal"/>
    </style:style>
    <style:style style:name="P289" style:family="paragraph" style:parent-style-name="Text_20_body">
      <style:text-properties fo:font-weight="normal" officeooo:rsid="01e8205c" officeooo:paragraph-rsid="01e8205c" style:font-weight-asian="normal" style:font-weight-complex="normal"/>
    </style:style>
    <style:style style:name="P290" style:family="paragraph" style:parent-style-name="Text_20_body">
      <style:text-properties officeooo:rsid="01e8e524" officeooo:paragraph-rsid="01e8e524"/>
    </style:style>
    <style:style style:name="P291" style:family="paragraph" style:parent-style-name="Text_20_body">
      <style:text-properties officeooo:rsid="01ebcdea" officeooo:paragraph-rsid="01ebcdea"/>
    </style:style>
    <style:style style:name="P292" style:family="paragraph" style:parent-style-name="Text_20_body">
      <style:text-properties officeooo:rsid="01ef337f" officeooo:paragraph-rsid="01ef337f"/>
    </style:style>
    <style:style style:name="P293" style:family="paragraph" style:parent-style-name="Text_20_body">
      <style:text-properties officeooo:rsid="0212dc37" officeooo:paragraph-rsid="0212dc37"/>
    </style:style>
    <style:style style:name="P294" style:family="paragraph" style:parent-style-name="Text_20_body">
      <style:text-properties officeooo:rsid="0213a73f" officeooo:paragraph-rsid="0213a73f"/>
    </style:style>
    <style:style style:name="P295" style:family="paragraph" style:parent-style-name="Text_20_body">
      <style:text-properties officeooo:rsid="0213ab0b" officeooo:paragraph-rsid="0213ab0b"/>
    </style:style>
    <style:style style:name="P296" style:family="paragraph" style:parent-style-name="Text_20_body">
      <style:text-properties officeooo:rsid="0214d8d5" officeooo:paragraph-rsid="0214d8d5"/>
    </style:style>
    <style:style style:name="P297" style:family="paragraph" style:parent-style-name="Text_20_body">
      <style:text-properties officeooo:rsid="0216babd" officeooo:paragraph-rsid="0216babd"/>
    </style:style>
    <style:style style:name="P298" style:family="paragraph" style:parent-style-name="Text_20_body">
      <style:text-properties officeooo:rsid="0219cc8b" officeooo:paragraph-rsid="0219cc8b"/>
    </style:style>
    <style:style style:name="P299" style:family="paragraph" style:parent-style-name="Text_20_body">
      <style:text-properties officeooo:rsid="021b66da" officeooo:paragraph-rsid="021b66da"/>
    </style:style>
    <style:style style:name="P300" style:family="paragraph" style:parent-style-name="Text_20_body">
      <style:text-properties officeooo:rsid="021bf865" officeooo:paragraph-rsid="021bf865"/>
    </style:style>
    <style:style style:name="P301" style:family="paragraph" style:parent-style-name="Text_20_body">
      <style:text-properties officeooo:rsid="021c6b1e" officeooo:paragraph-rsid="021c6b1e"/>
    </style:style>
    <style:style style:name="P302" style:family="paragraph" style:parent-style-name="Text_20_body">
      <style:text-properties officeooo:rsid="021f6f71" officeooo:paragraph-rsid="021f6f71"/>
    </style:style>
    <style:style style:name="P303" style:family="paragraph" style:parent-style-name="Text_20_body">
      <style:text-properties officeooo:rsid="02209ad5" officeooo:paragraph-rsid="02209ad5"/>
    </style:style>
    <style:style style:name="P304" style:family="paragraph" style:parent-style-name="Text_20_body">
      <style:text-properties officeooo:rsid="0221c566" officeooo:paragraph-rsid="0221c566"/>
    </style:style>
    <style:style style:name="P305" style:family="paragraph" style:parent-style-name="Text_20_body">
      <style:text-properties officeooo:rsid="0224dbab" officeooo:paragraph-rsid="0224dbab"/>
    </style:style>
    <style:style style:name="P306" style:family="paragraph" style:parent-style-name="Text_20_body">
      <style:text-properties officeooo:rsid="02267f31" officeooo:paragraph-rsid="02267f31"/>
    </style:style>
    <style:style style:name="P307" style:family="paragraph" style:parent-style-name="Text_20_body">
      <style:text-properties officeooo:rsid="022d5012" officeooo:paragraph-rsid="022d5012"/>
    </style:style>
    <style:style style:name="P308" style:family="paragraph" style:parent-style-name="Text_20_body">
      <style:text-properties officeooo:rsid="022e2eef" officeooo:paragraph-rsid="022e2eef"/>
    </style:style>
    <style:style style:name="P309" style:family="paragraph" style:parent-style-name="Text_20_body">
      <style:text-properties officeooo:rsid="02311160" officeooo:paragraph-rsid="02311160"/>
    </style:style>
    <style:style style:name="P310" style:family="paragraph" style:parent-style-name="Text_20_body">
      <style:text-properties officeooo:rsid="0233505a" officeooo:paragraph-rsid="0233505a"/>
    </style:style>
    <style:style style:name="P311" style:family="paragraph" style:parent-style-name="Text_20_body">
      <style:text-properties officeooo:rsid="0234880d" officeooo:paragraph-rsid="0234880d"/>
    </style:style>
    <style:style style:name="P312" style:family="paragraph" style:parent-style-name="Text_20_body">
      <style:text-properties officeooo:rsid="0237596d" officeooo:paragraph-rsid="0237596d"/>
    </style:style>
    <style:style style:name="P313" style:family="paragraph" style:parent-style-name="Text_20_body">
      <style:text-properties officeooo:rsid="02390c3c" officeooo:paragraph-rsid="02390c3c"/>
    </style:style>
    <style:style style:name="P314" style:family="paragraph" style:parent-style-name="Text_20_body">
      <style:text-properties officeooo:rsid="023afac2" officeooo:paragraph-rsid="023afac2"/>
    </style:style>
    <style:style style:name="P315" style:family="paragraph" style:parent-style-name="Text_20_body">
      <style:text-properties officeooo:rsid="023ebd38" officeooo:paragraph-rsid="023ebd38"/>
    </style:style>
    <style:style style:name="P316" style:family="paragraph" style:parent-style-name="Text_20_body">
      <style:text-properties officeooo:rsid="024926ea" officeooo:paragraph-rsid="024926ea"/>
    </style:style>
    <style:style style:name="P317" style:family="paragraph" style:parent-style-name="Text_20_body">
      <style:text-properties officeooo:rsid="024a4e3b" officeooo:paragraph-rsid="024a4e3b"/>
    </style:style>
    <style:style style:name="P318" style:family="paragraph" style:parent-style-name="Text_20_body">
      <style:text-properties officeooo:rsid="024b3b18" officeooo:paragraph-rsid="024b3b18"/>
    </style:style>
    <style:style style:name="P319" style:family="paragraph" style:parent-style-name="Text_20_body">
      <style:text-properties officeooo:rsid="024b9190" officeooo:paragraph-rsid="024b9190"/>
    </style:style>
    <style:style style:name="P320" style:family="paragraph" style:parent-style-name="Text_20_body">
      <style:text-properties officeooo:rsid="024da6ae" officeooo:paragraph-rsid="024da6ae"/>
    </style:style>
    <style:style style:name="P321" style:family="paragraph" style:parent-style-name="Text_20_body">
      <style:text-properties officeooo:rsid="024e598d" officeooo:paragraph-rsid="024e598d"/>
    </style:style>
    <style:style style:name="P322" style:family="paragraph" style:parent-style-name="Text_20_body">
      <style:text-properties officeooo:rsid="024eb1d2" officeooo:paragraph-rsid="024eb1d2"/>
    </style:style>
    <style:style style:name="P323" style:family="paragraph" style:parent-style-name="Text_20_body">
      <style:text-properties officeooo:rsid="02525b43" officeooo:paragraph-rsid="02525b43"/>
    </style:style>
    <style:style style:name="P324" style:family="paragraph" style:parent-style-name="Text_20_body">
      <style:text-properties officeooo:rsid="0254dfb6" officeooo:paragraph-rsid="0254dfb6"/>
    </style:style>
    <style:style style:name="P325" style:family="paragraph" style:parent-style-name="Text_20_body">
      <style:text-properties officeooo:rsid="0259922d" officeooo:paragraph-rsid="0259922d"/>
    </style:style>
    <style:style style:name="P326" style:family="paragraph" style:parent-style-name="Text_20_body">
      <style:text-properties officeooo:rsid="025e5598" officeooo:paragraph-rsid="025e5598"/>
    </style:style>
    <style:style style:name="P327" style:family="paragraph" style:parent-style-name="Text_20_body">
      <style:text-properties officeooo:rsid="02605329" officeooo:paragraph-rsid="02605329"/>
    </style:style>
    <style:style style:name="P328" style:family="paragraph" style:parent-style-name="Text_20_body">
      <style:text-properties officeooo:rsid="0260ab6e" officeooo:paragraph-rsid="0260ab6e"/>
    </style:style>
    <style:style style:name="P329" style:family="paragraph" style:parent-style-name="Text_20_body">
      <style:text-properties officeooo:rsid="026d58ea" officeooo:paragraph-rsid="026d58ea"/>
    </style:style>
    <style:style style:name="P330" style:family="paragraph" style:parent-style-name="Text_20_body">
      <style:text-properties officeooo:rsid="02702f1d" officeooo:paragraph-rsid="02702f1d"/>
    </style:style>
    <style:style style:name="P331" style:family="paragraph" style:parent-style-name="Text_20_body">
      <style:text-properties officeooo:rsid="0272e64c" officeooo:paragraph-rsid="0272e64c"/>
    </style:style>
    <style:style style:name="P332" style:family="paragraph" style:parent-style-name="Text_20_body">
      <style:text-properties officeooo:rsid="0276d817" officeooo:paragraph-rsid="027ad152"/>
    </style:style>
    <style:style style:name="P333" style:family="paragraph" style:parent-style-name="Text_20_body">
      <style:text-properties officeooo:rsid="027c81c9" officeooo:paragraph-rsid="027c81c9"/>
    </style:style>
    <style:style style:name="P334" style:family="paragraph" style:parent-style-name="Text_20_body">
      <style:text-properties officeooo:rsid="027d7d1c" officeooo:paragraph-rsid="027d7d1c"/>
    </style:style>
    <style:style style:name="P335" style:family="paragraph" style:parent-style-name="Text_20_body">
      <style:text-properties officeooo:rsid="028074fa" officeooo:paragraph-rsid="028074fa"/>
    </style:style>
    <style:style style:name="P336" style:family="paragraph" style:parent-style-name="Text_20_body">
      <style:text-properties officeooo:rsid="02850b68" officeooo:paragraph-rsid="02850b68"/>
    </style:style>
    <style:style style:name="P337" style:family="paragraph" style:parent-style-name="Text_20_body">
      <style:text-properties officeooo:rsid="0285d377" officeooo:paragraph-rsid="0285d377"/>
    </style:style>
    <style:style style:name="P338" style:family="paragraph" style:parent-style-name="Text_20_body">
      <style:text-properties officeooo:rsid="028dc358" officeooo:paragraph-rsid="028dc358"/>
    </style:style>
    <style:style style:name="P339" style:family="paragraph" style:parent-style-name="Text_20_body">
      <style:text-properties officeooo:rsid="028e32f4" officeooo:paragraph-rsid="028e32f4"/>
    </style:style>
    <style:style style:name="P340" style:family="paragraph" style:parent-style-name="Text_20_body">
      <style:text-properties officeooo:rsid="02904ae0" officeooo:paragraph-rsid="02904ae0"/>
    </style:style>
    <style:style style:name="P341" style:family="paragraph" style:parent-style-name="Text_20_body">
      <style:text-properties officeooo:rsid="0293fc27" officeooo:paragraph-rsid="0293fc27"/>
    </style:style>
    <style:style style:name="P342" style:family="paragraph" style:parent-style-name="Text_20_body">
      <style:text-properties officeooo:rsid="02974f65" officeooo:paragraph-rsid="02974f65"/>
    </style:style>
    <style:style style:name="P343" style:family="paragraph" style:parent-style-name="Text_20_body">
      <style:text-properties officeooo:rsid="029eca15" officeooo:paragraph-rsid="029eca15"/>
    </style:style>
    <style:style style:name="P344" style:family="paragraph" style:parent-style-name="Text_20_body">
      <style:text-properties officeooo:rsid="02a25c49" officeooo:paragraph-rsid="02a25c49"/>
    </style:style>
    <style:style style:name="P345" style:family="paragraph" style:parent-style-name="Text_20_body">
      <style:text-properties officeooo:rsid="02a9420a" officeooo:paragraph-rsid="02a9420a"/>
    </style:style>
    <style:style style:name="P346" style:family="paragraph" style:parent-style-name="Text_20_body">
      <style:text-properties officeooo:rsid="02abd2c9" officeooo:paragraph-rsid="02abd2c9"/>
    </style:style>
    <style:style style:name="P347" style:family="paragraph" style:parent-style-name="Text_20_body">
      <style:paragraph-properties>
        <style:tab-stops>
          <style:tab-stop style:position="1.323cm"/>
        </style:tab-stops>
      </style:paragraph-properties>
      <style:text-properties officeooo:rsid="02abd2c9" officeooo:paragraph-rsid="02abd2c9"/>
    </style:style>
    <style:style style:name="P348" style:family="paragraph" style:parent-style-name="Text_20_body">
      <style:text-properties officeooo:rsid="02b0aad5" officeooo:paragraph-rsid="02b0aad5"/>
    </style:style>
    <style:style style:name="P349" style:family="paragraph" style:parent-style-name="Text_20_body">
      <style:text-properties officeooo:rsid="027869f9" officeooo:paragraph-rsid="027ad152"/>
    </style:style>
    <style:style style:name="P350" style:family="paragraph" style:parent-style-name="Text_20_body">
      <style:text-properties officeooo:rsid="02ba8a1f" officeooo:paragraph-rsid="02ba8a1f"/>
    </style:style>
    <style:style style:name="P351" style:family="paragraph" style:parent-style-name="Text_20_body">
      <style:text-properties officeooo:rsid="02ba8a1f" officeooo:paragraph-rsid="02bb90d9"/>
    </style:style>
    <style:style style:name="P352" style:family="paragraph" style:parent-style-name="Text_20_body">
      <style:text-properties officeooo:rsid="02ba8a1f" officeooo:paragraph-rsid="02bc24fc"/>
    </style:style>
    <style:style style:name="P353" style:family="paragraph" style:parent-style-name="Text_20_body">
      <style:text-properties officeooo:rsid="02ba8a1f" officeooo:paragraph-rsid="02c09276"/>
    </style:style>
    <style:style style:name="P354" style:family="paragraph" style:parent-style-name="Text_20_body">
      <style:text-properties style:font-name="DejaVu Sans Mono2" officeooo:rsid="02ba8a1f" officeooo:paragraph-rsid="02ba8a1f"/>
    </style:style>
    <style:style style:name="P355" style:family="paragraph" style:parent-style-name="Text_20_body">
      <style:text-properties officeooo:rsid="02c43d44" officeooo:paragraph-rsid="02c43d44"/>
    </style:style>
    <style:style style:name="P356" style:family="paragraph" style:parent-style-name="Text_20_body">
      <style:text-properties officeooo:rsid="02c50736" officeooo:paragraph-rsid="02c50736"/>
    </style:style>
    <style:style style:name="P357" style:family="paragraph" style:parent-style-name="Text_20_body">
      <style:text-properties officeooo:rsid="02c53f13" officeooo:paragraph-rsid="02c53f13"/>
    </style:style>
    <style:style style:name="P358" style:family="paragraph" style:parent-style-name="Text_20_body">
      <style:text-properties officeooo:rsid="02c639f7" officeooo:paragraph-rsid="02c639f7"/>
    </style:style>
    <style:style style:name="P359" style:family="paragraph" style:parent-style-name="Text_20_body">
      <style:text-properties officeooo:rsid="02c7f93f" officeooo:paragraph-rsid="02c7f93f"/>
    </style:style>
    <style:style style:name="P360" style:family="paragraph" style:parent-style-name="Text_20_body">
      <style:text-properties officeooo:rsid="02c9886c" officeooo:paragraph-rsid="02c9886c"/>
    </style:style>
    <style:style style:name="P361" style:family="paragraph" style:parent-style-name="Text_20_body">
      <style:text-properties officeooo:rsid="02cbc35d" officeooo:paragraph-rsid="02cbc35d"/>
    </style:style>
    <style:style style:name="P362" style:family="paragraph" style:parent-style-name="Text_20_body">
      <style:text-properties officeooo:rsid="02cbc35d" officeooo:paragraph-rsid="02cfebee"/>
    </style:style>
    <style:style style:name="P363" style:family="paragraph" style:parent-style-name="Text_20_body">
      <style:text-properties officeooo:rsid="02d3101b" officeooo:paragraph-rsid="02d3101b"/>
    </style:style>
    <style:style style:name="P364" style:family="paragraph" style:parent-style-name="Text_20_body">
      <style:text-properties officeooo:rsid="02dca90b" officeooo:paragraph-rsid="02dca90b"/>
    </style:style>
    <style:style style:name="P365" style:family="paragraph" style:parent-style-name="Text_20_body">
      <style:text-properties officeooo:rsid="02e26ad6" officeooo:paragraph-rsid="02e26ad6"/>
    </style:style>
    <style:style style:name="P366" style:family="paragraph" style:parent-style-name="Text_20_body">
      <style:text-properties officeooo:rsid="02e9a499" officeooo:paragraph-rsid="02e9a499"/>
    </style:style>
    <style:style style:name="P367" style:family="paragraph" style:parent-style-name="Text_20_body">
      <style:text-properties officeooo:rsid="02ea9757" officeooo:paragraph-rsid="02ea9757"/>
    </style:style>
    <style:style style:name="P368" style:family="paragraph" style:parent-style-name="Text_20_body">
      <style:text-properties officeooo:rsid="02ed0bf6" officeooo:paragraph-rsid="02ed0bf6"/>
    </style:style>
    <style:style style:name="P369" style:family="paragraph" style:parent-style-name="Text_20_body">
      <style:text-properties officeooo:rsid="02eed35e" officeooo:paragraph-rsid="02eed35e"/>
    </style:style>
    <style:style style:name="P370" style:family="paragraph" style:parent-style-name="Text_20_body">
      <style:text-properties officeooo:rsid="02f16d87" officeooo:paragraph-rsid="02f16d87"/>
    </style:style>
    <style:style style:name="P371" style:family="paragraph" style:parent-style-name="Text_20_body">
      <style:text-properties officeooo:rsid="02fb1321" officeooo:paragraph-rsid="02fb1321"/>
    </style:style>
    <style:style style:name="P372" style:family="paragraph" style:parent-style-name="Text_20_body">
      <style:text-properties officeooo:rsid="02ffb63f" officeooo:paragraph-rsid="02ffb63f"/>
    </style:style>
    <style:style style:name="P373" style:family="paragraph" style:parent-style-name="Text_20_body">
      <style:text-properties officeooo:rsid="02e071fa" officeooo:paragraph-rsid="02dca90b"/>
    </style:style>
    <style:style style:name="P374" style:family="paragraph" style:parent-style-name="Text_20_body">
      <style:text-properties officeooo:rsid="0302a3e1" officeooo:paragraph-rsid="0302a3e1"/>
    </style:style>
    <style:style style:name="P375" style:family="paragraph" style:parent-style-name="Text_20_body">
      <style:text-properties officeooo:rsid="0305f002" officeooo:paragraph-rsid="0305f002"/>
    </style:style>
    <style:style style:name="P376" style:family="paragraph" style:parent-style-name="Text_20_body">
      <style:text-properties officeooo:rsid="03075b53" officeooo:paragraph-rsid="03075b53"/>
    </style:style>
    <style:style style:name="P377" style:family="paragraph" style:parent-style-name="Text_20_body">
      <style:text-properties officeooo:rsid="0308c3d5" officeooo:paragraph-rsid="0308c3d5"/>
    </style:style>
    <style:style style:name="P378" style:family="paragraph" style:parent-style-name="Text_20_body">
      <style:text-properties officeooo:rsid="030a6bb8" officeooo:paragraph-rsid="030a6bb8"/>
    </style:style>
    <style:style style:name="P379" style:family="paragraph" style:parent-style-name="Text_20_body">
      <style:text-properties style:font-name="Liberation Mono"/>
    </style:style>
    <style:style style:name="P380" style:family="paragraph" style:parent-style-name="Text_20_body">
      <style:text-properties officeooo:rsid="0333c965" officeooo:paragraph-rsid="0333c965"/>
    </style:style>
    <style:style style:name="P381" style:family="paragraph" style:parent-style-name="Preformatted_20_Text">
      <style:text-properties fo:language="bg" fo:country="BG"/>
    </style:style>
    <style:style style:name="P382" style:family="paragraph" style:parent-style-name="Preformatted_20_Text">
      <style:text-properties fo:language="bg" fo:country="BG" fo:background-color="#ffff99"/>
    </style:style>
    <style:style style:name="P383" style:family="paragraph" style:parent-style-name="Preformatted_20_Text">
      <style:text-properties fo:language="bg" fo:country="BG" officeooo:rsid="0096af32" officeooo:paragraph-rsid="0096af32"/>
    </style:style>
    <style:style style:name="P384" style:family="paragraph" style:parent-style-name="Preformatted_20_Text">
      <style:text-properties fo:language="bg" fo:country="BG" officeooo:rsid="009a344a" officeooo:paragraph-rsid="009a344a"/>
    </style:style>
    <style:style style:name="P385" style:family="paragraph" style:parent-style-name="Preformatted_20_Text">
      <style:text-properties fo:language="bg" fo:country="BG" officeooo:rsid="00907047" officeooo:paragraph-rsid="00907047"/>
    </style:style>
    <style:style style:name="P386" style:family="paragraph" style:parent-style-name="Preformatted_20_Text">
      <style:text-properties fo:language="bg" fo:country="BG" officeooo:rsid="009a686b" officeooo:paragraph-rsid="009a686b"/>
    </style:style>
    <style:style style:name="P387" style:family="paragraph" style:parent-style-name="Preformatted_20_Text">
      <style:text-properties fo:language="bg" fo:country="BG" officeooo:rsid="00a6a09c"/>
    </style:style>
    <style:style style:name="P388" style:family="paragraph" style:parent-style-name="Preformatted_20_Text">
      <style:text-properties fo:language="bg" fo:country="BG" officeooo:paragraph-rsid="011e24d8"/>
    </style:style>
    <style:style style:name="P389" style:family="paragraph" style:parent-style-name="Preformatted_20_Text">
      <style:text-properties fo:language="bg" fo:country="BG" officeooo:rsid="014b144f" officeooo:paragraph-rsid="014b144f"/>
    </style:style>
    <style:style style:name="P390" style:family="paragraph" style:parent-style-name="Preformatted_20_Text">
      <style:text-properties fo:font-size="11pt" fo:language="bg" fo:country="BG" style:font-size-asian="11pt" style:font-size-complex="11pt"/>
    </style:style>
    <style:style style:name="P391" style:family="paragraph" style:parent-style-name="Preformatted_20_Text">
      <style:text-properties officeooo:rsid="0199e485" officeooo:paragraph-rsid="0199e485"/>
    </style:style>
    <style:style style:name="P392" style:family="paragraph" style:parent-style-name="Preformatted_20_Text">
      <style:text-properties officeooo:rsid="01c5812a" officeooo:paragraph-rsid="01c5812a"/>
    </style:style>
    <style:style style:name="P393" style:family="paragraph" style:parent-style-name="Preformatted_20_Text">
      <style:text-properties officeooo:rsid="01ced41e" officeooo:paragraph-rsid="01cfde09"/>
    </style:style>
    <style:style style:name="P394" style:family="paragraph" style:parent-style-name="Preformatted_20_Text">
      <style:text-properties officeooo:rsid="01cfde09" officeooo:paragraph-rsid="01cfde09"/>
    </style:style>
    <style:style style:name="P395" style:family="paragraph" style:parent-style-name="Preformatted_20_Text">
      <style:text-properties fo:color="#cccccc"/>
    </style:style>
    <style:style style:name="P396" style:family="paragraph" style:parent-style-name="Preformatted_20_Text">
      <style:text-properties fo:color="#cccccc" officeooo:paragraph-rsid="02692a38"/>
    </style:style>
    <style:style style:name="P397" style:family="paragraph" style:parent-style-name="Preformatted_20_Text">
      <style:paragraph-properties>
        <style:tab-stops>
          <style:tab-stop style:position="1.588cm"/>
        </style:tab-stops>
      </style:paragraph-properties>
      <style:text-properties fo:color="#cccccc"/>
    </style:style>
    <style:style style:name="P398" style:family="paragraph" style:parent-style-name="Preformatted_20_Text">
      <style:paragraph-properties>
        <style:tab-stops>
          <style:tab-stop style:position="1.632cm"/>
        </style:tab-stops>
      </style:paragraph-properties>
      <style:text-properties fo:color="#cccccc"/>
    </style:style>
    <style:style style:name="P399" style:family="paragraph" style:parent-style-name="Preformatted_20_Text">
      <style:paragraph-properties>
        <style:tab-stops>
          <style:tab-stop style:position="1.61cm"/>
        </style:tab-stops>
      </style:paragraph-properties>
      <style:text-properties fo:color="#cccccc"/>
    </style:style>
    <style:style style:name="P400" style:family="paragraph" style:parent-style-name="Preformatted_20_Text">
      <style:text-properties officeooo:paragraph-rsid="02a609e9"/>
    </style:style>
    <style:style style:name="P401" style:family="paragraph" style:parent-style-name="Preformatted_20_Text">
      <style:paragraph-properties>
        <style:tab-stops>
          <style:tab-stop style:position="1.919cm"/>
        </style:tab-stops>
      </style:paragraph-properties>
      <style:text-properties officeooo:paragraph-rsid="02692a38"/>
    </style:style>
    <style:style style:name="P402" style:family="paragraph" style:parent-style-name="Preformatted_20_Text">
      <style:paragraph-properties>
        <style:tab-stops>
          <style:tab-stop style:position="1.61cm"/>
        </style:tab-stops>
      </style:paragraph-properties>
    </style:style>
    <style:style style:name="P403" style:family="paragraph" style:parent-style-name="Preformatted_20_Text">
      <style:text-properties officeooo:paragraph-rsid="033b678f"/>
    </style:style>
    <style:style style:name="P404" style:family="paragraph" style:parent-style-name="Table_20_Contents">
      <style:text-properties fo:language="bg" fo:country="BG"/>
    </style:style>
    <style:style style:name="P40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text-properties style:font-name="Liberation Mono1" fo:language="bg" fo:country="BG"/>
    </style:style>
    <style:style style:name="P407" style:family="paragraph" style:parent-style-name="Table_20_Contents">
      <style:text-properties style:font-name="Liberation Mono1" fo:font-size="11pt" fo:language="bg" fo:country="BG" style:font-size-asian="11pt" style:font-size-complex="11pt"/>
    </style:style>
    <style:style style:name="P40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0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1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1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1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413" style:family="paragraph" style:parent-style-name="Table_20_Contents">
      <style:text-properties style:font-name="DejaVu Sans Mono" fo:language="bg" fo:country="BG" fo:font-weight="bold" style:font-weight-asian="bold" style:font-weight-complex="bold"/>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415" style:family="paragraph" style:parent-style-name="Table_20_Contents">
      <style:text-properties officeooo:rsid="0207ddd7" officeooo:paragraph-rsid="0207ddd7"/>
    </style:style>
    <style:style style:name="P41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41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418" style:family="paragraph" style:parent-style-name="Table_20_Contents">
      <style:text-properties officeooo:rsid="020c7a0a" officeooo:paragraph-rsid="020c7a0a"/>
    </style:style>
    <style:style style:name="P419" style:family="paragraph" style:parent-style-name="Table_20_Contents">
      <style:text-properties style:font-name="Liberation Mono"/>
    </style:style>
    <style:style style:name="P420" style:family="paragraph" style:parent-style-name="Table_20_Contents">
      <style:text-properties style:font-name="Liberation Mono" officeooo:rsid="0207ddd7" officeooo:paragraph-rsid="0207ddd7"/>
    </style:style>
    <style:style style:name="P421" style:family="paragraph" style:parent-style-name="Table_20_Contents">
      <style:text-properties style:font-size-asian="10.5pt"/>
    </style:style>
    <style:style style:name="P422" style:family="paragraph" style:parent-style-name="Table_20_Contents">
      <style:text-properties officeooo:rsid="0370893a" officeooo:paragraph-rsid="0370893a" style:font-size-asian="10.5pt"/>
    </style:style>
    <style:style style:name="P423" style:family="paragraph" style:parent-style-name="Table_20_Contents">
      <style:text-properties officeooo:rsid="0373efa1" officeooo:paragraph-rsid="0373efa1" style:font-size-asian="10.5pt"/>
    </style:style>
    <style:style style:name="P424" style:family="paragraph" style:parent-style-name="Table_20_Contents">
      <style:text-properties officeooo:rsid="03755d53" officeooo:paragraph-rsid="03755d53" style:font-size-asian="10.5pt"/>
    </style:style>
    <style:style style:name="P425" style:family="paragraph" style:parent-style-name="Table_20_Contents">
      <style:text-properties officeooo:rsid="0376fbac" officeooo:paragraph-rsid="0376fbac" style:font-size-asian="10.5pt"/>
    </style:style>
    <style:style style:name="P426" style:family="paragraph" style:parent-style-name="Table_20_Contents">
      <style:text-properties officeooo:rsid="03782ad3" officeooo:paragraph-rsid="03782ad3" style:font-size-asian="10.5pt"/>
    </style:style>
    <style:style style:name="P427" style:family="paragraph" style:parent-style-name="Table_20_Contents">
      <style:text-properties officeooo:rsid="0379c287" officeooo:paragraph-rsid="0379c287" style:font-size-asian="10.5pt"/>
    </style:style>
    <style:style style:name="P428" style:family="paragraph" style:parent-style-name="Table_20_Contents">
      <style:text-properties officeooo:rsid="037a7121" officeooo:paragraph-rsid="037a7121" style:font-size-asian="10.5pt"/>
    </style:style>
    <style:style style:name="P429" style:family="paragraph" style:parent-style-name="Standard">
      <style:paragraph-properties fo:break-before="page"/>
      <style:text-properties fo:language="bg" fo:country="BG" style:language-asian="zxx" style:country-asian="none" style:language-complex="zxx" style:country-complex="none"/>
    </style:style>
    <style:style style:name="P430" style:family="paragraph" style:parent-style-name="Text_20_body">
      <style:paragraph-properties fo:margin-left="1.251cm" fo:margin-right="0cm" fo:text-indent="0cm" style:auto-text-indent="false"/>
      <style:text-properties fo:language="bg" fo:country="BG" style:language-asian="zxx" style:country-asian="none" style:language-complex="zxx" style:country-complex="none"/>
    </style:style>
    <style:style style:name="P431" style:family="paragraph" style:parent-style-name="Text_20_body">
      <style:paragraph-properties fo:margin-left="0cm" fo:margin-right="0cm" fo:text-indent="0cm" style:auto-text-indent="false"/>
      <style:text-properties fo:language="bg" fo:country="BG" style:language-asian="zxx" style:country-asian="none" style:language-complex="zxx" style:country-complex="none"/>
    </style:style>
    <style:style style:name="P432"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433" style:family="paragraph" style:parent-style-name="Table_20_Heading">
      <style:text-properties fo:language="bg" fo:country="BG"/>
    </style:style>
    <style:style style:name="P434"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436" style:family="paragraph" style:parent-style-name="Standard" style:list-style-name="L4">
      <style:text-properties fo:color="#0000cc" fo:language="bg" fo:country="BG" officeooo:rsid="003d05d7" officeooo:paragraph-rsid="030e3128" style:font-size-asian="10.5pt" style:font-weight-asian="normal"/>
    </style:style>
    <style:style style:name="P437" style:family="paragraph" style:parent-style-name="Standard" style:list-style-name="L5">
      <style:text-properties fo:color="#0000cc" fo:language="bg" fo:country="BG" officeooo:rsid="004f778c" officeooo:paragraph-rsid="030e3128" style:font-size-asian="10.5pt" style:font-weight-asian="normal"/>
    </style:style>
    <style:style style:name="P438" style:family="paragraph" style:parent-style-name="Standard" style:list-style-name="L5">
      <style:text-properties fo:color="#0000cc" fo:language="bg" fo:country="BG" officeooo:rsid="0056549a" officeooo:paragraph-rsid="030e3128" style:font-size-asian="10.5pt" style:font-weight-asian="normal"/>
    </style:style>
    <style:style style:name="P439" style:family="paragraph" style:parent-style-name="Standard">
      <style:text-properties fo:language="bg" fo:country="BG" officeooo:rsid="036f8823" officeooo:paragraph-rsid="036f8823" style:font-size-asian="10.5pt" style:font-weight-asian="normal"/>
    </style:style>
    <style:style style:name="P440" style:family="paragraph" style:parent-style-name="Standard">
      <style:text-properties fo:language="bg" fo:country="BG" officeooo:rsid="03838996" officeooo:paragraph-rsid="03838996" style:font-size-asian="10.5pt" style:font-weight-asian="normal"/>
    </style:style>
    <style:style style:name="P441" style:family="paragraph" style:parent-style-name="Standard">
      <style:text-properties fo:language="bg" fo:country="BG" officeooo:rsid="038c9103" officeooo:paragraph-rsid="038c9103" style:font-size-asian="10.5pt" style:font-weight-asian="normal"/>
    </style:style>
    <style:style style:name="P442" style:family="paragraph" style:parent-style-name="Standard">
      <style:text-properties fo:language="bg" fo:country="BG" officeooo:rsid="038db1db" officeooo:paragraph-rsid="038db1db" style:font-size-asian="10.5pt" style:font-weight-asian="normal"/>
    </style:style>
    <style:style style:name="P443" style:family="paragraph" style:parent-style-name="Standard">
      <style:text-properties fo:language="bg" fo:country="BG" officeooo:rsid="038db1db" officeooo:paragraph-rsid="038fd8b1" style:font-size-asian="10.5pt" style:font-weight-asian="normal"/>
    </style:style>
    <style:style style:name="P444" style:family="paragraph" style:parent-style-name="Standard">
      <style:text-properties fo:language="bg" fo:country="BG" officeooo:rsid="0395686b" officeooo:paragraph-rsid="0395686b" style:font-size-asian="10.5pt" style:font-weight-asian="normal"/>
    </style:style>
    <style:style style:name="P445" style:family="paragraph" style:parent-style-name="Standard">
      <style:text-properties fo:language="bg" fo:country="BG" officeooo:rsid="0395a743" officeooo:paragraph-rsid="0395a743" style:font-size-asian="10.5pt" style:font-weight-asian="normal"/>
    </style:style>
    <style:style style:name="P446" style:family="paragraph" style:parent-style-name="Standard">
      <style:text-properties fo:language="bg" fo:country="BG" officeooo:rsid="0396acaa" officeooo:paragraph-rsid="0396acaa" style:font-size-asian="10.5pt" style:font-weight-asian="normal"/>
    </style:style>
    <style:style style:name="P447" style:family="paragraph" style:parent-style-name="Standard">
      <style:text-properties fo:language="bg" fo:country="BG" officeooo:rsid="0397a56c" officeooo:paragraph-rsid="0397a56c" style:font-size-asian="10.5pt" style:font-weight-asian="normal"/>
    </style:style>
    <style:style style:name="P448" style:family="paragraph" style:parent-style-name="Standard">
      <style:text-properties fo:language="bg" fo:country="BG" officeooo:rsid="0399861c" officeooo:paragraph-rsid="0399861c" style:font-size-asian="10.5pt" style:font-weight-asian="normal"/>
    </style:style>
    <style:style style:name="P449" style:family="paragraph" style:parent-style-name="Standard">
      <style:text-properties fo:language="bg" fo:country="BG" officeooo:rsid="0399e489" officeooo:paragraph-rsid="0399e489" style:font-size-asian="10.5pt" style:font-weight-asian="normal"/>
    </style:style>
    <style:style style:name="P450" style:family="paragraph" style:parent-style-name="Standard">
      <style:text-properties fo:language="bg" fo:country="BG" officeooo:rsid="039afc99" officeooo:paragraph-rsid="039afc99" style:font-size-asian="10.5pt" style:font-weight-asian="normal"/>
    </style:style>
    <style:style style:name="P451" style:family="paragraph" style:parent-style-name="Standard">
      <style:text-properties fo:language="bg" fo:country="BG" officeooo:rsid="039bcf8c" officeooo:paragraph-rsid="039bcf8c" style:font-size-asian="10.5pt" style:font-weight-asian="normal"/>
    </style:style>
    <style:style style:name="P452" style:family="paragraph" style:parent-style-name="Standard">
      <style:text-properties fo:language="bg" fo:country="BG" officeooo:rsid="039c2144" officeooo:paragraph-rsid="039c2144" style:font-size-asian="10.5pt" style:font-weight-asian="normal"/>
    </style:style>
    <style:style style:name="P453"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454"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455" style:family="paragraph" style:parent-style-name="Text_20_body" style:list-style-name="L3">
      <style:text-properties fo:language="bg" fo:country="BG" fo:font-style="normal" officeooo:rsid="01a4de89" officeooo:paragraph-rsid="0204e79c" style:font-style-asian="normal" style:font-style-complex="normal"/>
    </style:style>
    <style:style style:name="P456" style:family="paragraph" style:parent-style-name="Text_20_body" style:list-style-name="L3">
      <style:text-properties fo:language="bg" fo:country="BG" fo:font-style="normal" officeooo:rsid="0204c501" officeooo:paragraph-rsid="0204e79c" style:font-style-asian="normal" style:font-style-complex="normal"/>
    </style:style>
    <style:style style:name="P457"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458" style:family="paragraph" style:parent-style-name="Heading_20_1">
      <style:text-properties fo:language="bg" fo:country="BG"/>
    </style:style>
    <style:style style:name="P459" style:family="paragraph" style:parent-style-name="Heading_20_1">
      <style:paragraph-properties fo:text-align="start" style:justify-single-word="false"/>
      <style:text-properties fo:language="bg" fo:country="BG" style:font-weight-asian="normal"/>
    </style:style>
    <style:style style:name="P460" style:family="paragraph" style:parent-style-name="Heading_20_1" style:list-style-name="">
      <style:text-properties fo:language="bg" fo:country="BG"/>
    </style:style>
    <style:style style:name="P461" style:family="paragraph" style:parent-style-name="Heading_20_1">
      <style:text-properties officeooo:rsid="02a71406" officeooo:paragraph-rsid="02a71406"/>
    </style:style>
    <style:style style:name="P462" style:family="paragraph" style:parent-style-name="Heading_20_1">
      <style:paragraph-properties fo:break-before="page"/>
    </style:style>
    <style:style style:name="P463" style:family="paragraph" style:parent-style-name="Heading_20_1">
      <style:paragraph-properties fo:break-before="page"/>
      <style:text-properties fo:language="bg" fo:country="BG"/>
    </style:style>
    <style:style style:name="P464" style:family="paragraph" style:parent-style-name="Heading_20_2">
      <style:text-properties fo:language="bg" fo:country="BG"/>
    </style:style>
    <style:style style:name="P465" style:family="paragraph" style:parent-style-name="Heading_20_2">
      <style:text-properties fo:language="bg" fo:country="BG" officeooo:rsid="009a686b" officeooo:paragraph-rsid="009a686b"/>
    </style:style>
    <style:style style:name="P466" style:family="paragraph" style:parent-style-name="Table_20_Contents">
      <style:text-properties officeooo:rsid="037bcf91" officeooo:paragraph-rsid="037bcf91" style:font-size-asian="10.5pt"/>
    </style:style>
    <style:style style:name="P467" style:family="paragraph" style:parent-style-name="Table_20_Contents">
      <style:text-properties officeooo:rsid="037cdffe" officeooo:paragraph-rsid="037cdffe" style:font-size-asian="10.5pt"/>
    </style:style>
    <style:style style:name="P468" style:family="paragraph" style:parent-style-name="Table_20_Contents">
      <style:text-properties officeooo:rsid="0381dace" officeooo:paragraph-rsid="0381dace" style:font-size-asian="10.5pt"/>
    </style:style>
    <style:style style:name="P469" style:family="paragraph" style:parent-style-name="Table_20_Contents">
      <style:text-properties style:font-name="Open Sans Semibold" officeooo:rsid="037a7121" officeooo:paragraph-rsid="037a7121" style:font-size-asian="10.5pt"/>
    </style:style>
    <style:style style:name="P470" style:family="paragraph" style:parent-style-name="Table_20_Contents">
      <style:text-properties style:font-name="Open Sans Semibold" officeooo:rsid="0381dace" officeooo:paragraph-rsid="0381dace" style:font-size-asian="10.5pt"/>
    </style:style>
    <style:style style:name="P471" style:family="paragraph" style:parent-style-name="Table_20_Contents">
      <style:text-properties style:font-name="Open Sans Semibold" officeooo:rsid="0379c287" officeooo:paragraph-rsid="0379c287" style:font-size-asian="10.5pt"/>
    </style:style>
    <style:style style:name="P472" style:family="paragraph" style:parent-style-name="Table_20_Contents">
      <style:text-properties style:font-name="Open Sans Semibold" officeooo:rsid="03782ad3" officeooo:paragraph-rsid="03782ad3" style:font-size-asian="10.5pt"/>
    </style:style>
    <style:style style:name="P473" style:family="paragraph" style:parent-style-name="Table_20_Contents">
      <style:text-properties style:font-name="Open Sans Semibold" officeooo:rsid="0376fbac" officeooo:paragraph-rsid="0376fbac" style:font-size-asian="10.5pt"/>
    </style:style>
    <style:style style:name="P474" style:family="paragraph" style:parent-style-name="Table_20_Contents">
      <style:text-properties style:font-name="Open Sans Semibold" officeooo:rsid="03755d53" officeooo:paragraph-rsid="03755d53" style:font-size-asian="10.5pt"/>
    </style:style>
    <style:style style:name="P475" style:family="paragraph" style:parent-style-name="Table_20_Contents">
      <style:text-properties style:font-name="Open Sans Semibold" officeooo:rsid="0373efa1" officeooo:paragraph-rsid="0373efa1" style:font-size-asian="10.5pt"/>
    </style:style>
    <style:style style:name="P476" style:family="paragraph" style:parent-style-name="Table_20_Contents">
      <style:text-properties style:font-name="Open Sans Semibold" officeooo:rsid="0370893a" officeooo:paragraph-rsid="0370893a" style:font-size-asian="10.5pt"/>
    </style:style>
    <style:style style:name="P477" style:family="paragraph" style:parent-style-name="Contents_20_1">
      <style:paragraph-properties>
        <style:tab-stops>
          <style:tab-stop style:position="17.59cm" style:type="right" style:leader-style="dotted" style:leader-text="."/>
        </style:tab-stops>
      </style:paragraph-properties>
    </style:style>
    <style:style style:name="P478" style:family="paragraph" style:parent-style-name="Contents_20_2">
      <style:paragraph-properties>
        <style:tab-stops>
          <style:tab-stop style:position="17.09cm" style:type="right" style:leader-style="dotted" style:leader-text="."/>
        </style:tab-stops>
      </style:paragraph-properties>
    </style:style>
    <style:style style:name="P47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54c4e" style:font-style-asian="italic" style:font-style-complex="italic"/>
    </style:style>
    <style:style style:name="T7" style:family="text">
      <style:text-properties fo:font-style="italic" officeooo:rsid="0040cb9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400a98" style:font-style-asian="italic" style:font-weight-asian="bold" style:font-style-complex="italic" style:font-weight-complex="bold"/>
    </style:style>
    <style:style style:name="T10" style:family="text">
      <style:text-properties fo:font-style="italic" fo:font-weight="bold" officeooo:rsid="014e4027" style:font-style-asian="italic" style:font-weight-asian="bold" style:font-style-complex="italic" style:font-weight-complex="bold"/>
    </style:style>
    <style:style style:name="T11" style:family="text">
      <style:text-properties style:text-position="super 58%" style:text-underline-style="none"/>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bad570" style:font-style-asian="normal" style:font-weight-asian="normal" style:font-style-complex="normal" style:font-weight-complex="normal"/>
    </style:style>
    <style:style style:name="T14" style:family="text">
      <style:text-properties fo:font-style="normal" fo:font-weight="normal" officeooo:rsid="00bb719f" style:font-style-asian="normal" style:font-weight-asian="normal" style:font-style-complex="normal" style:font-weight-complex="normal"/>
    </style:style>
    <style:style style:name="T15" style:family="text">
      <style:text-properties fo:font-style="normal" fo:font-weight="normal" officeooo:rsid="00bc4052" style:font-style-asian="normal" style:font-weight-asian="normal" style:font-style-complex="normal" style:font-weight-complex="normal"/>
    </style:style>
    <style:style style:name="T16" style:family="text">
      <style:text-properties fo:font-style="normal" fo:font-weight="normal" officeooo:rsid="00b9142b" style:font-style-asian="normal" style:font-weight-asian="normal" style:font-style-complex="normal" style:font-weight-complex="normal"/>
    </style:style>
    <style:style style:name="T17" style:family="text">
      <style:text-properties fo:font-style="normal" fo:font-weight="normal" officeooo:rsid="00d906f5" style:font-style-asian="normal" style:font-weight-asian="normal" style:font-style-complex="normal" style:font-weight-complex="normal"/>
    </style:style>
    <style:style style:name="T18" style:family="text">
      <style:text-properties fo:font-style="normal" fo:font-weight="normal" officeooo:rsid="00e24fb8" style:font-style-asian="normal" style:font-weight-asian="normal" style:font-style-complex="normal" style:font-weight-complex="normal"/>
    </style:style>
    <style:style style:name="T19" style:family="text">
      <style:text-properties fo:font-style="normal" fo:font-weight="normal" officeooo:rsid="00e50506" style:font-style-asian="normal" style:font-weight-asian="normal" style:font-style-complex="normal" style:font-weight-complex="normal"/>
    </style:style>
    <style:style style:name="T20" style:family="text">
      <style:text-properties fo:font-style="normal" fo:font-weight="normal" officeooo:rsid="00e7aa95" style:font-style-asian="normal" style:font-weight-asian="normal" style:font-style-complex="normal" style:font-weight-complex="normal"/>
    </style:style>
    <style:style style:name="T21" style:family="text">
      <style:text-properties fo:font-style="normal" fo:font-weight="normal" officeooo:rsid="00e879aa" style:font-style-asian="normal" style:font-weight-asian="normal" style:font-style-complex="normal" style:font-weight-complex="normal"/>
    </style:style>
    <style:style style:name="T22" style:family="text">
      <style:text-properties fo:font-style="normal" fo:font-weight="normal" officeooo:rsid="00f2442d" style:font-style-asian="normal" style:font-weight-asian="normal" style:font-style-complex="normal" style:font-weight-complex="normal"/>
    </style:style>
    <style:style style:name="T23" style:family="text">
      <style:text-properties fo:font-style="normal" fo:font-weight="normal" officeooo:rsid="00f5b6f6" style:font-style-asian="normal" style:font-weight-asian="normal" style:font-style-complex="normal" style:font-weight-complex="normal"/>
    </style:style>
    <style:style style:name="T24" style:family="text">
      <style:text-properties fo:font-style="normal" fo:font-weight="normal" officeooo:rsid="00f6240a" style:font-style-asian="normal" style:font-weight-asian="normal" style:font-style-complex="normal" style:font-weight-complex="normal"/>
    </style:style>
    <style:style style:name="T25" style:family="text">
      <style:text-properties fo:font-style="normal" fo:font-weight="normal" officeooo:rsid="00f6aeef" style:font-style-asian="normal" style:font-weight-asian="normal" style:font-style-complex="normal" style:font-weight-complex="normal"/>
    </style:style>
    <style:style style:name="T26" style:family="text">
      <style:text-properties fo:font-style="normal" fo:font-weight="normal" officeooo:rsid="00fc360d"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bc4052" style:font-style-asian="normal" style:font-style-complex="normal"/>
    </style:style>
    <style:style style:name="T29" style:family="text">
      <style:text-properties fo:font-style="normal" officeooo:rsid="033d45d8" style:font-style-asian="normal" style:font-style-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e24fb8" style:font-style-asian="normal" style:font-weight-asian="normal" style:font-style-complex="normal" style:font-weight-complex="normal"/>
    </style:style>
    <style:style style:name="T32" style:family="text">
      <style:text-properties fo:background-color="#ffff00" loext:char-shading-value="0"/>
    </style:style>
    <style:style style:name="T33" style:family="text">
      <style:text-properties officeooo:rsid="0011eb22" fo:background-color="#ffff00" loext:char-shading-value="0"/>
    </style:style>
    <style:style style:name="T34" style:family="text">
      <style:text-properties style:font-name="Liberation Mono1"/>
    </style:style>
    <style:style style:name="T35" style:family="text">
      <style:text-properties fo:language="bg" fo:country="BG"/>
    </style:style>
    <style:style style:name="T36" style:family="text">
      <style:text-properties fo:language="bg" fo:country="BG" style:font-weight-asian="normal"/>
    </style:style>
    <style:style style:name="T37" style:family="text">
      <style:text-properties fo:language="bg" fo:country="BG" officeooo:rsid="0044b369"/>
    </style:style>
    <style:style style:name="T38" style:family="text">
      <style:text-properties fo:language="bg" fo:country="BG" officeooo:rsid="01116186"/>
    </style:style>
    <style:style style:name="T39" style:family="text">
      <style:text-properties fo:language="bg" fo:country="BG" officeooo:rsid="010fcb44"/>
    </style:style>
    <style:style style:name="T40" style:family="text">
      <style:text-properties style:font-name="DejaVu Sans Mono" fo:language="bg" fo:country="BG"/>
    </style:style>
    <style:style style:name="T41" style:family="text">
      <style:text-properties style:use-window-font-color="true"/>
    </style:style>
    <style:style style:name="T42"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3"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4" style:family="text">
      <style:text-properties style:use-window-font-color="true" officeooo:rsid="0025739b"/>
    </style:style>
    <style:style style:name="T45" style:family="text">
      <style:text-properties style:use-window-font-color="true" officeooo:rsid="00265b25"/>
    </style:style>
    <style:style style:name="T46"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7" style:family="text">
      <style:text-properties officeooo:rsid="000e6191"/>
    </style:style>
    <style:style style:name="T48" style:family="text">
      <style:text-properties officeooo:rsid="000f08cd"/>
    </style:style>
    <style:style style:name="T49" style:family="text">
      <style:text-properties officeooo:rsid="0015e13f"/>
    </style:style>
    <style:style style:name="T50" style:family="text">
      <style:text-properties officeooo:rsid="00179f64"/>
    </style:style>
    <style:style style:name="T51" style:family="text">
      <style:text-properties fo:background-color="#99ff33" loext:char-shading-value="0"/>
    </style:style>
    <style:style style:name="T52" style:family="text">
      <style:text-properties officeooo:rsid="001a5350"/>
    </style:style>
    <style:style style:name="T53" style:family="text">
      <style:text-properties officeooo:rsid="0020616e"/>
    </style:style>
    <style:style style:name="T54" style:family="text">
      <style:text-properties officeooo:rsid="0022ba4b"/>
    </style:style>
    <style:style style:name="T55" style:family="text">
      <style:text-properties fo:color="#009900"/>
    </style:style>
    <style:style style:name="T56" style:family="text">
      <style:text-properties fo:color="#009900" officeooo:rsid="0025739b"/>
    </style:style>
    <style:style style:name="T57" style:family="text">
      <style:text-properties fo:color="#009900" officeooo:rsid="00265b25"/>
    </style:style>
    <style:style style:name="T58" style:family="text">
      <style:text-properties fo:color="#009900" fo:font-style="normal" style:font-style-asian="normal" style:font-style-complex="normal"/>
    </style:style>
    <style:style style:name="T59" style:family="text">
      <style:text-properties officeooo:rsid="0025739b"/>
    </style:style>
    <style:style style:name="T60" style:family="text">
      <style:text-properties officeooo:rsid="00309beb"/>
    </style:style>
    <style:style style:name="T61" style:family="text">
      <style:text-properties officeooo:rsid="0034afc1"/>
    </style:style>
    <style:style style:name="T62" style:family="text">
      <style:text-properties officeooo:rsid="00400a98"/>
    </style:style>
    <style:style style:name="T63" style:family="text">
      <style:text-properties officeooo:rsid="00479080"/>
    </style:style>
    <style:style style:name="T64" style:family="text">
      <style:text-properties officeooo:rsid="0048f125"/>
    </style:style>
    <style:style style:name="T65" style:family="text">
      <style:text-properties officeooo:rsid="004d1f6a"/>
    </style:style>
    <style:style style:name="T66" style:family="text">
      <style:text-properties officeooo:rsid="005d6fc4"/>
    </style:style>
    <style:style style:name="T67" style:family="text">
      <style:text-properties officeooo:rsid="006255ad"/>
    </style:style>
    <style:style style:name="T68" style:family="text">
      <style:text-properties officeooo:rsid="006f6900"/>
    </style:style>
    <style:style style:name="T69" style:family="text">
      <style:text-properties officeooo:rsid="0070eda0"/>
    </style:style>
    <style:style style:name="T70" style:family="text">
      <style:text-properties officeooo:rsid="00741d61"/>
    </style:style>
    <style:style style:name="T71" style:family="text">
      <style:text-properties style:font-name="Liberation Mono"/>
    </style:style>
    <style:style style:name="T72" style:family="text">
      <style:text-properties style:font-name="Liberation Mono" officeooo:rsid="0273a80e"/>
    </style:style>
    <style:style style:name="T73" style:family="text">
      <style:text-properties style:font-name="Liberation Mono" officeooo:rsid="027869f9"/>
    </style:style>
    <style:style style:name="T74" style:family="text">
      <style:text-properties officeooo:rsid="008fd3de"/>
    </style:style>
    <style:style style:name="T75" style:family="text">
      <style:text-properties style:font-name="Courier 10 Pitch"/>
    </style:style>
    <style:style style:name="T76" style:family="text">
      <style:text-properties officeooo:rsid="00af8cab"/>
    </style:style>
    <style:style style:name="T77" style:family="text">
      <style:text-properties officeooo:rsid="00b4637d"/>
    </style:style>
    <style:style style:name="T78" style:family="text">
      <style:text-properties officeooo:rsid="00c19fb5"/>
    </style:style>
    <style:style style:name="T79" style:family="text">
      <style:text-properties style:font-name="FreeMono" officeooo:rsid="00c19fb5"/>
    </style:style>
    <style:style style:name="T80" style:family="text">
      <style:text-properties style:font-name="FreeMono" officeooo:rsid="00f2442d"/>
    </style:style>
    <style:style style:name="T81" style:family="text">
      <style:text-properties officeooo:rsid="00c93508"/>
    </style:style>
    <style:style style:name="T82" style:family="text">
      <style:text-properties officeooo:rsid="00ce2ae3"/>
    </style:style>
    <style:style style:name="T83" style:family="text">
      <style:text-properties officeooo:rsid="00d495c2"/>
    </style:style>
    <style:style style:name="T84" style:family="text">
      <style:text-properties officeooo:rsid="00f2442d"/>
    </style:style>
    <style:style style:name="T85" style:family="text">
      <style:text-properties officeooo:rsid="011e24d8"/>
    </style:style>
    <style:style style:name="T86" style:family="text">
      <style:text-properties officeooo:rsid="0120ff03"/>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officeooo:rsid="013e7f07"/>
    </style:style>
    <style:style style:name="T89" style:family="text">
      <style:text-properties officeooo:rsid="0145f7dd"/>
    </style:style>
    <style:style style:name="T90" style:family="text">
      <style:text-properties officeooo:rsid="0147a768"/>
    </style:style>
    <style:style style:name="T91" style:family="text">
      <style:text-properties officeooo:rsid="015444c0"/>
    </style:style>
    <style:style style:name="T92" style:family="text">
      <style:text-properties officeooo:rsid="015f5654"/>
    </style:style>
    <style:style style:name="T93" style:family="text">
      <style:text-properties officeooo:rsid="016a05a7"/>
    </style:style>
    <style:style style:name="T94" style:family="text">
      <style:text-properties officeooo:rsid="01725f64"/>
    </style:style>
    <style:style style:name="T95" style:family="text">
      <style:text-properties officeooo:rsid="0182d4f9"/>
    </style:style>
    <style:style style:name="T96" style:family="text">
      <style:text-properties officeooo:rsid="0197768c"/>
    </style:style>
    <style:style style:name="T97" style:family="text">
      <style:text-properties officeooo:rsid="019a6dd9"/>
    </style:style>
    <style:style style:name="T98" style:family="text">
      <style:text-properties officeooo:rsid="019dccce"/>
    </style:style>
    <style:style style:name="T99" style:family="text">
      <style:text-properties officeooo:rsid="01ab3017"/>
    </style:style>
    <style:style style:name="T100" style:family="text">
      <style:text-properties officeooo:rsid="01b52db4"/>
    </style:style>
    <style:style style:name="T101" style:family="text">
      <style:text-properties officeooo:rsid="01b5dd12"/>
    </style:style>
    <style:style style:name="T102" style:family="text">
      <style:text-properties officeooo:rsid="01be0265"/>
    </style:style>
    <style:style style:name="T103" style:family="text">
      <style:text-properties officeooo:rsid="01c26309"/>
    </style:style>
    <style:style style:name="T104" style:family="text">
      <style:text-properties officeooo:rsid="01c65db3"/>
    </style:style>
    <style:style style:name="T105" style:family="text">
      <style:text-properties officeooo:rsid="01ca5886"/>
    </style:style>
    <style:style style:name="T106" style:family="text">
      <style:text-properties officeooo:rsid="01d878b0"/>
    </style:style>
    <style:style style:name="T107" style:family="text">
      <style:text-properties officeooo:rsid="01dbb24e"/>
    </style:style>
    <style:style style:name="T108" style:family="text">
      <style:text-properties officeooo:rsid="01de1ac6"/>
    </style:style>
    <style:style style:name="T109" style:family="text">
      <style:text-properties officeooo:rsid="01e87fa1"/>
    </style:style>
    <style:style style:name="T110" style:family="text">
      <style:text-properties officeooo:rsid="01ed8190"/>
    </style:style>
    <style:style style:name="T111" style:family="text">
      <style:text-properties officeooo:rsid="01fd6710"/>
    </style:style>
    <style:style style:name="T112" style:family="text">
      <style:text-properties officeooo:rsid="02005d5e"/>
    </style:style>
    <style:style style:name="T113" style:family="text">
      <style:text-properties officeooo:rsid="0201beb5"/>
    </style:style>
    <style:style style:name="T114" style:family="text">
      <style:text-properties officeooo:rsid="0203287a"/>
    </style:style>
    <style:style style:name="T115" style:family="text">
      <style:text-properties officeooo:rsid="0207ddd7"/>
    </style:style>
    <style:style style:name="T116" style:family="text">
      <style:text-properties officeooo:rsid="020c7a0a"/>
    </style:style>
    <style:style style:name="T117" style:family="text">
      <style:text-properties officeooo:rsid="020fb71f"/>
    </style:style>
    <style:style style:name="T118" style:family="text">
      <style:text-properties officeooo:rsid="0215e0a2"/>
    </style:style>
    <style:style style:name="T119" style:family="text">
      <style:text-properties officeooo:rsid="021e47eb"/>
    </style:style>
    <style:style style:name="T120" style:family="text">
      <style:text-properties officeooo:rsid="0220b997"/>
    </style:style>
    <style:style style:name="T121" style:family="text">
      <style:text-properties officeooo:rsid="0223b577"/>
    </style:style>
    <style:style style:name="T122" style:family="text">
      <style:text-properties officeooo:rsid="02270418"/>
    </style:style>
    <style:style style:name="T123" style:family="text">
      <style:text-properties officeooo:rsid="0232f0d0"/>
    </style:style>
    <style:style style:name="T124" style:family="text">
      <style:text-properties officeooo:rsid="02423fd1"/>
    </style:style>
    <style:style style:name="T125" style:family="text">
      <style:text-properties officeooo:rsid="0249ec54"/>
    </style:style>
    <style:style style:name="T126" style:family="text">
      <style:text-properties officeooo:rsid="024d823e"/>
    </style:style>
    <style:style style:name="T127" style:family="text">
      <style:text-properties officeooo:rsid="02500ee2"/>
    </style:style>
    <style:style style:name="T128" style:family="text">
      <style:text-properties officeooo:rsid="025af5fe"/>
    </style:style>
    <style:style style:name="T129" style:family="text">
      <style:text-properties officeooo:rsid="02605329"/>
    </style:style>
    <style:style style:name="T130" style:family="text">
      <style:text-properties officeooo:rsid="0260636f"/>
    </style:style>
    <style:style style:name="T131" style:family="text">
      <style:text-properties officeooo:rsid="0260ab6e"/>
    </style:style>
    <style:style style:name="T132" style:family="text">
      <style:text-properties officeooo:rsid="02627c78"/>
    </style:style>
    <style:style style:name="T133" style:family="text">
      <style:text-properties officeooo:rsid="02692a38"/>
    </style:style>
    <style:style style:name="T134" style:family="text">
      <style:text-properties style:font-name="Source Code Pro"/>
    </style:style>
    <style:style style:name="T135" style:family="text">
      <style:text-properties officeooo:rsid="0273a80e"/>
    </style:style>
    <style:style style:name="T136" style:family="text">
      <style:text-properties officeooo:rsid="027869f9"/>
    </style:style>
    <style:style style:name="T137" style:family="text">
      <style:text-properties officeooo:rsid="02826fcc"/>
    </style:style>
    <style:style style:name="T138" style:family="text">
      <style:text-properties officeooo:rsid="02857bb6"/>
    </style:style>
    <style:style style:name="T139" style:family="text">
      <style:text-properties officeooo:rsid="0285d377"/>
    </style:style>
    <style:style style:name="T140" style:family="text">
      <style:text-properties officeooo:rsid="028e32f4"/>
    </style:style>
    <style:style style:name="T141" style:family="text">
      <style:text-properties officeooo:rsid="02910cdd"/>
    </style:style>
    <style:style style:name="T142" style:family="text">
      <style:text-properties officeooo:rsid="0293fc27"/>
    </style:style>
    <style:style style:name="T143" style:family="text">
      <style:text-properties officeooo:rsid="02974f65"/>
    </style:style>
    <style:style style:name="T144" style:family="text">
      <style:text-properties officeooo:rsid="0298ce76"/>
    </style:style>
    <style:style style:name="T145" style:family="text">
      <style:text-properties officeooo:rsid="02a4138f"/>
    </style:style>
    <style:style style:name="T146" style:family="text">
      <style:text-properties officeooo:rsid="02a8e4cd"/>
    </style:style>
    <style:style style:name="T147" style:family="text">
      <style:text-properties officeooo:rsid="02aa2a11"/>
    </style:style>
    <style:style style:name="T148" style:family="text">
      <style:text-properties officeooo:rsid="02adbcbc"/>
    </style:style>
    <style:style style:name="T149" style:family="text">
      <style:text-properties officeooo:rsid="02b7f5ed"/>
    </style:style>
    <style:style style:name="T150" style:family="text">
      <style:text-properties officeooo:rsid="02badbe7"/>
    </style:style>
    <style:style style:name="T151" style:family="text">
      <style:text-properties officeooo:rsid="02bb90d9"/>
    </style:style>
    <style:style style:name="T152" style:family="text">
      <style:text-properties officeooo:rsid="02bc24fc"/>
    </style:style>
    <style:style style:name="T153" style:family="text">
      <style:text-properties officeooo:rsid="02bdefe5"/>
    </style:style>
    <style:style style:name="T154" style:family="text">
      <style:text-properties officeooo:rsid="02c09276"/>
    </style:style>
    <style:style style:name="T155" style:family="text">
      <style:text-properties style:font-name="DejaVu Sans Mono2"/>
    </style:style>
    <style:style style:name="T156" style:family="text">
      <style:text-properties officeooo:rsid="02c89d57"/>
    </style:style>
    <style:style style:name="T157" style:family="text">
      <style:text-properties officeooo:rsid="02cae83c"/>
    </style:style>
    <style:style style:name="T158" style:family="text">
      <style:text-properties officeooo:rsid="02cbc35d"/>
    </style:style>
    <style:style style:name="T159" style:family="text">
      <style:text-properties officeooo:rsid="02ea9757"/>
    </style:style>
    <style:style style:name="T160" style:family="text">
      <style:text-properties officeooo:rsid="02f40159"/>
    </style:style>
    <style:style style:name="T161" style:family="text">
      <style:text-properties officeooo:rsid="02f4af53"/>
    </style:style>
    <style:style style:name="T162" style:family="text">
      <style:text-properties officeooo:rsid="02f5db76"/>
    </style:style>
    <style:style style:name="T163" style:family="text">
      <style:text-properties officeooo:rsid="02fcd1f0"/>
    </style:style>
    <style:style style:name="T164" style:family="text">
      <style:text-properties officeooo:rsid="0308ad77"/>
    </style:style>
    <style:style style:name="T165" style:family="text">
      <style:text-properties officeooo:rsid="004f50aa"/>
    </style:style>
    <style:style style:name="T166" style:family="text">
      <style:text-properties officeooo:rsid="0008cdb1"/>
    </style:style>
    <style:style style:name="T167" style:family="text">
      <style:text-properties officeooo:rsid="000ab254"/>
    </style:style>
    <style:style style:name="T168" style:family="text">
      <style:text-properties officeooo:rsid="00154c4e"/>
    </style:style>
    <style:style style:name="T169" style:family="text">
      <style:text-properties fo:color="#990099"/>
    </style:style>
    <style:style style:name="T170" style:family="text">
      <style:text-properties officeooo:rsid="0034c832"/>
    </style:style>
    <style:style style:name="T171" style:family="text">
      <style:text-properties officeooo:rsid="003b8434"/>
    </style:style>
    <style:style style:name="T172" style:family="text">
      <style:text-properties officeooo:rsid="003d05d7"/>
    </style:style>
    <style:style style:name="T173" style:family="text">
      <style:text-properties officeooo:rsid="0043f95c"/>
    </style:style>
    <style:style style:name="T174" style:family="text">
      <style:text-properties fo:color="#0000cc"/>
    </style:style>
    <style:style style:name="T175" style:family="text">
      <style:text-properties fo:color="#0000cc" officeooo:rsid="00305fdc"/>
    </style:style>
    <style:style style:name="T176" style:family="text">
      <style:text-properties fo:color="#0000cc" fo:font-style="italic" style:font-style-asian="italic" style:font-style-complex="italic"/>
    </style:style>
    <style:style style:name="T177" style:family="text">
      <style:text-properties fo:color="#0000cc" fo:font-style="italic" officeooo:rsid="00305fdc" style:font-style-asian="italic" style:font-style-complex="italic"/>
    </style:style>
    <style:style style:name="T178" style:family="text">
      <style:text-properties fo:color="#0000cc" fo:font-style="normal" officeooo:rsid="00305fdc" style:font-style-asian="normal" style:font-style-complex="normal"/>
    </style:style>
    <style:style style:name="T179" style:family="text">
      <style:text-properties officeooo:rsid="03203bf1"/>
    </style:style>
    <style:style style:name="T180" style:family="text">
      <style:text-properties officeooo:rsid="032678f5"/>
    </style:style>
    <style:style style:name="T181" style:family="text">
      <style:text-properties officeooo:rsid="032bdf5d"/>
    </style:style>
    <style:style style:name="T182" style:family="text">
      <style:text-properties officeooo:rsid="032e3bfc"/>
    </style:style>
    <style:style style:name="T183" style:family="text">
      <style:text-properties officeooo:rsid="03397028"/>
    </style:style>
    <style:style style:name="T184" style:family="text">
      <style:text-properties officeooo:rsid="033b678f"/>
    </style:style>
    <style:style style:name="T185" style:family="text">
      <style:text-properties officeooo:rsid="034ae94d"/>
    </style:style>
    <style:style style:name="T186" style:family="text">
      <style:text-properties officeooo:rsid="035144db"/>
    </style:style>
    <style:style style:name="T187" style:family="text">
      <style:text-properties officeooo:rsid="0354d6c6"/>
    </style:style>
    <style:style style:name="T188" style:family="text">
      <style:text-properties officeooo:rsid="0355f1e4"/>
    </style:style>
    <style:style style:name="T189" style:family="text">
      <style:text-properties officeooo:rsid="035982a1"/>
    </style:style>
    <style:style style:name="T190" style:family="text">
      <style:text-properties officeooo:rsid="035bfd79"/>
    </style:style>
    <style:style style:name="T191" style:family="text">
      <style:text-properties officeooo:rsid="035eb5c5"/>
    </style:style>
    <style:style style:name="T192" style:family="text">
      <style:text-properties officeooo:rsid="036062b3"/>
    </style:style>
    <style:style style:name="T193" style:family="text">
      <style:text-properties officeooo:rsid="0364bf52"/>
    </style:style>
    <style:style style:name="T194" style:family="text">
      <style:text-properties officeooo:rsid="036fa0cd"/>
    </style:style>
    <style:style style:name="T195" style:family="text">
      <style:text-properties officeooo:rsid="0370e5e5"/>
    </style:style>
    <style:style style:name="T196" style:family="text">
      <style:text-properties officeooo:rsid="037bcf91"/>
    </style:style>
    <style:style style:name="T197" style:family="text">
      <style:text-properties officeooo:rsid="037e6443"/>
    </style:style>
    <style:style style:name="T198" style:family="text">
      <style:text-properties officeooo:rsid="038868d4"/>
    </style:style>
    <style:style style:name="T199" style:family="text">
      <style:text-properties officeooo:rsid="038db1db"/>
    </style:style>
    <style:style style:name="T200" style:family="text">
      <style:text-properties officeooo:rsid="038fd8b1"/>
    </style:style>
    <style:style style:name="T201" style:family="text">
      <style:text-properties officeooo:rsid="0393157c"/>
    </style:style>
    <style:style style:name="T202" style:family="text">
      <style:text-properties officeooo:rsid="039dca92"/>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2">Уроци по Линукс</text:p>
      <text:p text:style-name="P5"/>
      <text:p text:style-name="P4">Последна актуализация:</text:p>
      <text:p text:style-name="P4"><text:date style:data-style-name="N36" text:date-value="2017-01-15T16:02:00.416339579" text:fixed="true">15.01.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477"><text:a xlink:type="simple" xlink:href="#__RefHeading___Toc406_139682638" text:style-name="Index_20_Link" text:visited-style-name="Index_20_Link">Програмиране на Python<text:tab/>1</text:a></text:p>
          <text:p text:style-name="P477"><text:a xlink:type="simple" xlink:href="#__RefHeading___Toc408_139682638" text:style-name="Index_20_Link" text:visited-style-name="Index_20_Link">Езикови настройки на Линукс<text:tab/>1</text:a></text:p>
          <text:p text:style-name="P478"><text:a xlink:type="simple" xlink:href="#__RefHeading___Toc410_139682638" text:style-name="Index_20_Link" text:visited-style-name="Index_20_Link">Къде да намеря спомагателните скриптове на редактора Kate?<text:tab/>1</text:a></text:p>
          <text:p text:style-name="P477"><text:a xlink:type="simple" xlink:href="#__RefHeading___Toc412_139682638" text:style-name="Index_20_Link" text:visited-style-name="Index_20_Link">Отдалечени връзки. Работа със графичната среда GNOME3<text:tab/>1</text:a></text:p>
          <text:p text:style-name="P478"><text:a xlink:type="simple" xlink:href="#__RefHeading___Toc414_139682638" text:style-name="Index_20_Link" text:visited-style-name="Index_20_Link">Двойна отдалечена връзка чрез текстова конзола и графична среда<text:tab/>1</text:a></text:p>
          <text:p text:style-name="P478"><text:a xlink:type="simple" xlink:href="#__RefHeading___Toc416_139682638" text:style-name="Index_20_Link" text:visited-style-name="Index_20_Link">Връщане на състоянието на инсталирани пакети в Линукс<text:tab/>1</text:a></text:p>
          <text:p text:style-name="P478"><text:a xlink:type="simple" xlink:href="#__RefHeading___Toc418_139682638" text:style-name="Index_20_Link" text:visited-style-name="Index_20_Link">Работата с графична среда GNOME3<text:tab/>1</text:a></text:p>
          <text:p text:style-name="P478"><text:a xlink:type="simple" xlink:href="#__RefHeading___Toc420_139682638" text:style-name="Index_20_Link" text:visited-style-name="Index_20_Link">Автоматично начално стартиране на VNC сървър<text:tab/>1</text:a></text:p>
          <text:p text:style-name="P478"><text:a xlink:type="simple" xlink:href="#__RefHeading___Toc635_1331395658" text:style-name="Index_20_Link" text:visited-style-name="Index_20_Link">Настройване на шрифта на козолата при GNOME3<text:tab/>1</text:a></text:p>
          <text:p text:style-name="P478"><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1</text:a></text:p>
          <text:p text:style-name="P478"><text:a xlink:type="simple" xlink:href="#__RefHeading___Toc639_1331395658" text:style-name="Index_20_Link" text:visited-style-name="Index_20_Link">Пренасяне на помощни скриптове на редактор Kate<text:tab/>1</text:a></text:p>
          <text:p text:style-name="P478"><text:a xlink:type="simple" xlink:href="#__RefHeading___Toc641_1331395658" text:style-name="Index_20_Link" text:visited-style-name="Index_20_Link">Потвърждавае на идентичноста на хост при SSH връзка<text:tab/>1</text:a></text:p>
          <text:p text:style-name="P477"><text:a xlink:type="simple" xlink:href="#__RefHeading___Toc643_1331395658" text:style-name="Index_20_Link" text:visited-style-name="Index_20_Link">Компилиране на програми под Линукс<text:tab/>1</text:a></text:p>
          <text:p text:style-name="P477"><text:a xlink:type="simple" xlink:href="#__RefHeading___Toc773_723091682" text:style-name="Index_20_Link" text:visited-style-name="Index_20_Link">Условни оператори на BASH скриптопве<text:tab/>1</text:a></text:p>
          <text:p text:style-name="P478"><text:a xlink:type="simple" xlink:href="#__RefHeading___Toc1447_723091682" text:style-name="Index_20_Link" text:visited-style-name="Index_20_Link">Сравнение на стрингове<text:tab/>1</text:a></text:p>
          <text:p text:style-name="P478"><text:a xlink:type="simple" xlink:href="#__RefHeading___Toc1449_723091682" text:style-name="Index_20_Link" text:visited-style-name="Index_20_Link">Сравнение на файлове и директории<text:tab/>1</text:a></text:p>
          <text:p text:style-name="P478"><text:a xlink:type="simple" xlink:href="#__RefHeading___Toc1451_723091682" text:style-name="Index_20_Link" text:visited-style-name="Index_20_Link">Логически оператори AND и OR<text:tab/>1</text:a></text:p>
          <text:p text:style-name="P477"><text:a xlink:type="simple" xlink:href="#__RefHeading___Toc1429_1985201145" text:style-name="Index_20_Link" text:visited-style-name="Index_20_Link">Инсталация и конфигурация на web server<text:tab/>1</text:a></text:p>
          <text:p text:style-name="P477"><text:a xlink:type="simple" xlink:href="#__RefHeading___Toc1640_332069762" text:style-name="Index_20_Link" text:visited-style-name="Index_20_Link">Конфигурация на уеб сървър<text:tab/>1</text:a></text:p>
          <text:p text:style-name="P477"><text:a xlink:type="simple" xlink:href="#__RefHeading___Toc2217_332069762" text:style-name="Index_20_Link" text:visited-style-name="Index_20_Link">Network File System<text:tab/>1</text:a></text:p>
          <text:p text:style-name="P478"><text:a xlink:type="simple" xlink:href="#__RefHeading___Toc2219_332069762" text:style-name="Index_20_Link" text:visited-style-name="Index_20_Link">Методи за сигурност<text:tab/>1</text:a></text:p>
          <text:p text:style-name="P478"><text:a xlink:type="simple" xlink:href="#__RefHeading___Toc2221_332069762" text:style-name="Index_20_Link" text:visited-style-name="Index_20_Link">Стартиране на NFS<text:tab/>1</text:a></text:p>
          <text:p text:style-name="P478"><text:a xlink:type="simple" xlink:href="#__RefHeading___Toc2223_332069762" text:style-name="Index_20_Link" text:visited-style-name="Index_20_Link">Kонфигурация на NFS клиент<text:tab/>1</text:a></text:p>
          <text:p text:style-name="P478"><text:a xlink:type="simple" xlink:href="#__RefHeading___Toc1790_1183840518" text:style-name="Index_20_Link" text:visited-style-name="Index_20_Link">Прикачване на споделена директория<text:tab/>1</text:a></text:p>
          <text:p text:style-name="P478"><text:a xlink:type="simple" xlink:href="#__RefHeading___Toc1788_391246666" text:style-name="Index_20_Link" text:visited-style-name="Index_20_Link">Настройка на защитна стена<text:tab/>1</text:a></text:p>
          <text:p text:style-name="P478"><text:a xlink:type="simple" xlink:href="#__RefHeading__1937_582827123" text:style-name="Index_20_Link" text:visited-style-name="Index_20_Link">Изграждане на защита на NFS споделени директории чрез Kerberos<text:tab/>1</text:a></text:p>
          <text:p text:style-name="P477"><text:a xlink:type="simple" xlink:href="#__RefHeading__2589_1584048267" text:style-name="Index_20_Link" text:visited-style-name="Index_20_Link">Споделяне на файлове по мрежата чрез SAMBA<text:tab/>1</text:a></text:p>
          <text:p text:style-name="P478"><text:a xlink:type="simple" xlink:href="#__RefHeading__2591_1584048267" text:style-name="Index_20_Link" text:visited-style-name="Index_20_Link">Конфигурация на Samba сървър<text:tab/>1</text:a></text:p>
          <text:p text:style-name="P478"><text:a xlink:type="simple" xlink:href="#__RefHeading__2048_1224880661" text:style-name="Index_20_Link" text:visited-style-name="Index_20_Link">Задаване на споделена директория<text:tab/>1</text:a></text:p>
          <text:p text:style-name="P477"><text:a xlink:type="simple" xlink:href="#__RefHeading___Toc4804_1031946191" text:style-name="Index_20_Link" text:visited-style-name="Index_20_Link">Настройка на Samba<text:tab/>1</text:a></text:p>
          <text:p text:style-name="P477"><text:a xlink:type="simple" xlink:href="#__RefHeading___Toc4806_1031946191" text:style-name="Index_20_Link" text:visited-style-name="Index_20_Link">Работа с RPM пакети<text:tab/>1</text:a></text:p>
          <text:p text:style-name="P477"><text:a xlink:type="simple" xlink:href="#__RefHeading___Toc2394_277303652" text:style-name="Index_20_Link" text:visited-style-name="Index_20_Link">Програми за чертане<text:tab/>1</text:a></text:p>
          <text:p text:style-name="P477"><text:a xlink:type="simple" xlink:href="#__RefHeading___Toc4808_1031946191" text:style-name="Index_20_Link" text:visited-style-name="Index_20_Link">Компилиране на софтуер за Линукс<text:tab/>1</text:a></text:p>
          <text:p text:style-name="P478"><text:a xlink:type="simple" xlink:href="#__RefHeading___Toc4810_1031946191" text:style-name="Index_20_Link" text:visited-style-name="Index_20_Link">Компилиране на x11vnc<text:tab/>1</text:a></text:p>
          <text:p text:style-name="P477"><text:a xlink:type="simple" xlink:href="#__RefHeading___Toc2503_868836332" text:style-name="Index_20_Link" text:visited-style-name="Index_20_Link">Четене на данни от стандартен вход<text:tab/>1</text:a></text:p>
          <text:p text:style-name="P478"><text:a xlink:type="simple" xlink:href="#__RefHeading___Toc2505_868836332" text:style-name="Index_20_Link" text:visited-style-name="Index_20_Link">Програма на bash<text:tab/>1</text:a></text:p>
          <text:p text:style-name="P478"><text:a xlink:type="simple" xlink:href="#__RefHeading___Toc2507_868836332" text:style-name="Index_20_Link" text:visited-style-name="Index_20_Link">Програма на Python<text:tab/>1</text:a></text:p>
          <text:p text:style-name="P477"><text:a xlink:type="simple" xlink:href="#__RefHeading___Toc2914_1735908107" text:style-name="Index_20_Link" text:visited-style-name="Index_20_Link">Задачи за изпит на Red Hat за системен администратор<text:tab/>1</text:a></text:p>
          <text:p text:style-name="P477"><text:a xlink:type="simple" xlink:href="#__RefHeading___Toc3305_1042592874" text:style-name="Index_20_Link" text:visited-style-name="Index_20_Link">Работа с дискови дялове през LVM2<text:tab/>1</text:a></text:p>
          <text:p text:style-name="P477"><text:a xlink:type="simple" xlink:href="#__RefHeading___Toc4109_738773010" text:style-name="Index_20_Link" text:visited-style-name="Index_20_Link">Настройка на сигурността със SELinux<text:tab/>1</text:a></text:p>
          <text:p text:style-name="P477"><text:a xlink:type="simple" xlink:href="#__RefHeading___Toc5369_1032033652" text:style-name="Index_20_Link" text:visited-style-name="Index_20_Link">NFS SELinux<text:tab/>1</text:a></text:p>
          <text:p text:style-name="P477"><text:a xlink:type="simple" xlink:href="#__RefHeading___Toc4678_1826327530" text:style-name="Index_20_Link" text:visited-style-name="Index_20_Link">Автоматично прикачване на мрежови файлови системи<text:tab/>1</text:a></text:p>
          <text:p text:style-name="P478"><text:a xlink:type="simple" xlink:href="#__RefHeading___Toc4680_1826327530" text:style-name="Index_20_Link" text:visited-style-name="Index_20_Link">Директно мотиране<text:tab/>1</text:a></text:p>
          <text:p text:style-name="P478"><text:a xlink:type="simple" xlink:href="#__RefHeading___Toc4682_1826327530" text:style-name="Index_20_Link" text:visited-style-name="Index_20_Link">Монтиране на home директории през NFS използвайки automounter<text:tab/>1</text:a></text:p>
          <text:p text:style-name="P477"><text:a xlink:type="simple" xlink:href="#__RefHeading___Toc4684_1826327530" text:style-name="Index_20_Link" text:visited-style-name="Index_20_Link">Използване на клиентски имена от централен LDAP сървър<text:tab/>1</text:a></text:p>
          <text:p text:style-name="P478"><text:a xlink:type="simple" xlink:href="#__RefHeading___Toc4686_1826327530" text:style-name="Index_20_Link" text:visited-style-name="Index_20_Link">LDAP конфигурация<text:tab/>1</text:a></text:p>
          <text:p text:style-name="P477"><text:a xlink:type="simple" xlink:href="#__RefHeading___Toc4688_1826327530" text:style-name="Index_20_Link" text:visited-style-name="Index_20_Link">Създаване на скриптове на средата<text:tab/>1</text:a></text:p>
          <text:p text:style-name="P477"><text:a xlink:type="simple" xlink:href="#__RefHeading___Toc4690_1826327530" text:style-name="Index_20_Link" text:visited-style-name="Index_20_Link">Добавяне на снипети в програмите редактори<text:tab/>1</text:a></text:p>
          <text:p text:style-name="P477"><text:a xlink:type="simple" xlink:href="#__RefHeading___Toc4692_1826327530" text:style-name="Index_20_Link" text:visited-style-name="Index_20_Link">Въпроси и отговори по Linux<text:tab/>1</text:a></text:p>
          <text:p text:style-name="P477"><text:a xlink:type="simple" xlink:href="#__RefHeading___Toc4694_1826327530" text:style-name="Index_20_Link" text:visited-style-name="Index_20_Link">Решаване на проблеми с RPM пакети<text:tab/>2</text:a></text:p>
          <text:p text:style-name="P478"><text:a xlink:type="simple" xlink:href="#__RefHeading___Toc4924_597877415" text:style-name="Index_20_Link" text:visited-style-name="Index_20_Link">Problem 1: Package dependencies<text:tab/>2</text:a></text:p>
          <text:p text:style-name="P478"><text:a xlink:type="simple" xlink:href="#__RefHeading___Toc4926_597877415" text:style-name="Index_20_Link" text:visited-style-name="Index_20_Link">Problem 2: Corrupted RPM database<text:tab/>2</text:a></text:p>
          <text:p text:style-name="P479"><text:a xlink:type="simple" xlink:href="#__RefHeading___Toc4928_597877415" text:style-name="Index_20_Link" text:visited-style-name="Index_20_Link">Какви стъпки да предприема, за да реша проблемите с RPM базата данни?<text:tab/>2</text:a></text:p>
          <text:p text:style-name="P478"><text:a xlink:type="simple" xlink:href="#__RefHeading___Toc4930_597877415" text:style-name="Index_20_Link" text:visited-style-name="Index_20_Link">Problem 3: Identify and restore changed files using package dependencies<text:tab/>2</text:a></text:p>
        </text:index-body>
      </text:table-of-content>
      <text:p text:style-name="P6"/>
      <text:p text:style-name="P429"/>
      <text:h text:style-name="P457"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152">Има команда subprocess.check_call( ), което може да се постави в блок <text:span text:style-name="T3">try ... except</text:span> и да се прихващат и обработват изключенията.</text:p>
      <text:p text:style-name="P152">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381">(out, err) = proc.communicate( )</text:p>
      <text:p text:style-name="P152">се прочитат ЕДНОКРАТНО тези информации.</text:p>
      <text:p text:style-name="P152"/>
      <text:p text:style-name="P381">p1 = subprocess.Popen(["dmesg"], stdout <text:s/>= PIPE)</text:p>
      <text:p text:style-name="P381">p2 = subprocess.Popen(["grep"], stdin = p1.stdout, stdout = PIPE)</text:p>
      <text:p text:style-name="P382">p1.stdout.close( )</text:p>
      <text:p text:style-name="P381">output = p2.communicate( )</text:p>
      <text:p text:style-name="P152"/>
      <text:p text:style-name="P152">За прихващане на връщания код, се пишат командите:</text:p>
      <text:p text:style-name="P381">proc = Popen("<text:span text:style-name="T5">command</text:span>")</text:p>
      <text:p text:style-name="P381">proc.wait( )</text:p>
      <text:p text:style-name="P381">result = proc.returncode</text:p>
      <text:p text:style-name="P152"/>
      <text:p text:style-name="P152">За по-лесно четене на резултата ред по ред:</text:p>
      <text:p text:style-name="P381">proc = Popen("<text:span text:style-name="T5">command</text:span>", stdout = PIPE)</text:p>
      <text:p text:style-name="P381">for line in proc.stdout:</text:p>
      <text:p text:style-name="P381"><text:tab/>print line</text:p>
      <text:p text:style-name="P152"/>
      <text:p text:style-name="P152"/>
      <text:h text:style-name="P463" text:outline-level="1"><text:bookmark-start text:name="__RefHeading___Toc408_139682638"/>Езикови настройки на Линукс<text:bookmark-end text:name="__RefHeading___Toc408_139682638"/></text:h>
      <text:p text:style-name="P152"><text:date style:data-style-name="N36" text:date-value="2016-04-24T16:12:54.610000010" text:fixed="true">24.04.2016 г.</text:date></text:p>
      <text:p text:style-name="P152">Променливи на средата:</text:p>
      <text:p text:style-name="P152">1. За едно приложение</text:p>
      <text:p text:style-name="P152">2. За един потребител</text:p>
      <text:p text:style-name="P152">3. За цялата система</text:p>
      <text:p text:style-name="P152">Unicode encodding 2 bytes=2<text:span text:style-name="T11">16</text:span> стойности (UTF-8, UTF-16), cp1251, cp1252</text:p>
      <text:p text:style-name="P152">User settings:</text:p>
      <text:p text:style-name="P381">/var/lib/AccountsService/users/pgeorgie</text:p>
      <text:p text:style-name="P152">Списък от локални езикови наствойки: locale -a</text:p>
      <text:p text:style-name="P152">Глобалните езикови настройки са в: </text:p>
      <text:p text:style-name="P381">/etc/locale.conf</text:p>
      <text:p text:style-name="P152">Езиков скрип при началното зареждане на системата:</text:p>
      <text:p text:style-name="P381">/etc/profile.d/lang.sh</text:p>
      <text:p text:style-name="P152">Сорсване на променливи, внасянето им като променливи на средата:</text:p>
      <text:p text:style-name="P381">source &lt;path to file&gt;</text:p>
      <text:p text:style-name="P381">. <text:s/>&lt;path to file&gt;</text:p>
      <text:p text:style-name="P152">Дефиниран списък от пакети:</text:p>
      <text:p text:style-name="P381">/usr/share/i18n/locales</text:p>
      <text:p text:style-name="P152"/>
      <text:p text:style-name="P152">Виж глава 1-ва, стр. 13 от обучението на <text:s/>Red Hat RH124.</text:p>
      <text:p text:style-name="P152"/>
      <text:p text:style-name="P152">Настройка на езикова променлива на средата:</text:p>
      <text:p text:style-name="P381">localectl set-locale LOCALE</text:p>
      <text:p text:style-name="P381">localectl set-keymap MAP</text:p>
      <text:p text:style-name="P381">localectl set-x11-keymap LAYOUT</text:p>
      <text:p text:style-name="P152"/>
      <text:p text:style-name="P152">Нулиране на конфигурацията на терминала:</text:p>
      <text:p text:style-name="P381">reset</text:p>
      <text:p text:style-name="P152">Дефиниране на езикови настройки за промяна на подредбата на клавишите.</text:p>
      <text:p text:style-name="P381">localedef</text:p>
      <text:p text:style-name="P152"/>
      <text:p text:style-name="P152">Как да прочета стойността на променлива от средата на Линукс?</text:p>
      <text:p text:style-name="P152">Не се прави, от Python само се записват променливите.</text:p>
      <text:p text:style-name="P152"/>
      <text:p text:style-name="P154">Да прочета GitHub flow control от документацията на GitHub.com.</text:p>
      <text:p text:style-name="P152"/>
      <text:h text:style-name="P464" text:outline-level="2"><text:bookmark-start text:name="__RefHeading___Toc410_139682638"/>Къде да намеря спомагателните скриптове на редактора Kate?<text:bookmark-end text:name="__RefHeading___Toc410_139682638"/></text:h>
      <text:p text:style-name="P152">./.kde/share/apps/ktexteditor_snippets</text:p>
      <text:p text:style-name="P152"/>
      <text:h text:style-name="P458" text:outline-level="1"><text:bookmark-start text:name="__RefHeading___Toc412_139682638"/>Отдалечени връзки. Работа със графичната среда GNOME3<text:bookmark-end text:name="__RefHeading___Toc412_139682638"/></text:h>
      <text:p text:style-name="P152"><text:date style:data-style-name="N36" text:date-value="2016-05-01T08:12:31.050000102" text:fixed="true">1.05.2016 г.</text:date></text:p>
      <text:h text:style-name="P464" text:outline-level="2"><text:bookmark-start text:name="__RefHeading___Toc414_139682638"/>Двойна отдалечена връзка чрез текстова конзола и графична среда<text:bookmark-end text:name="__RefHeading___Toc414_139682638"/></text:h>
      <text:p text:style-name="P15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152">При това командите ги пускам през конзолата на отдалечения сървър, но ефектът, програмите, изпълнението се вижда в графичната среда?</text:p>
      <text:p text:style-name="P152">(Целта е лесно копиране и поставяне на команди, записани в текстов файл на моя лаптоп SSH сесията към отдалечения сървър.)</text:p>
      <text:p text:style-name="P152"/>
      <table:table table:name="Table1" table:style-name="Table1">
        <table:table-column table:style-name="Table1.A"/>
        <table:table-column table:style-name="Table1.B"/>
        <table:table-header-rows>
          <table:table-row>
            <table:table-cell table:style-name="Table1.A1" office:value-type="string">
              <text:p text:style-name="P433">VNC remote connection</text:p>
            </table:table-cell>
            <table:table-cell table:style-name="Table1.B1" office:value-type="string">
              <text:p text:style-name="P433">SSH remote connection</text:p>
            </table:table-cell>
          </table:table-row>
        </table:table-header-rows>
        <table:table-row>
          <table:table-cell table:style-name="Table1.A2" office:value-type="string">
            <text:p text:style-name="P404">GUI</text:p>
            <text:p text:style-name="P404"/>
          </table:table-cell>
          <table:table-cell table:style-name="Table1.B2" office:value-type="string">
            <text:p text:style-name="P404">Command-line console</text:p>
            <text:p text:style-name="P381">echo $DISPLAY</text:p>
            <text:p text:style-name="P381">export DISPLAY=:0</text:p>
            <text:p text:style-name="P381">xhost +localhost</text:p>
            <text:p text:style-name="P381">gedit &amp;</text:p>
            <text:p text:style-name="P79"/>
            <text:p text:style-name="P79">Графичното приложение от отдалечения компютър се появавя в графичната среда на локалния компютър.</text:p>
          </table:table-cell>
        </table:table-row>
      </table:table>
      <text:p text:style-name="P152"/>
      <text:p text:style-name="P152"/>
      <text:p text:style-name="P78"><text:span text:style-name="T35">Reference; </text:span><text:a xlink:type="simple" xlink:href="https://askubuntu.com/questions/203173/run-application-on-local-machine-and-show-gui-on-remote-display" text:style-name="Internet_20_link" text:visited-style-name="Visited_20_Internet_20_Link"><text:span text:style-name="T35">Link1</text:span></text:a><text:span text:style-name="T35"> <text:s text:c="2"/></text:span><text:a xlink:type="simple" xlink:href="http://codingdomain.com/linux/remote/x11/" text:style-name="Internet_20_link" text:visited-style-name="Visited_20_Internet_20_Link"><text:span text:style-name="T35">Link2</text:span></text:a><text:span text:style-name="T35"> <text:s text:c="2"/></text:span><text:a xlink:type="simple" xlink:href="https://xpra.org/" text:style-name="Internet_20_link" text:visited-style-name="Visited_20_Internet_20_Link"><text:span text:style-name="T35">Link3</text:span></text:a></text:p>
      <text:p text:style-name="P152"/>
      <text:p text:style-name="P152">DISPLAY=&lt;display identifier&gt; someapp</text:p>
      <text:p text:style-name="P152"/>
      <text:h text:style-name="P464" text:outline-level="2"><text:bookmark-start text:name="__RefHeading___Toc416_139682638"/>Връщане на състоянието на инсталирани пакети в Линукс<text:bookmark-end text:name="__RefHeading___Toc416_139682638"/></text:h>
      <text:p text:style-name="P155">Имам инсталиран RHEL 7.2 и създаден репозитар с пакети за RHEL 7.3.</text:p>
      <text:p text:style-name="P155">Решавам да ъпдейтна на пакетите на нивото на 7.3, а в последствие разбирам, че пак ще ми трябва за работата пакетите, които са били в 7.2.</text:p>
      <text:p text:style-name="P155">Мога ли да понижа всички пакети към 7.2. Ако може, как?</text:p>
      <text:p text:style-name="P152"/>
      <text:p text:style-name="P152">1. Ако хостът е физическа машина</text:p>
      <text:p text:style-name="P430">а) Трябва да се направи образов архив на дисковия дял (image backup), а после да се възтанови.</text:p>
      <text:p text:style-name="P430">или</text:p>
      <text:p text:style-name="P430">б) Да се направи образов архив на ниво Logical Volume Manager</text:p>
      <text:p text:style-name="P431">2. Ако хостът е виртуална машина</text:p>
      <text:p text:style-name="P430">Да се направи virtual machine snapshot. След свършване на работа да се възтанови.</text:p>
      <text:p text:style-name="P152"/>
      <text:p text:style-name="P152">3. Общ метод за връщане на вече инсталирани пакети:</text:p>
      <text:p text:style-name="P381">yum history list all</text:p>
      <text:p text:style-name="P381">yum history info &lt;ID&gt;</text:p>
      <text:p text:style-name="P381"/>
      <text:p text:style-name="P381">yum history undo &lt;ID&gt;</text:p>
      <text:p text:style-name="P381">yum history rollback &lt;ID&gt;</text:p>
      <text:p text:style-name="P381">yum history redo &lt;ID&gt;</text:p>
      <text:p text:style-name="P381">yum downgrade &lt;PACKAGE&gt;</text:p>
      <text:p text:style-name="P152"/>
      <text:p text:style-name="P153">Reference</text:p>
      <text:p text:style-name="P76"><text:a xlink:type="simple" xlink:href="https://access.redhat.com/documentation/en-US/Red_Hat_Enterprise_Linux/7/html/System_Administrators_Guide/sect-Yum-Transaction_History.html" text:style-name="Internet_20_link" text:visited-style-name="Visited_20_Internet_20_Link"><text:span text:style-name="T35">Working with Transaction History</text:span></text:a></text:p>
      <text:p text:style-name="P77"><text:a xlink:type="simple" xlink:href="https://access.redhat.com/discussions/2091661" text:style-name="Internet_20_link" text:visited-style-name="Visited_20_Internet_20_Link"><text:span text:style-name="T35">Downgrading from RHEL 7.2 to 7.1</text:span></text:a></text:p>
      <text:p text:style-name="P76"><text:a xlink:type="simple" xlink:href="http://www.cyberciti.biz/faq/howto-yum-downgrade-packages-on-rhel-centos-fedora-scientific-linux/" text:style-name="Internet_20_link" text:visited-style-name="Visited_20_Internet_20_Link"><text:span text:style-name="T35">Use yum Command To Downgrade or Rollback Updates</text:span></text:a></text:p>
      <text:p text:style-name="P153"/>
      <text:h text:style-name="P464" text:outline-level="2"><text:bookmark-start text:name="__RefHeading___Toc418_139682638"/>Работата с графична среда GNOME3<text:bookmark-end text:name="__RefHeading___Toc418_139682638"/></text:h>
      <text:p text:style-name="P155">Как в GNOME3 да скрия всички прозорци, за да видя иконите и да отворя документ? </text:p>
      <text:p text:style-name="P152"/>
      <text:p text:style-name="P152">Gnome control center -&gt; Keyboard -&gt; Shortcuts -&gt;Navigation -&gt; Hide all normal windows -&gt; Shift + Super Key + D</text:p>
      <text:p text:style-name="P152"/>
      <text:h text:style-name="P464" text:outline-level="2"><text:bookmark-start text:name="__RefHeading___Toc420_139682638"/>Автоматично начално стартиране на VNC сървър <text:bookmark-end text:name="__RefHeading___Toc420_139682638"/></text:h>
      <text:p text:style-name="P155">Как да настроя сървър да стартира автоматично VNC сървър, всеки път след рестарт?</text:p>
      <text:p text:style-name="P155"/>
      <text:p text:style-name="P106">Reference</text:p>
      <text:p text:style-name="P76"><text:a xlink:type="simple" xlink:href="https://access.redhat.com/documentation/en-US/Red_Hat_Enterprise_Linux/7/html/System_Administrators_Guide/ch-TigerVNC.html" text:style-name="Internet_20_link" text:visited-style-name="Visited_20_Internet_20_Link"><text:span text:style-name="T35">VNC Server</text:span></text:a></text:p>
      <text:p text:style-name="P76"><text:a xlink:type="simple" xlink:href="https://www.howtoforge.com/vnc-server-installation-on-centos-7" text:style-name="Internet_20_link" text:visited-style-name="Visited_20_Internet_20_Link"><text:span text:style-name="T35">VNC Server installation on CentOS 7</text:span></text:a></text:p>
      <text:p text:style-name="P76"><text:a xlink:type="simple" xlink:href="https://www.digitalocean.com/community/tutorials/how-to-install-and-configure-vnc-remote-access-for-the-gnome-desktop-on-centos-7" text:style-name="Internet_20_link" text:visited-style-name="Visited_20_Internet_20_Link"><text:span text:style-name="T35">How To Install and Configure VNC Remote Access for the GNOME Desktop on CentOS 7</text:span></text:a></text:p>
      <text:p text:style-name="P153"/>
      <text:p text:style-name="P152"/>
      <text:p text:style-name="P152">5 - maybe</text:p>
      <text:p text:style-name="P152">Как да се свържа към VNC server, като навлизам не в GNOME, ами в KDE сесия? Графичната среда KDE е предварително инсталирана през yum като група.</text:p>
      <text:p text:style-name="P152"/>
      <text:p text:style-name="P152">https://wiki.archlinux.org/index.php/TigerVNC</text:p>
      <text:p text:style-name="P152"/>
      <text:p text:style-name="P152">~/.vnc/xstartup</text:p>
      <text:p text:style-name="P152">#!/bin/sh</text:p>
      <text:p text:style-name="P152">exec startlxqt</text:p>
      <text:p text:style-name="P152"/>
      <text:p text:style-name="P152">current session</text:p>
      <text:p text:style-name="P381">x0vncserver -display :0 -passwordfile ~/.vnc/passwd</text:p>
      <text:p text:style-name="P152"/>
      <text:p text:style-name="P152">6 - done</text:p>
      <text:p text:style-name="P152">Може ли паролата за връзка между моят компютър и VNC server да бъде запомнена?</text:p>
      <text:p text:style-name="P152"/>
      <text:p text:style-name="P381">vncpasswd</text:p>
      <text:p text:style-name="P152"/>
      <text:p text:style-name="P152">Passwordless authentication</text:p>
      <text:p text:style-name="P15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381">vncviewer -passwd /path/to/server-passwd-file</text:p>
      <text:p text:style-name="P152"/>
      <text:h text:style-name="P464" text:outline-level="2"><text:bookmark-start text:name="__RefHeading___Toc635_1331395658"/>Настройване на шрифта на козолата при GNOME3<text:bookmark-end text:name="__RefHeading___Toc635_1331395658"/></text:h>
      <text:p text:style-name="P155">Какво да направя с GNOME3, за да запомни настройка на шрифта на конзолата <text:s/>Monospaced 12?</text:p>
      <text:p text:style-name="P152"/>
      <text:p text:style-name="P152">Terminal -&gt; Edit -&gt; Edit profile settings -&gt; Choose custom font/size</text:p>
      <text:p text:style-name="P152"/>
      <text:h text:style-name="P464"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155">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152"/>
      <text:p text:style-name="P152">Да се включи редаване на изображението през протокол X11.</text:p>
      <text:p text:style-name="P152">sshd X11 forwarding enable:</text:p>
      <text:p text:style-name="P152"/>
      <text:p text:style-name="P152">Редактирай конфигурационния файл на отдалечения компютър:</text:p>
      <text:p text:style-name="P381">vim /etc/ssh/sshd_config</text:p>
      <text:p text:style-name="P381">X11Forwarding yes</text:p>
      <text:p text:style-name="P152"/>
      <text:p text:style-name="P152">На локалния компютър, задай командата:</text:p>
      <text:p text:style-name="P381">ssh -X user@host</text:p>
      <text:p text:style-name="P381">gedit &amp;</text:p>
      <text:p text:style-name="P152"/>
      <text:h text:style-name="P464" text:outline-level="2"><text:bookmark-start text:name="__RefHeading___Toc639_1331395658"/>Пренасяне на помощни скриптове на редактор Kate<text:bookmark-end text:name="__RefHeading___Toc639_1331395658"/></text:h>
      <text:p text:style-name="P15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152"/>
      <text:p text:style-name="P381">~/.kde/share/apps/ktexteditor_snippets/data/</text:p>
      <text:p text:style-name="P381">~/.kde/.kde/share/apps/ktexteditor_snippets/data/</text:p>
      <text:p text:style-name="P152"/>
      <text:h text:style-name="P464" text:outline-level="2"><text:bookmark-start text:name="__RefHeading___Toc641_1331395658"/>Потвърждавае на идентичноста на хост при SSH връзка<text:bookmark-end text:name="__RefHeading___Toc641_1331395658"/></text:h>
      <text:p text:style-name="P152">Постоянно се свързвам с тестови машини през SSH. Мога ли да ги приемем автоматично и да прескачам съобщението:</text:p>
      <text:p text:style-name="P381">The authenticity of host 'ibm-p8-kvm-06-guest-09.rhts.eng.bos.redhat.com (10.16.68.160)' can't be established.</text:p>
      <text:p text:style-name="P381">ECDSA key fingerprint is f9:cc:14:54:17:e8:55:9b:50:c0:aa:ba:58:27:eb:02.</text:p>
      <text:p text:style-name="P381">Are you sure you want to continue connecting (yes/no)? yes</text:p>
      <text:p text:style-name="P152"/>
      <text:p text:style-name="P152">Премахване на "пръстовия" отпечатък от локалния компютър:</text:p>
      <text:p text:style-name="P152">ssh-keygen -R 192.168.146.129</text:p>
      <text:p text:style-name="P152">Премахва се информация за хоста от локалния файл: $HOME/.ssh/known_hosts</text:p>
      <text:p text:style-name="P152"/>
      <text:p text:style-name="P152">Свързва се към отдалечен хост БЕЗ за чака потвърждение за "пръстов" отпечатък:</text:p>
      <text:p text:style-name="P381">ssh -o StrictHostKeyChecking=no root@192.168.146.129</text:p>
      <text:p text:style-name="P152"/>
      <text:p text:style-name="P152">Свързва се към отдалечен хост БЕЗ за чака потвърждение за "пръстов" отпечатък, БЕЗ да записва хоста във фала с познати хостове:</text:p>
      <text:p text:style-name="P381">ssh -o StrictHostKeyChecking=no -o UserKnownHostsFile=/dev/null root@192.168.146.129</text:p>
      <text:p text:style-name="P152"/>
      <text:p text:style-name="P152">Създаване на "прякор" за съкратено изпълнение:</text:p>
      <text:p text:style-name="P152">Редактирай файла $HOME/.bashrc добяйки реда:</text:p>
      <text:p text:style-name="P381">alias ssh_auto='ssh -o StrictHostKeyChecking=no'</text:p>
      <text:p text:style-name="P152"/>
      <text:p text:style-name="P152">Изнасяне на новите настройки към работната среда:</text:p>
      <text:p text:style-name="P381">source .bashrc</text:p>
      <text:p text:style-name="P152"/>
      <text:p text:style-name="P15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8">отдалечения</text:span> компютър се пренася във файла с познати хостове на <text:span text:style-name="T12">локалния</text:span><text:span text:style-name="T8"> </text:span>компютър.</text:p>
      <text:p text:style-name="P381">ssh-keyscan 192.168.146.129 &gt;&gt; ~/.ssh/known_hosts</text:p>
      <text:p text:style-name="P152"/>
      <text:p text:style-name="P152"/>
      <text:p text:style-name="P152">11 - <text:span text:style-name="T32">maybe</text:span></text:p>
      <text:p text:style-name="P15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152"/>
      <text:p text:style-name="P152">Right Click on a file -&gt; Properties -&gt; Open With -&gt; Choose app -&gt; set as default</text:p>
      <text:p text:style-name="P152"/>
      <text:h text:style-name="P458" text:outline-level="1"><text:bookmark-start text:name="__RefHeading___Toc643_1331395658"/>Компилиране на програми под Линукс<text:bookmark-end text:name="__RefHeading___Toc643_1331395658"/></text:h>
      <text:p text:style-name="P152"><text:date style:data-style-name="N36" text:date-value="2016-05-08T10:31:40.840000086" text:fixed="true">8.05.2016 г.</text:date></text:p>
      <text:p text:style-name="P152">Гледай първо файла INSTALL или README.</text:p>
      <text:p text:style-name="P152">Той съдържa инструкции за компилация.</text:p>
      <text:p text:style-name="P152">1. Необходими библиотеки преди инсталация</text:p>
      <text:p text:style-name="P152">2. Кратки инструкции за компилация</text:p>
      <text:p text:style-name="P152">3. Опции за конфигурация на компилатора, какво и как ще компилира сорс кода, къде ще постави компилираните файлове след това.</text:p>
      <text:p text:style-name="P152">4. При някои компилации има процедура Test. Дава инструкции какво да се прави.</text:p>
      <text:p text:style-name="P152">5. Има изреждане на флагове за процесора и компилатора.</text:p>
      <text:p text:style-name="P152">6. Има изреждане на обектни файлове.</text:p>
      <text:p text:style-name="P152">7. Има изредени процедури за компилация. Една процедура може да има подпроцедури.</text:p>
      <text:p text:style-name="P152">8. В повечето случаи има процедура: <text:s/>clean. <text:s/>Връща състоянието на системата преди компилация. Главно изтрива файлове, които са излишни.</text:p>
      <text:p text:style-name="P15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381">Makefile</text:p>
      <text:p text:style-name="P152"/>
      <text:p text:style-name="P152">10. Следва самата компилация и работа на линкера. Ползва се gcc, който съдържа в себе си както компилатор, така и линкер.</text:p>
      <text:p text:style-name="P152">11. Може да се извика процедура за проверка за успешна компилация:</text:p>
      <text:p text:style-name="P381">make test</text:p>
      <text:p text:style-name="P381"/>
      <text:p text:style-name="P79">Щом компилацията е преминала успешно, тогава резултатът е <text:span text:style-name="T34">PASSED</text:span>.</text:p>
      <text:p text:style-name="P79">12. Следва поставяне на компилираните файлове по директориите, където ще стоят:</text:p>
      <text:p text:style-name="P381">make install</text:p>
      <text:p text:style-name="P79"/>
      <text:p text:style-name="P79">Install е предварително описана процедура в <text:s/><text:span text:style-name="T34">Makeflie</text:span>. Указва кои файлове, къде ще се копират или преместят, какви права за достъп до компилираните файлове ще има и др.</text:p>
      <text:p text:style-name="P79">За да се изобразят динамично свързаните библиотеки:</text:p>
      <text:p text:style-name="P381">ldd &lt;име на бинарен файл&gt;</text:p>
      <text:p text:style-name="P79">Пример:</text:p>
      <text:p text:style-name="P381">ldd ./openssl</text:p>
      <text:p text:style-name="P79">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4">Makeflie</text:span>.</text:p>
      <text:p text:style-name="P79"/>
      <text:p text:style-name="P79">При някои пакети със сорскодове има <text:span text:style-name="T34">SPEC</text:span> файл, който служи за построяване на RPM пакети при Red Hat съвместимите Линукси.</text:p>
      <text:p text:style-name="P79"/>
      <text:p text:style-name="P79">ПРОПУСНАТА ЧАСТ</text:p>
      <text:p text:style-name="P79">…</text:p>
      <text:p text:style-name="P79"/>
      <text:h text:style-name="P458" text:outline-level="1"><text:bookmark-start text:name="__RefHeading___Toc773_723091682"/>Условни оператори на BASH скриптопве<text:bookmark-end text:name="__RefHeading___Toc773_723091682"/></text:h>
      <text:p text:style-name="P79"><text:date style:data-style-name="N36" text:date-value="2016-05-29T16:37:19.460000046" text:fixed="true">29.05.2016 г.</text:date></text:p>
      <text:p text:style-name="P79">Сайтове за писане на скриптове:</text:p>
      <text:p text:style-name="Text_20_body"><text:a xlink:type="simple" xlink:href="http://wiki.bash-hackers.org/" text:style-name="Internet_20_link" text:visited-style-name="Visited_20_Internet_20_Link"><text:span text:style-name="T35">http://wiki.bash-hackers.org</text:span></text:a></text:p>
      <text:p text:style-name="Text_20_body"><text:a xlink:type="simple" xlink:href="http://mywiki.wooledge.org/" text:style-name="Internet_20_link" text:visited-style-name="Visited_20_Internet_20_Link"><text:span text:style-name="T35">http://mywiki.wooledge.org</text:span></text:a></text:p>
      <text:p text:style-name="P79"/>
      <text:p text:style-name="P79">В bash скриптовете се изброяват до 9 командни аргумента. Ако има 10-ти или повече, да се поставя името му във фигурни скоби:</text:p>
      <text:p text:style-name="P79">${10}, ${11} … ${N}</text:p>
      <text:p text:style-name="P79"/>
      <text:p text:style-name="P79">Специални параметри:</text:p>
      <table:table table:name="Table2" table:style-name="Table2">
        <table:table-column table:style-name="Table2.A"/>
        <table:table-column table:style-name="Table2.B"/>
        <table:table-row>
          <table:table-cell table:style-name="Table2.A1" office:value-type="string">
            <text:p text:style-name="P272">$*</text:p>
          </table:table-cell>
          <table:table-cell table:style-name="Table2.B1" office:value-type="string">
            <text:p text:style-name="P79">всички командни параметри се разбират от bash като една обща дума</text:p>
          </table:table-cell>
        </table:table-row>
        <table:table-row>
          <table:table-cell table:style-name="Table2.A2" office:value-type="string">
            <text:p text:style-name="P272">$@</text:p>
          </table:table-cell>
          <table:table-cell table:style-name="Table2.B2" office:value-type="string">
            <text:p text:style-name="P79">изброени са всички командни аргументи, но всеки представлява отделна дума</text:p>
          </table:table-cell>
        </table:table-row>
        <table:table-row>
          <table:table-cell table:style-name="Table2.A2" office:value-type="string">
            <text:p text:style-name="P272">$#</text:p>
          </table:table-cell>
          <table:table-cell table:style-name="Table2.B2" office:value-type="string">
            <text:p text:style-name="P79">показва броя на аргументите, подадени на скрипта</text:p>
          </table:table-cell>
        </table:table-row>
        <table:table-row>
          <table:table-cell table:style-name="Table2.A2" office:value-type="string">
            <text:p text:style-name="P272">$$</text:p>
          </table:table-cell>
          <table:table-cell table:style-name="Table2.B2" office:value-type="string">
            <text:p text:style-name="P79">показва PID на родителтеския процес, ако терминалът (bash) тогава виждаме ноговия PID.</text:p>
          </table:table-cell>
        </table:table-row>
        <table:table-row>
          <table:table-cell table:style-name="Table2.A2" office:value-type="string">
            <text:p text:style-name="P413">$?</text:p>
          </table:table-cell>
          <table:table-cell table:style-name="Table2.B2" office:value-type="string">
            <text:p text:style-name="P404">Изходният код от последно извиканата команда</text:p>
            <text:p text:style-name="P404">0 - успех</text:p>
            <text:p text:style-name="P404">&gt;0 - грешка</text:p>
          </table:table-cell>
        </table:table-row>
        <table:table-row>
          <table:table-cell table:style-name="Table2.A2" office:value-type="string">
            <text:p text:style-name="P413"/>
          </table:table-cell>
          <table:table-cell table:style-name="Table2.B2" office:value-type="string">
            <text:p text:style-name="P404"/>
          </table:table-cell>
        </table:table-row>
      </table:table>
      <text:p text:style-name="P79"/>
      <text:p text:style-name="P79"/>
      <text:p text:style-name="P79">Обхождане на всички задани командни аргументи на скрипта:</text:p>
      <text:p text:style-name="P381">for ARG in “$*”; do</text:p>
      <text:p text:style-name="P381"><text:s text:c="3"/>echo $ARG</text:p>
      <text:p text:style-name="P381">done</text:p>
      <text:p text:style-name="P79">Резултат:</text:p>
      <text:p text:style-name="P79">1 2 3</text:p>
      <text:p text:style-name="P79"/>
      <text:p text:style-name="P381">for ARG in “$@”; do</text:p>
      <text:p text:style-name="P381"><text:s text:c="3"/>echo $ARG</text:p>
      <text:p text:style-name="P381">done</text:p>
      <text:p text:style-name="P79">Резултат:</text:p>
      <text:p text:style-name="P79">1</text:p>
      <text:p text:style-name="P79">2</text:p>
      <text:p text:style-name="P79">3</text:p>
      <text:p text:style-name="P79"/>
      <text:p text:style-name="P79">Насочване на грешките към изходния поток за грешки и изход от скипта с код за грешка:</text:p>
      <text:p text:style-name="P79">echo 'Възникна грешка!' 2&gt;</text:p>
      <text:p text:style-name="P79">exit 1</text:p>
      <text:p text:style-name="P79"/>
      <text:p text:style-name="P79">Тестващи функции на bash</text:p>
      <table:table table:name="Table3" table:style-name="Table3">
        <table:table-column table:style-name="Table3.A" table:number-columns-repeated="3"/>
        <table:table-row>
          <table:table-cell table:style-name="Table3.A1" office:value-type="string">
            <text:p text:style-name="P404"/>
          </table:table-cell>
          <table:table-cell table:style-name="Table3.A1" office:value-type="string">
            <text:p text:style-name="P404"/>
          </table:table-cell>
          <table:table-cell table:style-name="Table3.C1" office:value-type="string">
            <text:p text:style-name="P406"/>
          </table:table-cell>
        </table:table-row>
        <table:table-row>
          <table:table-cell table:style-name="Table3.A2" office:value-type="string">
            <text:p text:style-name="P404">-eq</text:p>
          </table:table-cell>
          <table:table-cell table:style-name="Table3.A2" office:value-type="string">
            <text:p text:style-name="P404">Is equal to</text:p>
          </table:table-cell>
          <table:table-cell table:style-name="Table3.C2" office:value-type="string">
            <text:p text:style-name="P406">[ “$a” -eq “$b” ]</text:p>
            <text:p text:style-name="P406">[[ “$a” -eq “$b” ]]</text:p>
          </table:table-cell>
        </table:table-row>
        <table:table-row>
          <table:table-cell table:style-name="Table3.A2" office:value-type="string">
            <text:p text:style-name="P404">-ne</text:p>
          </table:table-cell>
          <table:table-cell table:style-name="Table3.A2" office:value-type="string">
            <text:p text:style-name="P404">Not equal to</text:p>
          </table:table-cell>
          <table:table-cell table:style-name="Table3.C2" office:value-type="string">
            <text:p text:style-name="P406">[ “$a” -ne “$b” ]</text:p>
            <text:p text:style-name="P406">[[ “$a” -ne “$b” ]]</text:p>
          </table:table-cell>
        </table:table-row>
        <table:table-row>
          <table:table-cell table:style-name="Table3.A2" office:value-type="string">
            <text:p text:style-name="P404">-gt</text:p>
          </table:table-cell>
          <table:table-cell table:style-name="Table3.A2" office:value-type="string">
            <text:p text:style-name="P404">Greater than</text:p>
          </table:table-cell>
          <table:table-cell table:style-name="Table3.C2" office:value-type="string">
            <text:p text:style-name="P406">[ “$a” -gt “$b” ]</text:p>
            <text:p text:style-name="P406">[[ “$a” -gt “$b” ]]</text:p>
          </table:table-cell>
        </table:table-row>
        <table:table-row>
          <table:table-cell table:style-name="Table3.A2" office:value-type="string">
            <text:p text:style-name="P404">-ge</text:p>
          </table:table-cell>
          <table:table-cell table:style-name="Table3.A2" office:value-type="string">
            <text:p text:style-name="P404">Greater than or equal to</text:p>
          </table:table-cell>
          <table:table-cell table:style-name="Table3.C2" office:value-type="string">
            <text:p text:style-name="P406">[ “$a” -ge “$b” ]</text:p>
            <text:p text:style-name="P406">[[ “$a” -ge “$b” ]]</text:p>
          </table:table-cell>
        </table:table-row>
        <table:table-row>
          <table:table-cell table:style-name="Table3.A2" office:value-type="string">
            <text:p text:style-name="P404">-lt</text:p>
          </table:table-cell>
          <table:table-cell table:style-name="Table3.A2" office:value-type="string">
            <text:p text:style-name="P404">Less than</text:p>
          </table:table-cell>
          <table:table-cell table:style-name="Table3.C2" office:value-type="string">
            <text:p text:style-name="P406">[ “$a” -lt “$b” ]</text:p>
            <text:p text:style-name="P406">[[ “$a” -lt “$b” ]]</text:p>
          </table:table-cell>
        </table:table-row>
        <table:table-row>
          <table:table-cell table:style-name="Table3.A2" office:value-type="string">
            <text:p text:style-name="P404">-le</text:p>
          </table:table-cell>
          <table:table-cell table:style-name="Table3.A2" office:value-type="string">
            <text:p text:style-name="P404">Less than or equal to</text:p>
          </table:table-cell>
          <table:table-cell table:style-name="Table3.C2" office:value-type="string">
            <text:p text:style-name="P406">[ “$a” -le “$b” ]</text:p>
            <text:p text:style-name="P406">[[ “$a” -le “$b” ]]</text:p>
          </table:table-cell>
        </table:table-row>
      </table:table>
      <text:p text:style-name="P79"/>
      <text:p text:style-name="P79">Резултатът е булев: true / false</text:p>
      <text:p text:style-name="P79">В Линукс, резутатът е на обратно на програмните езици.</text:p>
      <text:p text:style-name="P381">true = 0</text:p>
      <text:p text:style-name="P381">false = 1</text:p>
      <text:p text:style-name="P79"/>
      <text:p text:style-name="P79"/>
      <text:h text:style-name="P464"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404"/>
          </table:table-cell>
          <table:table-cell table:style-name="Table4.A1" office:value-type="string">
            <text:p text:style-name="P404"/>
          </table:table-cell>
          <table:table-cell table:style-name="Table4.C1" office:value-type="string">
            <text:p text:style-name="P404"/>
          </table:table-cell>
        </table:table-row>
        <table:table-row>
          <table:table-cell table:style-name="Table4.A2" office:value-type="string">
            <text:p text:style-name="P404">'='</text:p>
          </table:table-cell>
          <table:table-cell table:style-name="Table4.A2" office:value-type="string">
            <text:p text:style-name="P404">Is equal to</text:p>
          </table:table-cell>
          <table:table-cell table:style-name="Table4.C2" office:value-type="string">
            <text:p text:style-name="P404"/>
          </table:table-cell>
        </table:table-row>
        <table:table-row>
          <table:table-cell table:style-name="Table4.A2" office:value-type="string">
            <text:p text:style-name="P404">'=='</text:p>
          </table:table-cell>
          <table:table-cell table:style-name="Table4.A2" office:value-type="string">
            <text:p text:style-name="P404">Is equal to</text:p>
          </table:table-cell>
          <table:table-cell table:style-name="Table4.C2" office:value-type="string">
            <text:p text:style-name="P404"/>
          </table:table-cell>
        </table:table-row>
        <table:table-row>
          <table:table-cell table:style-name="Table4.A2" office:value-type="string">
            <text:p text:style-name="P404">!=</text:p>
          </table:table-cell>
          <table:table-cell table:style-name="Table4.A2" office:value-type="string">
            <text:p text:style-name="P404">Is not equal to</text:p>
          </table:table-cell>
          <table:table-cell table:style-name="Table4.C2" office:value-type="string">
            <text:p text:style-name="P404"/>
          </table:table-cell>
        </table:table-row>
        <table:table-row>
          <table:table-cell table:style-name="Table4.A2" office:value-type="string">
            <text:p text:style-name="P404">-z</text:p>
          </table:table-cell>
          <table:table-cell table:style-name="Table4.A2" office:value-type="string">
            <text:p text:style-name="P404">Is null</text:p>
          </table:table-cell>
          <table:table-cell table:style-name="Table4.C2" office:value-type="string">
            <text:p text:style-name="P404"/>
          </table:table-cell>
        </table:table-row>
        <table:table-row>
          <table:table-cell table:style-name="Table4.A2" office:value-type="string">
            <text:p text:style-name="P404">-n</text:p>
          </table:table-cell>
          <table:table-cell table:style-name="Table4.A2" office:value-type="string">
            <text:p text:style-name="P404">Is not null</text:p>
          </table:table-cell>
          <table:table-cell table:style-name="Table4.C2" office:value-type="string">
            <text:p text:style-name="P404"/>
          </table:table-cell>
        </table:table-row>
      </table:table>
      <text:p text:style-name="P79"/>
      <text:h text:style-name="P464"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404"/>
          </table:table-cell>
          <table:table-cell table:style-name="Table5.A1" office:value-type="string">
            <text:p text:style-name="P404"/>
          </table:table-cell>
          <table:table-cell table:style-name="Table5.C1" office:value-type="string">
            <text:p text:style-name="P407"/>
          </table:table-cell>
        </table:table-row>
        <table:table-row>
          <table:table-cell table:style-name="Table5.A2" office:value-type="string">
            <text:p text:style-name="P404">-b</text:p>
          </table:table-cell>
          <table:table-cell table:style-name="Table5.A2" office:value-type="string">
            <text:p text:style-name="P404">File exists and is block device</text:p>
          </table:table-cell>
          <table:table-cell table:style-name="Table5.C2" office:value-type="string">
            <text:p text:style-name="P407">Example</text:p>
            <text:p text:style-name="P407">[[ -b /dev/sda ]]</text:p>
          </table:table-cell>
        </table:table-row>
        <table:table-row>
          <table:table-cell table:style-name="Table5.A2" office:value-type="string">
            <text:p text:style-name="P404">-c</text:p>
          </table:table-cell>
          <table:table-cell table:style-name="Table5.A2" office:value-type="string">
            <text:p text:style-name="P404">File exists and is character device</text:p>
          </table:table-cell>
          <table:table-cell table:style-name="Table5.C2" office:value-type="string">
            <text:p text:style-name="P407">Example for char.devices</text:p>
            <text:p text:style-name="P407">ll /dev | grep ^c</text:p>
            <text:p text:style-name="P407"/>
          </table:table-cell>
        </table:table-row>
        <table:table-row>
          <table:table-cell table:style-name="Table5.A2" office:value-type="string">
            <text:p text:style-name="P404">-d</text:p>
          </table:table-cell>
          <table:table-cell table:style-name="Table5.A2" office:value-type="string">
            <text:p text:style-name="P404">File exists and is a directory</text:p>
          </table:table-cell>
          <table:table-cell table:style-name="Table5.C2" office:value-type="string">
            <text:p text:style-name="P407">[[ -d &lt;directory&gt; ]]</text:p>
          </table:table-cell>
        </table:table-row>
        <table:table-row>
          <table:table-cell table:style-name="Table5.A2" office:value-type="string">
            <text:p text:style-name="P404">-e</text:p>
          </table:table-cell>
          <table:table-cell table:style-name="Table5.A2" office:value-type="string">
            <text:p text:style-name="P404">File exists</text:p>
          </table:table-cell>
          <table:table-cell table:style-name="Table5.C2" office:value-type="string">
            <text:p text:style-name="P407">[[ -e &lt;file&gt; ]]</text:p>
          </table:table-cell>
        </table:table-row>
        <table:table-row>
          <table:table-cell table:style-name="Table5.A2" office:value-type="string">
            <text:p text:style-name="P404">-f</text:p>
          </table:table-cell>
          <table:table-cell table:style-name="Table5.A2" office:value-type="string">
            <text:p text:style-name="P404">File is a regular file</text:p>
          </table:table-cell>
          <table:table-cell table:style-name="Table5.C2" office:value-type="string">
            <text:p text:style-name="P407">[[ -f &lt;file&gt; ]]</text:p>
          </table:table-cell>
        </table:table-row>
        <table:table-row>
          <table:table-cell table:style-name="Table5.A2" office:value-type="string">
            <text:p text:style-name="P404">-L</text:p>
          </table:table-cell>
          <table:table-cell table:style-name="Table5.A2" office:value-type="string">
            <text:p text:style-name="P404">File exists and is a symbolic link</text:p>
          </table:table-cell>
          <table:table-cell table:style-name="Table5.C2" office:value-type="string">
            <text:p text:style-name="P407">[[ -L &lt;symlink&gt; ]]</text:p>
          </table:table-cell>
        </table:table-row>
        <table:table-row>
          <table:table-cell table:style-name="Table5.A2" office:value-type="string">
            <text:p text:style-name="P404">-r</text:p>
          </table:table-cell>
          <table:table-cell table:style-name="Table5.A2" office:value-type="string">
            <text:p text:style-name="P404">File exists with read rights</text:p>
          </table:table-cell>
          <table:table-cell table:style-name="Table5.C2" office:value-type="string">
            <text:p text:style-name="P407"/>
          </table:table-cell>
        </table:table-row>
        <table:table-row>
          <table:table-cell table:style-name="Table5.A2" office:value-type="string">
            <text:p text:style-name="P404">-s</text:p>
          </table:table-cell>
          <table:table-cell table:style-name="Table5.A2" office:value-type="string">
            <text:p text:style-name="P404">File exists and it's not empty, size &gt; 0</text:p>
          </table:table-cell>
          <table:table-cell table:style-name="Table5.C2" office:value-type="string">
            <text:p text:style-name="P407">[[ -s &lt;file&gt; ]]</text:p>
          </table:table-cell>
        </table:table-row>
        <table:table-row>
          <table:table-cell table:style-name="Table5.A2" office:value-type="string">
            <text:p text:style-name="P404">-w</text:p>
          </table:table-cell>
          <table:table-cell table:style-name="Table5.A2" office:value-type="string">
            <text:p text:style-name="P404">File exists with write rights</text:p>
          </table:table-cell>
          <table:table-cell table:style-name="Table5.C2" office:value-type="string">
            <text:p text:style-name="P407"/>
          </table:table-cell>
        </table:table-row>
        <table:table-row>
          <table:table-cell table:style-name="Table5.A2" office:value-type="string">
            <text:p text:style-name="P404">-x</text:p>
          </table:table-cell>
          <table:table-cell table:style-name="Table5.A2" office:value-type="string">
            <text:p text:style-name="P404">File exists and can be executed</text:p>
          </table:table-cell>
          <table:table-cell table:style-name="Table5.C2" office:value-type="string">
            <text:p text:style-name="P407">[[ -x &lt;filr&gt; ]]</text:p>
          </table:table-cell>
        </table:table-row>
        <table:table-row>
          <table:table-cell table:style-name="Table5.A2" office:value-type="string">
            <text:p text:style-name="P404">-ef</text:p>
          </table:table-cell>
          <table:table-cell table:style-name="Table5.A2" office:value-type="string">
            <text:p text:style-name="P404">FILE1 has the same device and inode number as FILE2</text:p>
          </table:table-cell>
          <table:table-cell table:style-name="Table5.C2" office:value-type="string">
            <text:p text:style-name="P407">[[ &lt;FILE1&gt; -ef &lt;FILE2&gt; ]]</text:p>
          </table:table-cell>
        </table:table-row>
        <table:table-row>
          <table:table-cell table:style-name="Table5.A2" office:value-type="string">
            <text:p text:style-name="P404">-nt</text:p>
          </table:table-cell>
          <table:table-cell table:style-name="Table5.A2" office:value-type="string">
            <text:p text:style-name="P404">FILE1 has newer modification date than FILE2</text:p>
          </table:table-cell>
          <table:table-cell table:style-name="Table5.C2" office:value-type="string">
            <text:p text:style-name="P407">[[ &lt;FILE1&gt; -nt &lt;FILE2&gt; ]]</text:p>
          </table:table-cell>
        </table:table-row>
        <table:table-row>
          <table:table-cell table:style-name="Table5.A2" office:value-type="string">
            <text:p text:style-name="P404">-ot</text:p>
          </table:table-cell>
          <table:table-cell table:style-name="Table5.A2" office:value-type="string">
            <text:p text:style-name="P404">FILE1 has older modification date than FILE2</text:p>
          </table:table-cell>
          <table:table-cell table:style-name="Table5.C2" office:value-type="string">
            <text:p text:style-name="P407">[[ &lt;FILE1&gt; -ot &lt;FILE2&gt; ]]</text:p>
          </table:table-cell>
        </table:table-row>
      </table:table>
      <text:p text:style-name="P79"/>
      <text:h text:style-name="P464" text:outline-level="2"><text:bookmark-start text:name="__RefHeading___Toc1451_723091682"/>Логически оператори AND и OR<text:bookmark-end text:name="__RefHeading___Toc1451_723091682"/></text:h>
      <text:p text:style-name="P79">Изход с true = 0</text:p>
      <text:p text:style-name="P79">Изход с false = 1</text:p>
      <text:p text:style-name="P79"/>
      <text:h text:style-name="P459" text:outline-level="1"><text:bookmark-start text:name="__RefHeading___Toc1429_1985201145"/>Инсталация и конфигурация на web server<text:bookmark-end text:name="__RefHeading___Toc1429_1985201145"/></text:h>
      <text:p text:style-name="P81"><text:date style:data-style-name="N36" text:date-value="2016-06-18T10:32:48.710000091" text:fixed="true">18.06.2016 г.</text:date></text:p>
      <text:p text:style-name="P80">Apache web server</text:p>
      <text:p text:style-name="P80">Tomcat server – application server, най-вече комбинирано с Java приложения, не е само уеб сървър</text:p>
      <text:p text:style-name="P80">NGIX – става популярен става, изключително бърз</text:p>
      <text:p text:style-name="P80">LIGHTTPD – бърз и олекотен уеб сървър</text:p>
      <text:p text:style-name="P80"/>
      <text:p text:style-name="Text_20_body"><text:span text:style-name="T36">Виж </text:span><text:a xlink:type="simple" xlink:href="http://www.server-world.info/" text:style-name="Internet_20_link" text:visited-style-name="Visited_20_Internet_20_Link"><text:span text:style-name="T35">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80"/>
      <text:p text:style-name="P80">Виж книгата на Ред Хет: <text:span text:style-name="T34">RED HAT SYSTEM ADMINISTRATION Ill</text:span></text:p>
      <text:p text:style-name="P232">Red Hat Enterprise Linux 7 RH254</text:p>
      <text:p text:style-name="P80"/>
      <text:p text:style-name="P80">Конфигурационите файлове се намиран в директорията: /etc/httpd/</text:p>
      <text:p text:style-name="P80"/>
      <text:p text:style-name="P80">Тестване на уеб сървъра чрез telnet</text:p>
      <text:p text:style-name="P381">telnet &lt;server name&gt; 80</text:p>
      <text:p text:style-name="P80"/>
      <text:p text:style-name="P381">GET / HTTP/1.1</text:p>
      <text:p text:style-name="P381">Host: &lt;IP address of the server&gt; or &lt;server name&gt;</text:p>
      <text:p text:style-name="P381"/>
      <text:p text:style-name="P80">Съдържанието на уеб страниците е сложено в директория:</text:p>
      <text:p text:style-name="P381">/var/www/html</text:p>
      <text:p text:style-name="P80">Файлът със съдържание по подразбиране е винаги: index.html</text:p>
      <text:p text:style-name="P80"/>
      <text:p text:style-name="P80">След инсталация, провери състоянието на SELinux:</text:p>
      <text:p text:style-name="P80">getenforce</text:p>
      <text:p text:style-name="P80">Ако пише Enforcing системата е в режим сигурност.</text:p>
      <text:p text:style-name="P80">Как да разбера дали към файловете има приложена политика за сиурност?</text:p>
      <text:p text:style-name="P381">ls - lZ</text:p>
      <text:p text:style-name="P80">httpd_sys_content_t = може да бъде достъпван от сървъра</text:p>
      <text:p text:style-name="P80">Ако няколй файл няма разрешително httpd_sys_content_t, няма да бъде зареден от уеб сървъра, когато SELinux е в режим enforcing.</text:p>
      <text:p text:style-name="P80"/>
      <text:p text:style-name="P80">Главен конфигурационен файл в директорията: /etc/httpd/conf.d/</text:p>
      <text:p text:style-name="P80"/>
      <text:p text:style-name="P82">Инсталация на допълнителни модули</text:p>
      <text:p text:style-name="P381">/usr/lib64/httpd/modules/</text:p>
      <text:p text:style-name="P80"/>
      <text:p text:style-name="P80">Конфигурация за модулите на уеб сървъра</text:p>
      <text:p text:style-name="P381">/etc/httpd/conf.modules.d/</text:p>
      <text:p text:style-name="P80"/>
      <text:p text:style-name="P234">Виж стр 292 от книгата RH254</text:p>
      <text:p text:style-name="P80"/>
      <text:p text:style-name="P80"/>
      <text:p text:style-name="P80">Погледни dymamic forwarding и ssh тунел, SOCKS proxy.</text:p>
      <text:p text:style-name="P80">Ви програма: proxychains</text:p>
      <text:p text:style-name="P80">Трафик, генериран от едно приложение може да бъде прекаран през тунела.</text:p>
      <text:p text:style-name="P80">Пример:</text:p>
      <text:p text:style-name="P381">proxychains transmission-gtk</text:p>
      <text:p text:style-name="P80"/>
      <text:p text:style-name="P80">Данните от торен клиента се пренася през тунела.</text:p>
      <text:p text:style-name="P80"/>
      <text:h text:style-name="P458" text:outline-level="1"><text:bookmark-start text:name="__RefHeading___Toc1640_332069762"/>Конфигурация на уеб сървър<text:bookmark-end text:name="__RefHeading___Toc1640_332069762"/></text:h>
      <text:p text:style-name="P80"><text:date style:data-style-name="N36" text:date-value="2016-06-26T16:24:50.860000066" text:fixed="true">26.06.2016 г.</text:date></text:p>
      <text:p text:style-name="P80">В директорията conf.d могат да се слагат виртуални хостове.</text:p>
      <text:p text:style-name="P80">1 IP адрес = <text:s/>N брой виртуални хостове</text:p>
      <text:p text:style-name="P80">1 уеб сървър предоставя много домейни.</text:p>
      <text:p text:style-name="P87">Всеки конф.файл трябва да има разширение <text:span text:style-name="T8">conf.</text:span></text:p>
      <text:p text:style-name="P88">Презареждането на уеб сървъра без спиране се прави с команда:</text:p>
      <text:p text:style-name="P233"><text:s/></text:p>
      <text:p text:style-name="P88">Главният процес не се рестартира, идентификаторът на процеса му остава същия.</text:p>
      <text:p text:style-name="P88">Само дъщерните процеси се рестартират и променят идентификаторите на процеса си.</text:p>
      <text:p text:style-name="P88"/>
      <text:p text:style-name="P88">Когато създаваме нови конфигурационни файлове за уеб сървър, винаги поглеждаме, дали имат настроен съответстваш SELinux контекст.</text:p>
      <text:p text:style-name="P88">ls -lZ</text:p>
      <text:p text:style-name="P88"/>
      <text:p text:style-name="P88">Всеки виртуален хост има свой корен (DocumentRoot) на уеб йерархията. Например:</text:p>
      <text:p text:style-name="P381">DocumentRoot „/data/rhel7.example.net“</text:p>
      <text:p text:style-name="P88">Файловете за виртуалния хост могат да бъдат в:</text:p>
      <text:p text:style-name="P381">„/data/rhel7.example.net/html“</text:p>
      <text:p text:style-name="P88">Логовете може да са в: </text:p>
      <text:p text:style-name="P381">„/data/rhel7.example.net/logs“</text:p>
      <text:p text:style-name="P381"/>
      <text:p text:style-name="P88">Друга важна директива е името на уеб сървъра, СЪДЪРЖАН във виртуалния хост:</text:p>
      <text:p text:style-name="P381">ServerName rhel7.example.net</text:p>
      <text:p text:style-name="P88"/>
      <text:p text:style-name="P88">Сървърен прякор, съкратено име:</text:p>
      <text:p text:style-name="P381">ServerAlias www.rhel7.example.net</text:p>
      <text:p text:style-name="P381"/>
      <text:p text:style-name="P88">Кой е отговорен за уеб сървъра и кой емейл може да му се пращат информации и запитвания:</text:p>
      <text:p text:style-name="Preformatted_20_Text"><text:span text:style-name="T35">ServerAdmin </text:span><text:a xlink:type="simple" xlink:href="mailto:webmaster@rhel7.example.net" text:style-name="Internet_20_link" text:visited-style-name="Visited_20_Internet_20_Link"><text:span text:style-name="T35">webmaster@</text:span></text:a><text:a xlink:type="simple" xlink:href="mailto:webmaster@rhel7.example.net" text:style-name="Internet_20_link" text:visited-style-name="Visited_20_Internet_20_Link"><text:span text:style-name="T35">rhel7.example.net</text:span></text:a></text:p>
      <text:p text:style-name="P88"/>
      <text:p text:style-name="P88">Къде ще се записва информация за грешките в уеб сървъра?</text:p>
      <text:p text:style-name="P381">ErrorLog „/data/rhel7.example.net/error.log“</text:p>
      <text:p text:style-name="P381"/>
      <text:p text:style-name="P88">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381">CustomLog „/data/rhel7.example.net/access.log“</text:p>
      <text:p text:style-name="P88"/>
      <text:p text:style-name="P88">Логовете на уеб сървъра също имат свои специфичен <text:s/>SELinux контекст, който се настойва по следния начин:</text:p>
      <text:p text:style-name="P381">chcon -Rv --type=httpd_log_t logs/</text:p>
      <text:p text:style-name="P88"/>
      <text:p text:style-name="P88">После провери контекста с команда:</text:p>
      <text:p text:style-name="P381">ls -lZ</text:p>
      <text:p text:style-name="P88"/>
      <text:p text:style-name="P88">На изпита за <text:s/>Red Hat администратор има задача за настройване на уеб сървър и настройка на SELinux контекст.</text:p>
      <text:p text:style-name="P88"/>
      <text:p text:style-name="P82">Правило</text:p>
      <text:p text:style-name="P88">Всеки виртуален хост има максимално 1 IP адрес.</text:p>
      <text:p text:style-name="P88">Може 1 вирт.хост да има 1 IP адрес, различен от тези на останалите хостове.</text:p>
      <text:p text:style-name="P88">За работа със SSL сертификати, всеки виртуален хост трябва да има отделен и уникален IP адрес.</text:p>
      <text:p text:style-name="P88"/>
      <text:p text:style-name="P88">При използване на SSL , се използва HTTPS.</text:p>
      <text:p text:style-name="P88">Apache web сървър може да играе роля прокси сървър. </text:p>
      <text:p text:style-name="P88">Уеб сървърът идва с модул, предлагащ статистика (server-status).</text:p>
      <text:p text:style-name="P88">Не всеки потребител от Интернет трябва да има достъп към статистиката. Трябва да се ограничи достъпа до определени IP адреси само.</text:p>
      <text:p text:style-name="P381">&lt;Location /server-status&gt;</text:p>
      <text:p text:style-name="P381"><text:tab/>SetHandle server-status</text:p>
      <text:p text:style-name="P381"><text:tab/>Require ip 192.168.146.1</text:p>
      <text:p text:style-name="P381">&lt;/Location&gt;</text:p>
      <text:p text:style-name="P88">Само компютър с IP адрес 192.168.146.1 може да събира информация за статистиката.</text:p>
      <text:p text:style-name="P88">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88"/>
      <text:h text:style-name="P458" text:outline-level="1"><text:bookmark-start text:name="__RefHeading___Toc2217_332069762"/>Network File System<text:bookmark-end text:name="__RefHeading___Toc2217_332069762"/></text:h>
      <text:p text:style-name="P88"><text:date style:data-style-name="N36" text:date-value="2016-07-06T10:31:33.540000077" text:fixed="true">6.07.2016 г.</text:date></text:p>
      <text:p text:style-name="P88">Използва се предимно в локални мрежи или през VPN тунел. Измерва се време за отиване и връщане на пакета – round robin time (<text:span text:style-name="T34">rtt</text:span>).</text:p>
      <text:p text:style-name="P88"/>
      <text:p text:style-name="P88">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88"/>
      <table:table table:name="nfstable1" table:style-name="nfstable1">
        <table:table-column table:style-name="nfstable1.A"/>
        <table:table-column table:style-name="nfstable1.B"/>
        <table:table-row>
          <table:table-cell office:value-type="string">
            <text:p text:style-name="P404"><draw:frame draw:style-name="fr1" draw:name="graphics1" text:anchor-type="paragraph" svg:width="1.27cm" svg:height="1.27cm"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30">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404">При NFS v4 сървърът слуша на порт TCP 2049.</text:p>
          </table:table-cell>
        </table:table-row>
      </table:table>
      <text:p text:style-name="P88"/>
      <text:p text:style-name="P41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41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434">НАИМЕНОВАНИЕ</text:p>
            </table:table-cell>
            <table:table-cell table:style-name="NFSTable_5f_services.A1" office:value-type="float" office:value="0">
              <text:p text:style-name="P434">ФУНКЦИЯ</text:p>
            </table:table-cell>
          </table:table-row>
        </table:table-header-rows>
        <table:table-row>
          <table:table-cell table:style-name="NFSTable_5f_services.A2" office:value-type="float" office:value="0">
            <text:p text:style-name="P405">nfs</text:p>
          </table:table-cell>
          <table:table-cell table:style-name="NFSTable_5f_services.B4" office:value-type="string">
            <text:p text:style-name="P40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405">nfslock</text:p>
          </table:table-cell>
          <table:table-cell table:style-name="NFSTable_5f_services.B4" office:value-type="string">
            <text:p text:style-name="P40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405">rpcbind</text:p>
          </table:table-cell>
          <table:table-cell table:style-name="NFSTable_5f_services.B4" office:value-type="string">
            <text:p text:style-name="P40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405"/>
          </table:table-cell>
          <table:table-cell table:style-name="NFSTable_5f_services.B5">
            <text:p text:style-name="P405"/>
          </table:table-cell>
        </table:table-row>
      </table:table>
      <text:p text:style-name="P411"><draw:frame draw:style-name="fr2" draw:name="Image1" text:anchor-type="paragraph" svg:x="0.265cm" svg:y="0.425cm" svg:width="1.27cm" svg:height="1.27cm"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411"/>
      <text:p text:style-name="Table_20_Contents"><text:span text:style-name="T42"><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6">Required Services</text:span></text:a></text:p>
      <text:p text:style-name="P412"/>
      <text:p text:style-name="P235">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235"/>
      <text:h text:style-name="P464" text:outline-level="2"><text:bookmark-start text:name="__RefHeading___Toc2219_332069762"/>Методи за сигурност<text:bookmark-end text:name="__RefHeading___Toc2219_332069762"/></text:h>
      <text:p text:style-name="P88"><draw:frame draw:style-name="fr3" draw:name="graphics2" text:anchor-type="paragraph" svg:x="0.159cm" svg:y="0cm" svg:width="1.27cm" svg:height="1.346cm"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88"><text:span text:style-name="T3">sys </text:span>– използва разрешителните на файловета система. Това е по подразбиране.</text:p>
      <text:p text:style-name="P88"><text:span text:style-name="T3">krb5</text:span> – стандартен достъп до файлове чрез Kerberos. </text:p>
      <text:p text:style-name="P88"><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88"><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88"/>
      <text:p text:style-name="P88">При методите с Kerberos, трябва да се използва криптографски ключ:</text:p>
      <text:p text:style-name="P381">/etc/krb5.keytab</text:p>
      <text:p text:style-name="P88"/>
      <text:p text:style-name="P88">Инсталация на NFS клиент и сървър:</text:p>
      <text:p text:style-name="P381">yum install -y nfs-utls</text:p>
      <text:p text:style-name="P88"/>
      <text:h text:style-name="P464" text:outline-level="2"><text:bookmark-start text:name="__RefHeading___Toc2221_332069762"/>Стартиране на NFS<text:bookmark-end text:name="__RefHeading___Toc2221_332069762"/></text:h>
      <text:p text:style-name="P88">1. Стартиране без криптиране:</text:p>
      <text:p text:style-name="P381">systemctl start nfs-server</text:p>
      <text:p text:style-name="P88"/>
      <text:p text:style-name="P88">2. Стартиране на NFS с използване на Kerberos:</text:p>
      <text:p text:style-name="P381">systemctl start nfs-secure</text:p>
      <text:p text:style-name="P88"/>
      <text:p text:style-name="P88">Заедно с NFS се стартира автоматично rpcbind, който е необходим за версия 3 и предишните на NFS. За версия 4, rpcbind не е необходим.</text:p>
      <text:p text:style-name="P88"/>
      <text:p text:style-name="P88">Стартиране на NFS след зареждане на компютъра:</text:p>
      <text:p text:style-name="P381">systemctl enable nfs-server</text:p>
      <text:p text:style-name="P88"/>
      <text:p text:style-name="P88">Конфигурация на NFS</text:p>
      <text:p text:style-name="P88">При NFS не се използва споделя на файлове, а това е функция export.</text:p>
      <text:p text:style-name="P88">Редактиране на тази фунцкия:</text:p>
      <text:p text:style-name="P381">vim /etc/exports</text:p>
      <text:p text:style-name="P88"/>
      <text:p text:style-name="P88">Добавя се директория за споделяне в мрежата, име на хост, или IP адрес или <text:s/>мрежови обхват.</text:p>
      <text:p text:style-name="P88"/>
      <table:table table:name="NFSTable6" table:style-name="NFSTable6">
        <table:table-column table:style-name="NFSTable6.A"/>
        <table:table-column table:style-name="NFSTable6.B"/>
        <table:table-header-rows>
          <table:table-row>
            <table:table-cell table:style-name="NFSTable6.A1" office:value-type="float" office:value="0">
              <text:p text:style-name="P435">ЦЕЛ</text:p>
            </table:table-cell>
            <table:table-cell table:style-name="NFSTable6.B1" office:value-type="float" office:value="0">
              <text:p text:style-name="P435">КОМАНДА</text:p>
            </table:table-cell>
          </table:table-row>
        </table:table-header-rows>
        <table:table-row>
          <table:table-cell table:style-name="NFSTable6.A2" office:value-type="float" office:value="0">
            <text:p text:style-name="P41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409">exportfs -r</text:p>
          </table:table-cell>
        </table:table-row>
        <table:table-row>
          <table:table-cell table:style-name="NFSTable6.A2" office:value-type="float" office:value="0">
            <text:p text:style-name="P414">Прекрати споделянето на всички директории, но запази NFS програмата в стартирано състояние.</text:p>
          </table:table-cell>
          <table:table-cell table:style-name="NFSTable6.B3" office:value-type="string">
            <text:p text:style-name="P408"><text:span text:style-name="Source_20_Text"><text:span text:style-name="T40">exportfs -ua</text:span></text:span></text:p>
          </table:table-cell>
        </table:table-row>
        <table:table-row>
          <table:table-cell table:style-name="NFSTable6.A2">
            <text:p text:style-name="P414"/>
          </table:table-cell>
          <table:table-cell table:style-name="NFSTable6.B4">
            <text:p text:style-name="P410"/>
          </table:table-cell>
        </table:table-row>
        <table:table-row>
          <table:table-cell table:style-name="NFSTable6.A5">
            <text:p text:style-name="P414"/>
          </table:table-cell>
          <table:table-cell table:style-name="NFSTable6.B5">
            <text:p text:style-name="P410"/>
          </table:table-cell>
        </table:table-row>
      </table:table>
      <text:p text:style-name="P381"/>
      <text:p text:style-name="P89">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165"/>
      <text:p text:style-name="P88"/>
      <text:p text:style-name="P88">В този файл не се споменават потребители.</text:p>
      <text:p text:style-name="P88">Като метод за автентикация служи протокол Kerberos.</text:p>
      <text:p text:style-name="P88"/>
      <text:h text:style-name="P464" text:outline-level="2"><text:bookmark-start text:name="__RefHeading___Toc2223_332069762"/>Kонфигурация на <text:s/>NFS клиент<text:bookmark-end text:name="__RefHeading___Toc2223_332069762"/></text:h>
      <text:p text:style-name="P88">Прочети RH134-RHEL.pdf, chapter 11</text:p>
      <text:p text:style-name="P88">Прочети RH254-RHEL.pdf, chapeter 8</text:p>
      <text:p text:style-name="P88">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88">Примери: <text:a xlink:type="simple" xlink:href="http://www.server-world.info/en/note?os=CentOS_7&amp;p=nfs&amp;f=1" text:style-name="Internet_20_link" text:visited-style-name="Visited_20_Internet_20_Link">Линк</text:a></text:p>
      <text:p text:style-name="P88"/>
      <table:table table:name="NFSTable" table:style-name="NFSTable">
        <table:table-column table:style-name="NFSTable.A"/>
        <table:table-column table:style-name="NFSTable.B"/>
        <table:table-header-rows>
          <table:table-row>
            <table:table-cell table:style-name="NFSTable.A1" office:value-type="string">
              <text:p text:style-name="P433">Option</text:p>
            </table:table-cell>
            <table:table-cell table:style-name="NFSTable.B1" office:value-type="string">
              <text:p text:style-name="P433">Description</text:p>
            </table:table-cell>
          </table:table-row>
        </table:table-header-rows>
        <table:table-row>
          <table:table-cell table:style-name="NFSTable.A2" office:value-type="string">
            <text:p text:style-name="P404">rw</text:p>
          </table:table-cell>
          <table:table-cell table:style-name="NFSTable.B2" office:value-type="string">
            <text:p text:style-name="P404">Разреши едновременно четене и запис от/върху NFS споделена директория</text:p>
          </table:table-cell>
        </table:table-row>
        <table:table-row>
          <table:table-cell table:style-name="NFSTable.A2" office:value-type="string">
            <text:p text:style-name="P404">ro</text:p>
          </table:table-cell>
          <table:table-cell table:style-name="NFSTable.B2" office:value-type="string">
            <text:p text:style-name="P404">Разрешава само четене от NFS споделена директория</text:p>
          </table:table-cell>
        </table:table-row>
        <table:table-row>
          <table:table-cell table:style-name="NFSTable.A2" office:value-type="string">
            <text:p text:style-name="P404">sync</text:p>
          </table:table-cell>
          <table:table-cell table:style-name="NFSTable.B2" office:value-type="string">
            <text:p text:style-name="P40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404">async</text:p>
          </table:table-cell>
          <table:table-cell table:style-name="NFSTable.B2" office:value-type="string">
            <text:p text:style-name="P404">Заявките за четене запис се извършват асинхронно.</text:p>
          </table:table-cell>
        </table:table-row>
        <table:table-row>
          <table:table-cell table:style-name="NFSTable.A2" office:value-type="string">
            <text:p text:style-name="P404">wdelay</text:p>
          </table:table-cell>
          <table:table-cell table:style-name="NFSTable.B2" office:value-type="string">
            <text:p text:style-name="P40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88">root_squash</text:p>
          </table:table-cell>
          <table:table-cell table:style-name="NFSTable.B2" office:value-type="string">
            <text:p text:style-name="P404">Това забранява на NFS сървъра да интерпретира <text:span text:style-name="T8">root</text:span> потребителя от отдалечен компютър като анонимен потребител. </text:p>
          </table:table-cell>
        </table:table-row>
        <table:table-row>
          <table:table-cell table:style-name="NFSTable.A2" office:value-type="string">
            <text:p text:style-name="P88">no_all_squash</text:p>
          </table:table-cell>
          <table:table-cell table:style-name="NFSTable.B2" office:value-type="string">
            <text:p text:style-name="P40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88"/>
          </table:table-cell>
          <table:table-cell table:style-name="NFSTable.B2" office:value-type="string">
            <text:p text:style-name="P404"/>
          </table:table-cell>
        </table:table-row>
        <table:table-row>
          <table:table-cell table:style-name="NFSTable.A2" office:value-type="string">
            <text:p text:style-name="P88"/>
          </table:table-cell>
          <table:table-cell table:style-name="NFSTable.B2" office:value-type="string">
            <text:p text:style-name="P404"/>
          </table:table-cell>
        </table:table-row>
        <table:table-row>
          <table:table-cell table:style-name="NFSTable.A2" office:value-type="string">
            <text:p text:style-name="P88"/>
          </table:table-cell>
          <table:table-cell table:style-name="NFSTable.B2" office:value-type="string">
            <text:p text:style-name="P404"/>
          </table:table-cell>
        </table:table-row>
        <table:table-row>
          <table:table-cell table:style-name="NFSTable.A2" office:value-type="string">
            <text:p text:style-name="P88"/>
          </table:table-cell>
          <table:table-cell table:style-name="NFSTable.B2" office:value-type="string">
            <text:p text:style-name="P404"/>
          </table:table-cell>
        </table:table-row>
        <table:table-row>
          <table:table-cell table:style-name="NFSTable.A2" office:value-type="string">
            <text:p text:style-name="P88"/>
          </table:table-cell>
          <table:table-cell table:style-name="NFSTable.B2" office:value-type="string">
            <text:p text:style-name="P404"/>
          </table:table-cell>
        </table:table-row>
      </table:table>
      <text:p text:style-name="P88"/>
      <text:p text:style-name="P88"/>
      <text:p text:style-name="P88">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90"><draw:frame draw:style-name="fr4" draw:name="Image2" text:anchor-type="paragraph" svg:x="0.041cm" svg:y="0.621cm" svg:width="1.27cm" svg:height="1.27cm"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90"/>
      <text:p text:style-name="P90"><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90"/>
      <text:h text:style-name="P464" text:outline-level="2"><text:bookmark-start text:name="__RefHeading___Toc1790_1183840518"/>Прикачване на споделена директория<text:bookmark-end text:name="__RefHeading___Toc1790_1183840518"/></text:h>
      <text:p text:style-name="P381">Mount -t &lt;server&gt;:&lt;shared directory&gt; &lt;local directory&gt;</text:p>
      <text:p text:style-name="P88"/>
      <text:p text:style-name="P88">Пример</text:p>
      <text:p text:style-name="P381">mount -t myserver.com:/mnt/nfsshare /mnt/nfstest</text:p>
      <text:p text:style-name="P88"/>
      <text:p text:style-name="P88">Когато прикачваме споделената директория като root, трябва да има параметър no_root_squash. Параметър е записан на NFS сървъра в конф.файл:</text:p>
      <text:p text:style-name="P381">/etc/exports</text:p>
      <text:p text:style-name="P88"/>
      <text:p text:style-name="P88">В противен случай, всеки път, когато сме на NFS клиента и прикачваме споделена директория като потребител root, тогава <text:span text:style-name="T8">root</text:span> се интерпретира като потребител <text:span text:style-name="T8">nfsnobody</text:span>.</text:p>
      <text:p text:style-name="P88"/>
      <text:p text:style-name="P88">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88">Възможно е за позволяване на достъп да се използва име на група, което да го има на клиента и сървъра едновременно.</text:p>
      <text:p text:style-name="P79"/>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404"><draw:frame draw:style-name="fr5" draw:name="graphics3" text:anchor-type="paragraph" svg:width="1.27cm" svg:height="1.27cm"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40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88"/>
      <text:h text:style-name="P464" text:outline-level="2"><text:bookmark-start text:name="__RefHeading___Toc1788_391246666"/>Настройка на защитна стена<text:bookmark-end text:name="__RefHeading___Toc1788_391246666"/></text:h>
      <text:p text:style-name="P79"/>
      <text:p text:style-name="P79">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381">firewall-cmd --permanent --add-service=nfs</text:p>
      <text:p text:style-name="P381">firewall-cmd --reload</text:p>
      <text:p text:style-name="P79"/>
      <text:p text:style-name="P79">За да извеждане на списък от поддържаните мрежови услуги, задайте команда:</text:p>
      <text:p text:style-name="P381">firewall-cmd --get-services</text:p>
      <text:p text:style-name="P79"/>
      <text:h text:style-name="P464" text:outline-level="2"><text:bookmark-start text:name="__RefHeading__1937_582827123"/>Изграждане на защита на NFS споделени директории чрез Kerberos<text:bookmark-end text:name="__RefHeading__1937_582827123"/></text:h>
      <text:p text:style-name="P88">Създаване и споделяне на директория чрез NFS и Kerberos върху сървъра</text:p>
      <text:p text:style-name="P381"># mkdir /securenfs</text:p>
      <text:p text:style-name="P381"># systemctl start nfs-secure-server</text:p>
      <text:p text:style-name="P381"># systemctl enable nfs-secure-server</text:p>
      <text:p text:style-name="P381"># echo '/securenfs &lt;my client&gt;(sec=krb5p, rw)' &gt;&gt; /etc/exports</text:p>
      <text:p text:style-name="P381"># exportfs -r</text:p>
      <text:p text:style-name="P381"/>
      <text:p text:style-name="P89">Прикачванe на NFS директорията:</text:p>
      <text:p text:style-name="P381">wget -O /etc/krb5.keytab http://myserver.com/machineX.keytab</text:p>
      <text:p text:style-name="P381">systemctl start nfs-secure</text:p>
      <text:p text:style-name="P381">systemctl enable nfs-secure</text:p>
      <text:p text:style-name="P381">mkdir /mnt/secureshare</text:p>
      <text:p text:style-name="P381"/>
      <text:p text:style-name="P88">Допълнете информация за споделената NFS директория в /etc/fstab:</text:p>
      <text:p text:style-name="P390">serverX:/securenfs /mnt/secureshare <text:tab/>nfs <text:tab/>defaults,sec=krb5p<text:tab/>0 0</text:p>
      <text:p text:style-name="P269"/>
      <text:p text:style-name="P269">След редактиране на файла с точки на прикачване, задействайте промените:</text:p>
      <text:p text:style-name="P390">mount -a</text:p>
      <text:p text:style-name="P269"/>
      <text:h text:style-name="P458" text:outline-level="1"><text:bookmark-start text:name="__RefHeading__2589_1584048267"/>Споделяне на файлове по мрежата чрез SAMBA<text:bookmark-end text:name="__RefHeading__2589_1584048267"/></text:h>
      <text:p text:style-name="P269"><text:date style:data-style-name="N36" text:date-value="2016-07-10T09:59:14.990000138" text:fixed="true">10.07.2016 г.</text:date></text:p>
      <text:p text:style-name="P269">Виж Samba server – RH254-RHEL7.pdf, chapter 8</text:p>
      <text:p text:style-name="P269">Виж Samba client – RH134-RHEL7.pdf, chapter 12</text:p>
      <text:p text:style-name="P269"/>
      <text:p text:style-name="P88">Името на мрежовия протокол е SMB или CIFS. (add links to definitions)</text:p>
      <text:p text:style-name="P88">Споделянето чрез Samba е въз основа на потребителски имена.</text:p>
      <text:p text:style-name="P88">(намери основните х-ки и приимущества на Samba)</text:p>
      <text:p text:style-name="P88"/>
      <text:p text:style-name="P88">Не се смесва споделяне на файлове едновременно през NFS и Samba.</text:p>
      <text:p text:style-name="P88"/>
      <text:p text:style-name="P88">Инсталирай cif-utils и samba-client. (опиши функциите им)</text:p>
      <text:p text:style-name="P88">Споделянето на файлове през Samba е предназначено за локална мрежа.</text:p>
      <text:p text:style-name="P88"/>
      <text:p text:style-name="P88">(Виж параметрите на smbclient, как работи и какво предага.)</text:p>
      <text:p text:style-name="P88">Принтери също могат да бъдат споделени чрез Samba.</text:p>
      <text:p text:style-name="P88">Потребителите трябва да ги има на Samba сървъра, дори без login shell, но задължително трябва да има Samba парола.</text:p>
      <text:p text:style-name="P88">Виж какво е NTML парола. Тя изполозва при Samba, не стандарните Unix пароли.</text:p>
      <text:p text:style-name="P88"/>
      <text:p text:style-name="P88">Командата е smbclient</text:p>
      <text:p text:style-name="P88">За да видя какво споделя Samba сървър, пиша:</text:p>
      <text:p text:style-name="P381">smbclient -L //&lt;IP address&gt;</text:p>
      <text:p text:style-name="P381">smbclient -L //192.168.199.253</text:p>
      <text:p text:style-name="P88"/>
      <text:p text:style-name="P88">Избираме какво ще прикрачим и използвайки граф.среда, пишем във файл мениджъра:</text:p>
      <text:p text:style-name="P381">smb://192.168.199.253/&lt;shared dir&gt;</text:p>
      <text:p text:style-name="P88"/>
      <text:p text:style-name="P88">В графичната срега GNOME3 , споделените директории се прикачват чрез фрайвер:</text:p>
      <text:p text:style-name="P381">gvfs-fuse</text:p>
      <text:p text:style-name="P88"/>
      <text:p text:style-name="P88">За прикачване на споделена директория чрез команда:</text:p>
      <text:p text:style-name="P381">mount</text:p>
      <text:p text:style-name="P88">са необходими администраторски права.</text:p>
      <text:p text:style-name="P88">Когато се използва дравера на fuse, обикновенният потребител може да прикачва споделените директории.</text:p>
      <text:p text:style-name="P88"/>
      <text:p text:style-name="P88">Прикачване – вариант 1</text:p>
      <text:p text:style-name="P381">mount -t cifs -o username=vlado //192.168.199.253 /mnt/test</text:p>
      <text:p text:style-name="P88">За постоянно прикачване се поставя един ред в /etc/fstab:</text:p>
      <text:p text:style-name="P88">(намери командата)</text:p>
      <text:p text:style-name="P88">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381">sudo mount -t cifs -o credentials=/home/vlado/smb-pass //192.168.199.253 //mnt/test</text:p>
      <text:p text:style-name="P88"/>
      <text:p text:style-name="P88">Споделянето на директори чрез Samba може да бъде сигурно използвайки Kerberos протокол.</text:p>
      <text:p text:style-name="P88"/>
      <text:p text:style-name="P88">Прикачване – вариант 2</text:p>
      <text:p text:style-name="P88">Чрез използване на automounter.</text:p>
      <text:p text:style-name="P88"/>
      <text:h text:style-name="P464" text:outline-level="2"><text:bookmark-start text:name="__RefHeading__2591_1584048267"/>Конфигурация на Samba сървър<text:bookmark-end text:name="__RefHeading__2591_1584048267"/></text:h>
      <text:p text:style-name="P88">Ако има SELinux политики, трябва да се вземат предвид, за да работи споделянето чрез Samba.</text:p>
      <text:p text:style-name="P88"/>
      <text:p text:style-name="P88">Ако има защитна стена, да се настрои да пропуска Samba.</text:p>
      <text:p text:style-name="P88"/>
      <text:p text:style-name="P88">Провери дали Samba клиента има дотъп до сървъра.</text:p>
      <text:p text:style-name="P88"/>
      <text:p text:style-name="P88">Споделяне на директории на Samba сървъра:</text:p>
      <text:p text:style-name="P381">mkdir /mnt/smbshare</text:p>
      <text:p text:style-name="P88"/>
      <text:p text:style-name="P88">Смени политиката на SELinux за директорията на:</text:p>
      <text:p text:style-name="P381">samba_share_t</text:p>
      <text:p text:style-name="P88">(виж точната команда)</text:p>
      <text:p text:style-name="P88"/>
      <text:p text:style-name="P88">Има две командни</text:p>
      <text:list xml:id="list8789775560834741363" text:style-name="L1">
        <text:list-item>
          <text:p text:style-name="P453">Задава SELinux политика</text:p>
        </text:list-item>
        <text:list-item>
          <text:p text:style-name="P453">Прилага SELinux политика</text:p>
        </text:list-item>
      </text:list>
      <text:p text:style-name="P88"/>
      <text:p text:style-name="P88">Конфигурацията на Samba сървъра се намира в /etc/samba/smb.conf</text:p>
      <text:p text:style-name="P88">Файлът има подробно описание с няколко секции</text:p>
      <text:list xml:id="list4829453072538515518" text:style-name="L2">
        <text:list-item>
          <text:p text:style-name="P454">Глобална – основна секция</text:p>
        </text:list-item>
        <text:list-item>
          <text:p text:style-name="P454">Описание на споделените ресурс</text:p>
          <text:p text:style-name="P454">а) home директории на потребителите</text:p>
          <text:p text:style-name="P454">б) принтери</text:p>
          <text:p text:style-name="P454">в) допълнително зададени директории</text:p>
        </text:list-item>
      </text:list>
      <text:p text:style-name="P88"/>
      <text:p text:style-name="P88">При Samba споделянето да се използват максимум 8 символа за име на директория.</text:p>
      <text:p text:style-name="P88"/>
      <text:p text:style-name="P88">Ограничението на достъпа до споделен ресурс е</text:p>
      <text:p text:style-name="P381">hosts allow</text:p>
      <text:p text:style-name="P88"/>
      <text:p text:style-name="P88">Samba сървърът има лог, чиято големина може да бъде зададена и време за ротация на лога.</text:p>
      <text:p text:style-name="P88"/>
      <text:p text:style-name="P88">Формат за съхраняване на потребителите вътре в сървъра е tdbsam.</text:p>
      <text:p text:style-name="P88"/>
      <text:p text:style-name="P88">Форматът за информация на потребителите е:</text:p>
      <text:p text:style-name="P88">а) tdbsam</text:p>
      <text:p text:style-name="P88">b) ldapsam</text:p>
      <text:p text:style-name="P88"/>
      <text:h text:style-name="P464" text:outline-level="2"><text:bookmark-start text:name="__RefHeading__2048_1224880661"/>Задаване на споделена директория<text:bookmark-end text:name="__RefHeading__2048_1224880661"/></text:h>
      <text:p text:style-name="P88">Път, права за четене и запис, кои потребители и групи имат достъп.</text:p>
      <text:p text:style-name="P88"/>
      <text:p text:style-name="P88">Изпробването на споделен ресурс става така:</text:p>
      <text:p text:style-name="P88">testparam</text:p>
      <text:p text:style-name="P88"/>
      <text:h text:style-name="P458" text:outline-level="1"><text:bookmark-start text:name="__RefHeading___Toc4804_1031946191"/>Настройка на Samba<text:bookmark-end text:name="__RefHeading___Toc4804_1031946191"/></text:h>
      <text:p text:style-name="P91"><text:date style:data-style-name="N36" text:date-value="2016-07-17T10:27:00.695884921" text:fixed="true">17.07.2016 г.</text:date></text:p>
      <text:p text:style-name="P91">Виж как се добавят групи – groupadd</text:p>
      <text:p text:style-name="P92">Когато създаваме група на Samba сървъра, трябва да е съвпада с тази на Samba клиента. <text:span text:style-name="T47">Иначе няма да работи споделянето.</text:span></text:p>
      <text:p text:style-name="P93">Създаване на група <text:span text:style-name="T5">sambashare</text:span></text:p>
      <text:p text:style-name="P381">groupadd -g 1<text:span text:style-name="T53">30</text:span> <text:span text:style-name="T55">sambashare</text:span></text:p>
      <text:p text:style-name="P93"/>
      <text:p text:style-name="P93">Създаване на потребители <text:span text:style-name="T48">с един и същ идентификатор и добаване в група (вторична).</text:span></text:p>
      <text:p text:style-name="P381">usermod -G <text:span text:style-name="T58">sambashare</text:span><text:span text:style-name="T5"> </text:span>-a pavlin</text:p>
      <text:p text:style-name="P94"/>
      <text:p text:style-name="P95">Важен параметър е „<text:span text:style-name="T32">-</text:span><text:span text:style-name="T33">a</text:span>“ , той добавя към вторичните групи на потребителя още една. Тоест не изтрива предишно зададените вторични групи.</text:p>
      <text:p text:style-name="P381"><text:span text:style-name="T49">m</text:span>kdir /smbshare</text:p>
      <text:p text:style-name="P381">chgrp <text:span text:style-name="T55">sambashare</text:span> /smbshare</text:p>
      <text:p text:style-name="P96"/>
      <text:p text:style-name="P96">задаване на SGID (Super Group ID):</text:p>
      <text:p text:style-name="P381">chmod -R 2775 /smbshare</text:p>
      <text:p text:style-name="P97"/>
      <text:p text:style-name="P98">Смяна на SELinux <text:span text:style-name="T50">атрибути за директория и нейните поддиректории:</text:span></text:p>
      <text:p text:style-name="P381">semanage fconltext -a -t samba_share_t '/mnt/smbshare<text:span text:style-name="T51">(/.*)?</text:span>'</text:p>
      <text:p text:style-name="P381">регулярен израз</text:p>
      <text:p text:style-name="P99"/>
      <text:p text:style-name="P100">Прилагана на зададения SELinux контекст:</text:p>
      <text:p text:style-name="P381">restorecon -vvFR /mnt/smbshare</text:p>
      <text:p text:style-name="P101"/>
      <text:p text:style-name="P102">Редакция <text:span text:style-name="T52">на конфигурационния файл: /etc/samba/smb.conf</text:span></text:p>
      <text:p text:style-name="P103">Намираме споделената директория и задаваме група, която ще има достъп</text:p>
      <text:p text:style-name="P381">write list = @<text:span text:style-name="T55">sambashare <text:s text:c="3"/></text:span></text:p>
      <text:p text:style-name="P103"/>
      <text:p text:style-name="P104">Стартиране на <text:s/>Samba от две програми:</text:p>
      <text:p text:style-name="P381">systemctl start smb nmb</text:p>
      <text:p text:style-name="P104"/>
      <text:p text:style-name="P104">Ако искаме да се стартират след начално зареждане на системата:</text:p>
      <text:p text:style-name="P381">systemctl enable smb nmb</text:p>
      <text:p text:style-name="P104"/>
      <text:p text:style-name="P105">Преместваме се на Samba клиента.</text:p>
      <text:p text:style-name="P105">Създаване на група и потребител. Групата ще има същото GID както на това на Samba сървъра, <text:span text:style-name="T59">със създаване на начална директория.</text:span></text:p>
      <text:p text:style-name="P381"><text:span text:style-name="T54">sudo </text:span>groupadd -g 130 <text:span text:style-name="T56">sambashare</text:span></text:p>
      <text:p text:style-name="P381">sudo userad<text:span text:style-name="T41">d -</text:span><text:span text:style-name="T44">m </text:span><text:span text:style-name="T41">-</text:span><text:span text:style-name="T45">s /bin/bash</text:span><text:span text:style-name="T41"> -</text:span><text:span text:style-name="T45">G </text:span><text:span text:style-name="T57">sambashare</text:span><text:span text:style-name="T45"> -u </text:span><text:span text:style-name="T41">pavlin</text:span></text:p>
      <text:p text:style-name="P236"/>
      <text:p text:style-name="P237">На клиентската машина се логваме като pavlin:</text:p>
      <text:p text:style-name="P381">su pavlin -l</text:p>
      <text:p text:style-name="P237">което е същото като:</text:p>
      <text:p text:style-name="P381">su - pavlin</text:p>
      <text:p text:style-name="P237"/>
      <text:p text:style-name="P381">sudo mount -o username=pavlin //rhel7.example.com/myshare /mnt/test</text:p>
      <text:p text:style-name="P238"/>
      <text:p text:style-name="P239">В някои случаи се поставя стики бит за споделена директория, <text:span text:style-name="T60">за да може създателят на една директория да я изстрива, а не други потребители.</text:span></text:p>
      <text:p text:style-name="P268"/>
      <text:p text:style-name="P240">За споделяне на потре<text:span text:style-name="T61">бители се създава централизиран сървър LDAP. На едно място се задават потребителите, а директориите се споделят чрез потребители.</text:span></text:p>
      <text:p text:style-name="P240"/>
      <text:h text:style-name="P463" text:outline-level="1"><text:bookmark-start text:name="__RefHeading___Toc4806_1031946191"/>Работа с RPM пакети<text:bookmark-end text:name="__RefHeading___Toc4806_1031946191"/></text:h>
      <text:p text:style-name="P241">Как да разберем, че RPM съдържа скриптове?</text:p>
      <text:p text:style-name="P381">rpm -q --scripts</text:p>
      <text:p text:style-name="P242"/>
      <text:p text:style-name="P243">1. Скриптове преди инсталиране на пакета – <text:span text:style-name="T8">preinstall</text:span></text:p>
      <text:p text:style-name="P243">2. Скриптове веднага след инсталация на пакета – <text:span text:style-name="T8">postinstall</text:span></text:p>
      <text:p text:style-name="P243">3. Преди премахване на пакета – <text:span text:style-name="T8">preuninstall</text:span></text:p>
      <text:p text:style-name="P243">4. След премахване на пакета – <text:span text:style-name="T8">postuninstall</text:span></text:p>
      <text:p text:style-name="P244">5. Скрипт за проверка (дали пакетът е правилно инсталиран)</text:p>
      <text:p text:style-name="P244"/>
      <text:p text:style-name="P246">Ако пакетът е интеглен, но все още не е инсталиран, тогава:</text:p>
      <text:p text:style-name="P381">rpm -qp --scripts &lt;RPM package&gt;</text:p>
      <text:p text:style-name="P244"/>
      <text:p text:style-name="P247">Възможно е да се разрархивира съдържанието на RPM пакета чрез програм<text:span text:style-name="T62">и </text:span><text:span text:style-name="T9">rpm2cpio</text:span> <text:span text:style-name="T62">в комбинация с </text:span><text:span text:style-name="T8">cpio</text:span>.</text:p>
      <text:p text:style-name="P247"/>
      <text:p text:style-name="P248">Виж тези линкове:</text:p>
      <text:p text:style-name="P47"><text:a xlink:type="simple" xlink:href="http://www.cyberciti.biz/faq/rhel-list-package-specific-scriptlets/" text:style-name="Internet_20_link" text:visited-style-name="Visited_20_Internet_20_Link"><text:span text:style-name="T43">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7">Extract an RPM Package Files Without Installing it</text:span></text:a></text:p>
      <text:p text:style-name="P248"/>
      <text:p text:style-name="P249">Software for multimedia in Linux</text:p>
      <text:p text:style-name="P250">Kodi – open source theater</text:p>
      <text:p text:style-name="P250"><text:span text:style-name="T64">Computer </text:span>Raspberry PI <text:span text:style-name="T63">3 with ARM architecture</text:span></text:p>
      <text:p text:style-name="P245"/>
      <text:h text:style-name="P460" text:outline-level="1"/>
      <text:h text:style-name="P463" text:outline-level="1"><text:bookmark-start text:name="__RefHeading___Toc2394_277303652"/>Програми за чертане<text:bookmark-end text:name="__RefHeading___Toc2394_277303652"/></text:h>
      <text:p text:style-name="P251"><text:date style:data-style-name="N36" text:date-value="2016-09-18T16:21:33.594372575" text:fixed="true">18.09.2016 г.</text:date></text:p>
      <text:p text:style-name="P251">Dia – прилича на Visio</text:p>
      <text:p text:style-name="P252">В система за документация Wiki – <text:span text:style-name="T65">Confluence</text:span></text:p>
      <text:p text:style-name="P253">5 алтернативи на програма за чертане Visio: <text:a xlink:type="simple" xlink:href="https://www.maketecheasier.com/5-best-free-alternatives-to-microsoft-visio/" text:style-name="Internet_20_link" text:visited-style-name="Visited_20_Internet_20_Link">Link</text:a></text:p>
      <text:p text:style-name="P253"/>
      <text:h text:style-name="P458" text:outline-level="1"><text:bookmark-start text:name="__RefHeading___Toc4808_1031946191"/>Компилиране на софтуер за Линукс<text:bookmark-end text:name="__RefHeading___Toc4808_1031946191"/></text:h>
      <text:p text:style-name="P254"><text:date style:data-style-name="N36" text:date-value="2016-09-18T16:45:38.918905192" text:fixed="true">18.09.2016 г.</text:date></text:p>
      <text:h text:style-name="P464" text:outline-level="2"><text:bookmark-start text:name="__RefHeading___Toc4810_1031946191"/>Компилиране на x11vnc<text:bookmark-end text:name="__RefHeading___Toc4810_1031946191"/></text:h>
      <text:p text:style-name="P257">Задължително експериментирането с новия софтуер да бъде върху виртуална машина.</text:p>
      <text:p text:style-name="P255">1. Инсталация на библиотеки, необходими за работата на компилирания софуерен модул <text:span text:style-name="T66">(dependencies). Да са за съответната версия на Линукс. </text:span></text:p>
      <text:p text:style-name="P256">2. <text:span text:style-name="T67">Пакети за</text:span> <text:span text:style-name="T67">RHEL 7 са съвместими с CentOS 7 и с Fedora 21, търси еднакво ниво (версия на пакетите).</text:span></text:p>
      <text:p text:style-name="P258">3. Теглене на <text:span text:style-name="T68">сорс код на </text:span>самия софтуер. <text:span text:style-name="T69">Препоръчва се да се компилира сорс кода като обикновен потребител, а не като root.</text:span></text:p>
      <text:p text:style-name="P259">4. Разархивиране на пакета.</text:p>
      <text:p text:style-name="P259">5. Стартиране на скипт configure. Следи се изпълнението му, целта е да завърши изпълнението без грешка. Ако има нещо за допълване, да се допълни. <text:span text:style-name="T70">Ако се провали, погледни, кои зависими пакети липсват, изтегли ги, инсталирай ги и след това отново пусни скрипта.</text:span></text:p>
      <text:p text:style-name="P260">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261">7. Ако предната стъпка е успешна, получава се бинарен файл (изпълним).</text:p>
      <text:p text:style-name="P262">8. Тестваме бинарния файл преди инсталация, например:</text:p>
      <text:p text:style-name="P381">x11vnc -help</text:p>
      <text:p text:style-name="P263">Само ще изведе как се ползва програмата, но все пак се разбира дали работи.</text:p>
      <text:p text:style-name="P264">9. Ако работи, инсталирам чрез команда:</text:p>
      <text:p text:style-name="P264">make install</text:p>
      <text:p text:style-name="P79">Повечето програми се инсталират в директория:</text:p>
      <text:p text:style-name="P381">/usr/local/bin</text:p>
      <text:p text:style-name="P261"/>
      <text:p text:style-name="P265">За да спестим усилия и време при построяването на RPM може да теглим сорс кода под форматана файл <text:span text:style-name="T71">*.src.rpm.</text:span></text:p>
      <text:p text:style-name="P265"/>
      <text:p text:style-name="P259"/>
      <text:h text:style-name="P463" text:outline-level="1"><text:bookmark-start text:name="__RefHeading___Toc2503_868836332"/>Четене на данни от стандартен вход<text:bookmark-end text:name="__RefHeading___Toc2503_868836332"/></text:h>
      <text:p text:style-name="P266"><text:date style:data-style-name="N36" text:date-value="2016-09-25T10:29:58.966973391" text:fixed="true">25.09.2016 г.</text:date></text:p>
      <text:h text:style-name="P465" text:outline-level="2"><text:bookmark-start text:name="__RefHeading___Toc2505_868836332"/>Програма на <text:s/>bash<text:bookmark-end text:name="__RefHeading___Toc2505_868836332"/></text:h>
      <text:p text:style-name="P83">Вариант 1</text:p>
      <text:p text:style-name="P383">script.sh &lt; file1.txt</text:p>
      <text:p text:style-name="P383">while read line</text:p>
      <text:p text:style-name="P383">do</text:p>
      <text:p text:style-name="P383"><text:s text:c="4"/>if [[ $line =~ "product" <text:s/>]];then <text:s/># the line contains "product"</text:p>
      <text:p text:style-name="P383"><text:s text:c="8"/>PRODUCT="$line" <text:s/># "" is used to avoid problems when the line contains " " or "/"</text:p>
      <text:p text:style-name="P383"><text:s text:c="4"/>elif [[ $line =~ "component" ]]; then</text:p>
      <text:p text:style-name="P383"><text:s text:c="8"/>COMPONENT="$line"</text:p>
      <text:p text:style-name="P383"><text:s text:c="4"/>elif [[ $line =~ "author" ]]; then</text:p>
      <text:p text:style-name="P383"><text:s text:c="8"/>AUTHOR="$line"</text:p>
      <text:p text:style-name="P383"><text:s text:c="4"/>elif [[ $line =~ "output_file" ]]; then</text:p>
      <text:p text:style-name="P383"><text:s text:c="8"/>OUTPUT_FILE="$line"</text:p>
      <text:p text:style-name="P383"><text:s text:c="4"/>elfi [[ $line =~ "feature" ]]; then</text:p>
      <text:p text:style-name="P383"><text:s text:c="8"/>FEATURE="$line"</text:p>
      <text:p text:style-name="P383"><text:s text:c="4"/>else</text:p>
      <text:p text:style-name="P383"><text:s text:c="8"/>echo "Error when interpretting data."</text:p>
      <text:p text:style-name="P383"><text:s text:c="4"/>fi</text:p>
      <text:p text:style-name="P383"><text:s text:c="4"/>echo "$line"</text:p>
      <text:p text:style-name="P383">done &lt; $(1:-/dev/stdin)</text:p>
      <text:p text:style-name="P383"/>
      <text:p text:style-name="P384">echo script.py -p ${PRODUCT##*=} -c ${COMPONENT##*=} -a ${AUTHOR##*=} -o ${OUTPUT_FILE##*=} ${FEATURE##*=}</text:p>
      <text:p text:style-name="P267"/>
      <text:p text:style-name="P267"><text:span text:style-name="T74">Ако </text:span>първият аргумент е празен, той е заместен от стойност по подразбиране.</text:p>
      <text:p text:style-name="P385">HOST_TMP=test.com</text:p>
      <text:p text:style-name="P385">echo $HOST_TMP</text:p>
      <text:p text:style-name="P385">test.com</text:p>
      <text:p text:style-name="P79"/>
      <text:p text:style-name="P79">Четене от ляво надясно</text:p>
      <text:p text:style-name="P385">echo $(HOST_TMP%.*)</text:p>
      <text:p text:style-name="P385"/>
      <text:p text:style-name="P79">Четене от дясно наляво</text:p>
      <text:p text:style-name="P385">echo $(HOST_TMP#.)</text:p>
      <text:p text:style-name="P84">Вариант 2</text:p>
      <text:p text:style-name="P166">Има 2 файла: скрип и конфигурационен файл. Чете се от конфиг.файл е параметрите се записват като променливи на средата. Става чрез команда <text:span text:style-name="T75">source</text:span>.</text:p>
      <text:p text:style-name="P166"/>
      <text:p text:style-name="P167">Configuration file</text:p>
      <text:p text:style-name="P167"/>
      <text:p text:style-name="P381">PRODUCT="RHEL 7"</text:p>
      <text:p text:style-name="P381">COMPONENT=gnote</text:p>
      <text:p text:style-name="P381">AUTHOR=test@redhat.com</text:p>
      <text:p text:style-name="P381">OUTPUT_FILE=output.xml</text:p>
      <text:p text:style-name="P381">FEATURE=feature/gnote.feature</text:p>
      <text:p text:style-name="P167"/>
      <text:p text:style-name="P167">Script file</text:p>
      <text:p text:style-name="P167"/>
      <text:p text:style-name="P381">#!/usr/bin/env bash</text:p>
      <text:p text:style-name="P381">FILE="read_from_stdin2.txt"</text:p>
      <text:p text:style-name="P381"/>
      <text:p text:style-name="P381">if [[ -f $FILE ]]; then</text:p>
      <text:p text:style-name="P381"><text:s text:c="4"/>. $FILE</text:p>
      <text:p text:style-name="P381">fi</text:p>
      <text:p text:style-name="P381"/>
      <text:p text:style-name="P381">echo script.py -p \"$PRODUCT\" -c $COMPONENT -a $AUTHOR -o $OUTPUT_FILE $FEATURE</text:p>
      <text:h text:style-name="P464" text:outline-level="2"><text:bookmark-start text:name="__RefHeading___Toc2507_868836332"/>Програма на Python<text:bookmark-end text:name="__RefHeading___Toc2507_868836332"/></text:h>
      <text:p text:style-name="P386">Изпълнява същите функции като bash скрипта.</text:p>
      <text:p text:style-name="P381">import sys</text:p>
      <text:p text:style-name="P381"/>
      <text:p text:style-name="P381">for line in sys.stdin:</text:p>
      <text:p text:style-name="P381"><text:s text:c="4"/>if 'product' in line:</text:p>
      <text:p text:style-name="P381"><text:s text:c="8"/>product = line.strip('\n').split('=')</text:p>
      <text:p text:style-name="P381"><text:s text:c="4"/>if 'component' in line:</text:p>
      <text:p text:style-name="P381"><text:s text:c="8"/>component = line.strip('\n').split('=')</text:p>
      <text:p text:style-name="P381"><text:s text:c="4"/>if 'author' in line:</text:p>
      <text:p text:style-name="P381"><text:s text:c="8"/>author = line.strip('\n').split('=')</text:p>
      <text:p text:style-name="P381"><text:s text:c="4"/>if 'output_file' in line:</text:p>
      <text:p text:style-name="P381"><text:s text:c="8"/>output_file = line.strip('\n').split('=')</text:p>
      <text:p text:style-name="P381"><text:s text:c="4"/>if 'feature' in line:</text:p>
      <text:p text:style-name="P381"><text:s text:c="8"/>feature = line.strip('\n').split('=')</text:p>
      <text:p text:style-name="P381"/>
      <text:p text:style-name="P381">print product[1]</text:p>
      <text:p text:style-name="P381">print component[1]</text:p>
      <text:p text:style-name="P381">print author[1]</text:p>
      <text:p text:style-name="P381">print output_file[1]</text:p>
      <text:p text:style-name="P381">print feature[1]</text:p>
      <text:p text:style-name="P387"/>
      <text:h text:style-name="P458" text:outline-level="1"><text:bookmark-start text:name="__RefHeading___Toc2914_1735908107"/>Задачи за изпит на Red Hat за системен администратор<text:bookmark-end text:name="__RefHeading___Toc2914_1735908107"/></text:h>
      <text:p text:style-name="P168"><text:date style:data-style-name="N36" text:date-value="2016-10-02T16:33:52.612046110" text:fixed="true">2.10.2016 г.</text:date></text:p>
      <text:p text:style-name="P169">Изпитът съдържа 15 – 20 практически задачи.</text:p>
      <text:p text:style-name="P273">Бърз прочит на задачите. Започни с най-лесните за теб задачи.</text:p>
      <text:p text:style-name="P274">Кои задачи са свързани помежду си?</text:p>
      <text:p text:style-name="P170"/>
      <text:p text:style-name="P270"><text:span text:style-name="T35">1. Смяна на парола на root потребителя, като предишната парола не се знае. </text:span><text:span text:style-name="T38">Виж инструкции тук: </text:span><text:a xlink:type="simple" xlink:href="https://access.redhat.com/solutions/918283" text:style-name="Internet_20_link" text:visited-style-name="Visited_20_Internet_20_Link"><text:span text:style-name="T38">линк</text:span></text:a></text:p>
      <text:p text:style-name="P171">2. Настройка на <text:s/>IP address, mask, gateway, <text:span text:style-name="T76">hostname, DNS – статични</text:span>.</text:p>
      <text:p text:style-name="P156">Прави двойна проверка на въвените данни, за да се избегнат синтактични грешки. <text:span text:style-name="T27">Ако ползвам граф.среда, мога да правя copy-paste. </text:span></text:p>
      <text:p text:style-name="P107">За конзолен режим да използвам:</text:p>
      <text:p text:style-name="P381">nmcli <text:span text:style-name="T77">connection &lt;name&gt; &lt;action&gt;</text:span></text:p>
      <text:p text:style-name="P107"/>
      <text:p text:style-name="P108">В конзолен режим може да се ползва също:</text:p>
      <text:p text:style-name="P381">nmtui</text:p>
      <text:p text:style-name="P109"/>
      <text:p text:style-name="P157"><text:span text:style-name="T27">След настрой</text:span><text:span text:style-name="T28">ка</text:span><text:span text:style-name="T27"> на мрежовия интерфейс, да се направи </text:span><text:span text:style-name="T3">рестарт 1 </text:span><text:span text:style-name="T15">на виртуалната машина. </text:span><text:span text:style-name="T16">Тествам мрежовите настройки, които съм направил. </text:span><text:span text:style-name="T13">Ping </text:span><text:span text:style-name="T14">gw, ping DNS server</text:span><text:span text:style-name="T13">, </text:span><text:span text:style-name="T14">ping repository server,</text:span><text:span text:style-name="T13"> dig, nslookup</text:span></text:p>
      <text:p text:style-name="P131"/>
      <text:p text:style-name="P172">3. <text:span text:style-name="T78">Създаване на </text:span><text:span text:style-name="T79">repo</text:span><text:span text:style-name="T78"> файл, откъдето ще тегля инсталационни файлове за останалите задачи. Изпробвай дали мога да се свържа с repo сървъра.</text:span></text:p>
      <text:p text:style-name="P173"/>
      <text:p text:style-name="P174">4. <text:span text:style-name="T81">Създаване на потребители и групи</text:span></text:p>
      <text:p text:style-name="P175">Прави проверка на създадените потребители. <text:span text:style-name="T82">Двама са администратори, а третия има non-interactive shell.</text:span></text:p>
      <text:p text:style-name="P175"/>
      <text:p text:style-name="P176">Non-interactive означава да не може да логва по системата през SSH или графична среда, VNC.</text:p>
      <text:p text:style-name="P176"/>
      <text:p text:style-name="P177">5. Задаване на права за достъп – file and directory permissions.</text:p>
      <text:p text:style-name="P381"><text:span text:style-name="T83">c</text:span>hown, chmod, Super Group ID, sticky bit</text:p>
      <text:p text:style-name="P178">6. Планиране на задачи през crontab</text:p>
      <text:p text:style-name="P159">Внимание: <text:span text:style-name="T12">винаги проверявай пълния път до командата, едва тогава я включи в crontab. </text:span><text:span text:style-name="T17">Ако не се зададе пълния път, програмата няма да се изпълни.</text:span></text:p>
      <text:p text:style-name="P132"/>
      <text:p text:style-name="P160"><text:span text:style-name="T17">О</text:span><text:span text:style-name="T12">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133"/>
      <text:p text:style-name="P134">Проверка:</text:p>
      <text:p text:style-name="P381">crontab -l</text:p>
      <text:p text:style-name="P134"/>
      <text:p text:style-name="P135">Проверка на планираните задачи на другите потребители:</text:p>
      <text:p text:style-name="P381">crontab -u harry -l</text:p>
      <text:p text:style-name="P381">crontab -u natsha -l</text:p>
      <text:p text:style-name="P135"/>
      <text:p text:style-name="P136">7. Търсене на файлове чрез find</text:p>
      <text:p text:style-name="P161"><text:span text:style-name="T12">Намери </text:span><text:span text:style-name="T18">файловете </text:span><text:span text:style-name="T19">и поддиректории</text:span><text:span text:style-name="T18"> на </text:span><text:span text:style-name="T12">потребите</text:span><text:span text:style-name="T18">л harry и ги копирай в </text:span><text:span text:style-name="T31">/opt/dir</text:span></text:p>
      <text:p text:style-name="P381"><text:span text:style-name="T31">m</text:span><text:span text:style-name="T30">kdir /opt/dir</text:span></text:p>
      <text:p text:style-name="P381"><text:span text:style-name="T12">find / -user harry -exec cp -rfp </text:span><text:span text:style-name="T18">{} /opt/dir \;</text:span></text:p>
      <text:p text:style-name="P137"/>
      <text:p text:style-name="P162"><text:span text:style-name="T18">8. </text:span><text:span text:style-name="T12">Има тестов файл на даден сървър, търсят се редове, които съдържат </text:span><text:span text:style-name="T20">определен</text:span><text:span text:style-name="T12"> символен низ.</text:span></text:p>
      <text:p text:style-name="P138">Вариант 1</text:p>
      <text:p text:style-name="P163"><text:span text:style-name="T21">Позваме </text:span><text:span text:style-name="T12">grep:</text:span></text:p>
      <text:p text:style-name="P381">grep ‘abcde’ /etc/testfile &gt; /tmp/testfile</text:p>
      <text:p text:style-name="P139"/>
      <text:p text:style-name="P140">Вариант 2</text:p>
      <text:p text:style-name="P381">cat /etc/testfile | while read line;</text:p>
      <text:p text:style-name="P381">do</text:p>
      <text:p text:style-name="P381">echo $line | grep abcde | tee -a /tmp/testfile</text:p>
      <text:p text:style-name="P381">done</text:p>
      <text:p text:style-name="P79"/>
      <text:p text:style-name="P179">9. Създай потребител с определен потребителски номер или даден номер на група.</text:p>
      <text:p text:style-name="P179"/>
      <text:p text:style-name="P180">10. Инсталация на FTP сървър <text:span text:style-name="T84">и има позволен анонимен достъп </text:span><text:span text:style-name="T80">/var/ftp/pub</text:span>.</text:p>
      <text:p text:style-name="P141">Използваме вече създаден repo файл.</text:p>
      <text:p text:style-name="P381"><text:span text:style-name="T22">y</text:span><text:span text:style-name="T12">um install -y vsftpd</text:span></text:p>
      <text:p text:style-name="P381">systemctl restart vsftpd</text:p>
      <text:p text:style-name="P381">systemctl enable vsftpd</text:p>
      <text:p text:style-name="P142"/>
      <text:p text:style-name="P143">Редактиране на конф. Файл:</text:p>
      <text:p text:style-name="P381">vim /etc/vsftpd/vsftpd.conf</text:p>
      <text:p text:style-name="P381">anonymous_enables=YES</text:p>
      <text:p text:style-name="P140"/>
      <text:p text:style-name="P164"><text:span text:style-name="T12">11. Инсталация и конфигурация на web server от HTTPD. </text:span><text:span text:style-name="T23">Даден е URL, откъдето да се изтегли </text:span><text:span text:style-name="T24">определена уеб страница </text:span><text:span text:style-name="T25">и да се заредни на нашия уеб сървър.</text:span></text:p>
      <text:p text:style-name="P381">yum install -y httpd</text:p>
      <text:p text:style-name="P381">cd /var/www/html</text:p>
      <text:p text:style-name="P381">wget http://ip/dir/example.html</text:p>
      <text:p text:style-name="P275">Изключването на SELinux води до нулиране на изпита.</text:p>
      <text:p text:style-name="P381"><text:span text:style-name="T26">c</text:span><text:span text:style-name="T12">p example.html index.html</text:span></text:p>
      <text:p text:style-name="P381">vim /etc/httpd/conf/httpd.conf</text:p>
      <text:p text:style-name="P381">NameVirtualHost 192.168.0.254:80</text:p>
      <text:p text:style-name="P381">&lt;VirtualHost 192.168.0.254:80&gt;</text:p>
      <text:p text:style-name="P381">DocumentRoot /var/www/html/</text:p>
      <text:p text:style-name="P381">ServerName station.domain40.example.com</text:p>
      <text:p text:style-name="P381">&lt;/VirtualHost&gt;</text:p>
      <text:p text:style-name="P144"/>
      <text:p text:style-name="P145">Правата SELinux за файловете не се променят.</text:p>
      <text:p text:style-name="P145"/>
      <text:p text:style-name="P146">Тествай уеб сървъра, дали работи.</text:p>
      <text:p text:style-name="P146"/>
      <text:p text:style-name="P147">12. Настрой системата да синхронизира времето си с даден NTP сървър.</text:p>
      <text:p text:style-name="P148">Пробвай да използваш графичния интерфейс, ако е възможно.</text:p>
      <text:p text:style-name="P149">Редактирай:</text:p>
      <text:p text:style-name="P381">/etc/systemd/timesyncd.conf</text:p>
      <text:p text:style-name="P181">Това е вградения NTP клиент.</text:p>
      <text:p text:style-name="P182">Да се види в книгите на Ред Хет.</text:p>
      <text:p text:style-name="P182"/>
      <text:p text:style-name="P271"><text:span text:style-name="T39">Виж сайт: </text:span><text:a xlink:type="simple" xlink:href="http://www.certdepot.net/" text:style-name="Internet_20_link" text:visited-style-name="Visited_20_Internet_20_Link"><text:span text:style-name="T39">CERTDEPOT</text:span></text:a></text:p>
      <text:p text:style-name="P183"/>
      <text:p text:style-name="P183"/>
      <text:h text:style-name="P463" text:outline-level="1"><text:bookmark-start text:name="__RefHeading___Toc3305_1042592874"/>Работа с дискови дялове <text:span text:style-name="T93">през</text:span> LVM2<text:bookmark-end text:name="__RefHeading___Toc3305_1042592874"/></text:h>
      <text:p text:style-name="P184"><text:date style:data-style-name="N36" text:date-value="2016-10-10T10:05:55.214691348" text:fixed="true" text:date-adjust="-PT24H00M00S">9.10.2016 г.</text:date></text:p>
      <text:p text:style-name="P184"/>
      <text:p text:style-name="P185">Преди да започнеш, погледни къде колко свободно място има.</text:p>
      <text:p text:style-name="P186">Провери, дали новия диск е разпознат от операционната система:</text:p>
      <text:p text:style-name="P381">dmesg</text:p>
      <text:p text:style-name="P186"/>
      <text:p text:style-name="P186">Трябва да присъства в изведения списък от събития.</text:p>
      <text:p text:style-name="P187">Оптимизация на SSD чрез командата: <text:span text:style-name="T75">fstrim</text:span>. Поставя се в<text:span text:style-name="T75"> /etc/rc.local</text:span></text:p>
      <text:p text:style-name="P381">fstrim</text:p>
      <text:p text:style-name="P188"/>
      <text:p text:style-name="P188">Програмата отменя неиползваните пространства на прикачените дискови устройства.</text:p>
      <text:p text:style-name="P388"><text:span text:style-name="T85">fstrim </text:span>-v /boot</text:p>
      <text:p text:style-name="P388"><text:span text:style-name="T85">fstrim </text:span>-v /</text:p>
      <text:p text:style-name="P189">При изведените събития, търсим стринг AHCI … N slots 1/3/6 Gbps … SATA mode</text:p>
      <text:p text:style-name="P190">Използва се драйве<text:span text:style-name="T86">р</text:span> за SCSI за работата на SATA дискове.</text:p>
      <text:p text:style-name="P191">Провери наличните физически и логически устройсве, и дискови дялове:</text:p>
      <text:p text:style-name="P381">fdisk -l</text:p>
      <text:p text:style-name="P192">Идентификатора на дял с LVM се изразава като:</text:p>
      <text:p text:style-name="P381">8е Linux LVM</text:p>
      <text:p text:style-name="P193">Дяловете, работещи под LVM се познават с това, че започва така:</text:p>
      <text:p text:style-name="P381">/dev/mapper/…</text:p>
      <text:p text:style-name="P194">Създаване на физически дялове с fdisk:</text:p>
      <text:p text:style-name="P381">fdisk /dev/sdb</text:p>
      <text:p text:style-name="P195">Fdisk е направен да работи с MBR.</text:p>
      <text:p text:style-name="P196">Създай главен дял:</text:p>
      <text:p text:style-name="P381">primary</text:p>
      <text:p text:style-name="P196">Задаване на размер на дяла (KB/MB/GB):</text:p>
      <text:p text:style-name="P381">+100М</text:p>
      <text:p text:style-name="P196">Погледни дяловете:</text:p>
      <text:p text:style-name="P381"><text:span text:style-name="T87">p</text:span>rint</text:p>
      <text:p text:style-name="P196">За да направим swap, задай идентификатор на файловата система:</text:p>
      <text:p text:style-name="P381">82 Linux swap</text:p>
      <text:p text:style-name="P196">Погледни дяловете:</text:p>
      <text:p text:style-name="P381"><text:span text:style-name="T87">p</text:span>rint</text:p>
      <text:p text:style-name="P198">Създавене на 2-ри главен дял, задаваме размер:</text:p>
      <text:p text:style-name="P381">+200М</text:p>
      <text:p text:style-name="P198">Погледни промените.</text:p>
      <text:p text:style-name="P199">Създаване на 3-ти главен дял, задаваме размер – останалото свободно място. Заемаме го цялото.</text:p>
      <text:p text:style-name="P200">Задаваме идентификатор на дисковия дял:</text:p>
      <text:p text:style-name="P381">8е Linux LVM</text:p>
      <text:p text:style-name="P201">Направените дотук промени не са записани, не са активно. Старото съдържание още важи.</text:p>
      <text:p text:style-name="P202">Запиши промените:</text:p>
      <text:p text:style-name="P381"><text:span text:style-name="T87">w</text:span>rite</text:p>
      <text:p text:style-name="P203">Накарай ядрото да опресни своите знания за прикачените дискови устройства:</text:p>
      <text:p text:style-name="P381"><text:span text:style-name="T88">p</text:span>artprobe /<text:span text:style-name="T88">dev/sdb</text:span></text:p>
      <text:p text:style-name="P204">Провери, дали промените са активни, изписвайки събитията на ядрото:</text:p>
      <text:p text:style-name="P381">dmesg</text:p>
      <text:p text:style-name="P205">форматиране на swap дисков дял , <text:span text:style-name="T8">не цялото устройство:</text:span></text:p>
      <text:p text:style-name="P381">mkswap /dev/sdb1</text:p>
      <text:p text:style-name="P206">Можем да създадем файл, който съдържа swap. Прави се в случай, когато няма свободно пространство за създаване на нов дял:</text:p>
      <text:p text:style-name="P381"><text:span text:style-name="T89">mkswap </text:span>/<text:span text:style-name="T89">swapfile.sys</text:span></text:p>
      <text:p text:style-name="P207">След<text:span text:style-name="T90">ва изписване на идентификатор на дисковия дял.</text:span></text:p>
      <text:p text:style-name="P208">UUID=”...”</text:p>
      <text:p text:style-name="P208">Чрез този идентификатор се прикачват физически устройства в /etc/fstab.</text:p>
      <text:p text:style-name="P208">Еднозначно разпознава устройство, дори когато се добават нови устройства и следователно подреждането на буквите се промени.</text:p>
      <text:p text:style-name="P208">Например диск /dev/sda стане /dev/sdb.</text:p>
      <text:p text:style-name="P208">На същия принцип прикачваме дисковия дял, съдържащ swap.</text:p>
      <text:p text:style-name="P208"/>
      <text:p text:style-name="P209">Включване на swap:</text:p>
      <text:p text:style-name="P381">swapon</text:p>
      <text:p text:style-name="P210">Идентификаторът се прилага при прикрепяне на USB устройства. Те могат да променят имената си от компютър на компютър.</text:p>
      <text:p text:style-name="P381">/dev/sdc → /dev/sdd</text:p>
      <text:p text:style-name="P211">Ако една програма ползва редовно това USB, тя ще загуби достъп до него. Решението на проблема е в /etc/fstab да се приказва устройството през:</text:p>
      <text:p text:style-name="P389">UUID=”...”</text:p>
      <text:p text:style-name="P212"><text:span text:style-name="T10">З</text:span><text:span text:style-name="T8">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212"/>
      <text:p text:style-name="P213">Разглеждане на свап </text:p>
      <text:p text:style-name="P381">cat /proc/swaps</text:p>
      <text:p text:style-name="P214">или</text:p>
      <text:p text:style-name="P381">swapon -s</text:p>
      <text:p text:style-name="P213">При swap устройствата има приоритет. <text:span text:style-name="T94">Разбери кое какъв приоритет има:</text:span></text:p>
      <text:p text:style-name="P381"><text:span text:style-name="T91">s</text:span>wapon /dev/sdb1</text:p>
      <text:p text:style-name="P381">swapon -s</text:p>
      <text:p text:style-name="P215">Провери, дали swap файлът се е разширил:</text:p>
      <text:p text:style-name="P381">free -m</text:p>
      <text:p text:style-name="P216">Добаване на swap във файла <text:span text:style-name="T75">/etc/fstab</text:span>:</text:p>
      <text:p text:style-name="P381">UUID=”...” <text:s text:c="2"/>swap <text:s text:c="2"/>defaults <text:s text:c="2"/>0 <text:s/>0</text:p>
      <text:p text:style-name="P217">Така се гарантира, че след рестарт, swap дялът отново ще се прикачи.</text:p>
      <text:p text:style-name="P217"/>
      <text:p text:style-name="P217">Изключване на даден дял от swap пространството:</text:p>
      <text:p text:style-name="P381">swapoff /dev/sdb1</text:p>
      <text:p text:style-name="P197"/>
      <text:p text:style-name="P85">Практика</text:p>
      <text:p text:style-name="P218"><text:span text:style-name="T92">1. Н</text:span>аправи файл и до добави към swap пространството. Провери дали то се е разширило.</text:p>
      <text:p text:style-name="P196"/>
      <text:h text:style-name="P462" text:outline-level="1"><text:bookmark-start text:name="__RefHeading___Toc4109_738773010"/>Настройка на сигурността със SELinux<text:bookmark-end text:name="__RefHeading___Toc4109_738773010"/></text:h>
      <text:p text:style-name="P219"><text:date style:data-style-name="N36" text:date-value="2016-10-16T10:29:03.672338314" text:fixed="true">16.10.2016 г.</text:date></text:p>
      <text:p text:style-name="P219"/>
      <text:p text:style-name="P228">При логване на машината, провери далие SELinux e включен:</text:p>
      <text:p text:style-name="Preformatted_20_Text">getenfoce</text:p>
      <text:p text:style-name="P220"/>
      <text:p text:style-name="P229">Ако е в режим <text:span text:style-name="T8">permissive</text:span> или <text:span text:style-name="T8">disabled</text:span>, промени го на enforcing. След това рестартирай, изчай малко SELinux на направи relabel всички неща, кои той има в контекстната си база от данни. *</text:p>
      <text:p text:style-name="P220"/>
      <text:p text:style-name="P221">Моделите се съхраняват тук:</text:p>
      <text:p text:style-name="Preformatted_20_Text">/etc/selinux/config</text:p>
      <text:p text:style-name="P225">или</text:p>
      <text:p text:style-name="Preformatted_20_Text">/etc/sysconfig/selinux</text:p>
      <text:p text:style-name="P222">Промени режима с:</text:p>
      <text:p text:style-name="Preformatted_20_Text">setenfoce</text:p>
      <text:p text:style-name="P223">Прочети <text:span text:style-name="T95">основните променливи</text:span> на SELinux:</text:p>
      <text:p text:style-name="Preformatted_20_Text">getsebool -a</text:p>
      <text:p text:style-name="P224">Виж промените за Apache web server:</text:p>
      <text:p text:style-name="Preformatted_20_Text">getsebool -a | grep httpd</text:p>
      <text:p text:style-name="P226">Промяна на параметрите на ядрото при начално зарежане, позва се само са тестватене:</text:p>
      <text:p text:style-name="Preformatted_20_Text">selinux=</text:p>
      <text:p text:style-name="P227">На реда, където има:</text:p>
      <text:p text:style-name="Preformatted_20_Text">linux16<text:tab/>/vmlinuz....<text:tab/>selinux=(enforcing | permissive | disabled)</text:p>
      <text:p text:style-name="P227"/>
      <text:p text:style-name="P227"/>
      <text:p text:style-name="P86">Контексти в SELinux</text:p>
      <text:p text:style-name="P230">По какъв начин може да задаваш правила за достъп и операции с данните.</text:p>
      <text:p text:style-name="P230"/>
      <text:p text:style-name="P23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6">root</text:span></text:p>
      <text:p text:style-name="P391">ls -lZ /tmp</text:p>
      <text:p text:style-name="P158">дай съдържани<text:span text:style-name="T97">е с примери</text:span>...</text:p>
      <text:p text:style-name="P130"/>
      <table:table table:name="Table6" table:style-name="Table6">
        <table:table-column table:style-name="Table6.A"/>
        <table:table-column table:style-name="Table6.B"/>
        <table:table-row>
          <table:table-cell table:style-name="Table6.A1" office:value-type="string">
            <text:p text:style-name="P416">Directory</text:p>
          </table:table-cell>
          <table:table-cell table:style-name="Table6.B1" office:value-type="string">
            <text:p text:style-name="P417">SELinux context</text:p>
          </table:table-cell>
        </table:table-row>
        <table:table-row>
          <table:table-cell table:style-name="Table6.A2" office:value-type="string">
            <text:p text:style-name="P420">/var/www/</text:p>
          </table:table-cell>
          <table:table-cell table:style-name="Table6.B2" office:value-type="string">
            <text:p text:style-name="P415">system_u:object_r:httpd_sys_content_t:s0</text:p>
          </table:table-cell>
        </table:table-row>
        <table:table-row>
          <table:table-cell table:style-name="Table6.A2" office:value-type="string">
            <text:p text:style-name="P419">/<text:span text:style-name="T115">etc</text:span></text:p>
          </table:table-cell>
          <table:table-cell table:style-name="Table6.B2" office:value-type="string">
            <text:p text:style-name="P415">system_u:object_r:tmpfs_t:s0</text:p>
          </table:table-cell>
        </table:table-row>
        <table:table-row>
          <table:table-cell table:style-name="Table6.A2" office:value-type="string">
            <text:p text:style-name="P420">/root</text:p>
          </table:table-cell>
          <table:table-cell table:style-name="Table6.B2" office:value-type="string">
            <text:p text:style-name="P415">system_u:object_r:admin_home_t:s0</text:p>
          </table:table-cell>
        </table:table-row>
        <table:table-row>
          <table:table-cell table:style-name="Table6.A2" office:value-type="string">
            <text:p text:style-name="P419">/<text:span text:style-name="T115">home</text:span></text:p>
          </table:table-cell>
          <table:table-cell table:style-name="Table6.B2" office:value-type="string">
            <text:p text:style-name="P415">system_u:object_r:home_root_t:s0</text:p>
          </table:table-cell>
        </table:table-row>
        <table:table-row>
          <table:table-cell table:style-name="Table6.A2" office:value-type="string">
            <text:p text:style-name="P420">/home/test</text:p>
          </table:table-cell>
          <table:table-cell table:style-name="Table6.B2" office:value-type="string">
            <text:p text:style-name="P415">unconfined_u:object_r:user_home_dir_t:s0</text:p>
          </table:table-cell>
        </table:table-row>
        <table:table-row>
          <table:table-cell table:style-name="Table6.A2" office:value-type="string">
            <text:p text:style-name="P420">/<text:span text:style-name="T116">tmp</text:span></text:p>
          </table:table-cell>
          <table:table-cell table:style-name="Table6.B2" office:value-type="string">
            <text:p text:style-name="P418">system_u:object_r:tmp_t:s0</text:p>
          </table:table-cell>
        </table:table-row>
      </table:table>
      <text:p text:style-name="P129"/>
      <text:p text:style-name="P128"/>
      <text:p text:style-name="P127">Новосъздадените файлове наследяват <text:span text:style-name="T98">SELinux </text:span>контекста на родителтеската директория.</text:p>
      <text:p text:style-name="P158"/>
      <text:p text:style-name="P110">При копиране на файл от <text:span text:style-name="T112">една директория към друга, </text:span>файл<text:span text:style-name="T112">ът приема контекста на директория, където е поставен</text:span>.</text:p>
      <text:p text:style-name="P111">При преме<text:span text:style-name="T113">ст</text:span>ване на файл <text:span text:style-name="T113">по същия начин</text:span>, кон<text:span text:style-name="T113">тектът</text:span> се запазва.</text:p>
      <text:p text:style-name="P112">При копиране със запазване на атрибутите:</text:p>
      <text:p text:style-name="Preformatted_20_Text">cp --archive ... /dir1/file1<text:tab/>/dir2</text:p>
      <text:p text:style-name="P112">SELinux контекстът <text:span text:style-name="T114">също </text:span>се запазва.</text:p>
      <text:p text:style-name="P112"/>
      <text:p text:style-name="P150">Настойка на SELinux контекст</text:p>
      <text:p text:style-name="P113">Две командати: </text:p>
      <text:list xml:id="list4937022384946838321" text:style-name="L3">
        <text:list-item>
          <text:p text:style-name="P455">chcon</text:p>
        </text:list-item>
        <text:list-item>
          <text:p text:style-name="P456">restorecon</text:p>
        </text:list-item>
      </text:list>
      <text:p text:style-name="P113"/>
      <text:p text:style-name="Preformatted_20_Text">chcon -t httpd_sys_content_t /webdir</text:p>
      <text:p text:style-name="P114"/>
      <text:p text:style-name="P115">Върни контекста <text:span text:style-name="T99">в начално състояние</text:span>:</text:p>
      <text:p text:style-name="Preformatted_20_Text">restorecon -v /webdir</text:p>
      <text:p text:style-name="P116">Как най-лесно да сменяме правилата?</text:p>
      <text:p text:style-name="P116"/>
      <text:p text:style-name="P117">Как да дефинирам е правила по подразбиране?</text:p>
      <text:p text:style-name="Preformatted_20_Text"><text:span text:style-name="T111">s</text:span>emanage fcontext</text:p>
      <text:p text:style-name="P118">Важно: <text:span text:style-name="T100">инсталирай програмата restorecon , който се намира в пакети </text:span><text:bookmark-start text:name="__DdeLink__3898_212547391"/><text:span text:style-name="T100">policycoreutils-python</text:span><text:bookmark-end text:name="__DdeLink__3898_212547391"/><text:span text:style-name="T100">, policycoreutils.</text:span></text:p>
      <text:p text:style-name="P118"/>
      <text:p text:style-name="P120">Ползват се регулярни изрази.</text:p>
      <text:p text:style-name="P119"/>
      <text:p text:style-name="P119">Разглеждане <text:span text:style-name="T101">на правилата по-подразбиране:</text:span></text:p>
      <text:p text:style-name="Preformatted_20_Text">semanage fcontext -l</text:p>
      <text:p text:style-name="P119"/>
      <text:p text:style-name="P121">Създаване на ново контекстно правило:</text:p>
      <text:p text:style-name="Preformatted_20_Text">semanage fcontext -a -t &lt;тип&gt; &lt;име на директорията&gt;</text:p>
      <text:p text:style-name="P122">Използва се регулярен израз.</text:p>
      <text:p text:style-name="P123"><text:span text:style-name="T102">s</text:span>emanage fcontext -a -t http_... име на директория с регулярен израз</text:p>
      <text:p text:style-name="P124">semanage fconltext -l | grep име на директорията</text:p>
      <text:p text:style-name="P125">Параметър:</text:p>
      <text:p text:style-name="Preformatted_20_Text">restorecon</text:p>
      <text:p text:style-name="Preformatted_20_Text">-R</text:p>
      <text:p text:style-name="Preformatted_20_Text">-F</text:p>
      <text:p text:style-name="Preformatted_20_Text">-<text:span text:style-name="T103">v</text:span></text:p>
      <text:p text:style-name="Preformatted_20_Text">-<text:span text:style-name="T103">vv</text:span></text:p>
      <text:p text:style-name="Text_20_body">Проверка</text:p>
      <text:p text:style-name="P392">ls -l<text:span text:style-name="T104">R</text:span>Z</text:p>
      <text:p text:style-name="P392"/>
      <text:p text:style-name="P151">Настройки за на boole<text:span text:style-name="T105">а</text:span>n променливи</text:p>
      <text:p text:style-name="P126">Инсталирай пакет с помощни информации:</text:p>
      <text:p text:style-name="Preformatted_20_Text">yum install -y selinux-policy</text:p>
      <text:p text:style-name="Preformatted_20_Text">getsebool -a</text:p>
      <text:p text:style-name="P394">(по-предгледно от следващото)</text:p>
      <text:p text:style-name="P39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77"><text:span text:style-name="T117">Промени</text:span> състоянието <text:span text:style-name="T106">по подразбиране за постоянно:</text:span></text:p>
      <text:p text:style-name="Preformatted_20_Text">setsebool -P</text:p>
      <text:p text:style-name="P278">Тук прави relabelling, <text:span text:style-name="T107">отнема време.</text:span></text:p>
      <text:p text:style-name="P279">Изведи разликата <text:span text:style-name="T108">между сегашния контекст и началния (по подразбиране):</text:span></text:p>
      <text:p text:style-name="Preformatted_20_Text">semanage boolean -l -C</text:p>
      <text:p text:style-name="P280">Виж модул за Apache: <text:span text:style-name="T8">userdir</text:span></text:p>
      <text:p text:style-name="P282">После правилото:</text:p>
      <text:p text:style-name="Preformatted_20_Text">httpd_enable_home_dirs</text:p>
      <text:p text:style-name="P283"/>
      <text:p text:style-name="P285">Решаване на проблеми при SELinux</text:p>
      <text:p text:style-name="P286">Всички промени при SELinux, добре да се отмислят.</text:p>
      <text:p text:style-name="P286">Най-лесно се възтановяват правилата с restorecon.</text:p>
      <text:p text:style-name="P287">Инсталирай пакет за следене на проблеми със SELinux</text:p>
      <text:p text:style-name="Preformatted_20_Text">setroubleshoot-server</text:p>
      <text:p text:style-name="P288"/>
      <text:p text:style-name="P289">Логът на SELinux се намира тук:</text:p>
      <text:p text:style-name="Preformatted_20_Text">/<text:span text:style-name="T109">var/log/message</text:span></text:p>
      <text:p text:style-name="Preformatted_20_Text">/var/log/audit/audit.log</text:p>
      <text:p text:style-name="P281"/>
      <text:p text:style-name="P290">Събитията на SELinux се записват в логовете, когато работи в режим <text:span text:style-name="T8">enforcing, permissive.</text:span></text:p>
      <text:p text:style-name="P276"/>
      <text:p text:style-name="P276">Виж подробна информация за събитието</text:p>
      <text:p text:style-name="Preformatted_20_Text">sealert -l &lt;event ID&gt;</text:p>
      <text:p text:style-name="P281"/>
      <text:p text:style-name="P291">See <text:span text:style-name="T110">section:</text:span> </text:p>
      <text:p text:style-name="Preformatted_20_Text">Raw Audit Message</text:p>
      <text:p text:style-name="P291"/>
      <text:p text:style-name="P292">Ако аз съм настроил нов SELinux контект, появи се проблем, връщам началния контекст с командата:</text:p>
      <text:p text:style-name="Preformatted_20_Text">restorecon -R &lt;directory name&gt;</text:p>
      <text:p text:style-name="P292"/>
      <text:p text:style-name="P292"/>
      <text:p text:style-name="P292"/>
      <text:h text:style-name="P462" text:outline-level="1"><text:bookmark-start text:name="__RefHeading___Toc5369_1032033652"/>NFS SELinux<text:bookmark-end text:name="__RefHeading___Toc5369_1032033652"/></text:h>
      <text:p text:style-name="Preformatted_20_Text">semanage boolean -l | grep nfs</text:p>
      <text:p text:style-name="P293"/>
      <text:p text:style-name="P294">Ако искам да споделя потребителски диретории на отдалечен сървър</text:p>
      <text:p text:style-name="P294">промени промливата</text:p>
      <text:p text:style-name="P294">use_nfs_home_dirs -&gt; on</text:p>
      <text:p text:style-name="P294"/>
      <text:p text:style-name="P295">Ако искам да споделям директории през:</text:p>
      <text:p text:style-name="P295">а) Samba: промени samba_share_nfs -&gt; on</text:p>
      <text:p text:style-name="P295">b) FTP: промени ftpd_use_nfs -&gt; on</text:p>
      <text:p text:style-name="P296">c) HTTP: промени httpd_use_nfs -<text:span text:style-name="T118">&gt; on</text:span></text:p>
      <text:p text:style-name="P296"/>
      <text:p text:style-name="P297">Ако една услуга не работи както трябва, провери, дали SELinux я блокира:</text:p>
      <text:p text:style-name="P298">/var/log/audit/audit.log</text:p>
      <text:p text:style-name="P298"/>
      <text:p text:style-name="P299">Настройка на NFS клиент</text:p>
      <text:p text:style-name="P300">NFSv2 NFSv3 <text:s/>ползват UDP</text:p>
      <text:p text:style-name="P300">NFSv4 използва само TCP, <text:s/>лесно за позволяване на 1 порт на защитната стена.</text:p>
      <text:p text:style-name="P300"/>
      <text:p text:style-name="P301">Данните могат да се криптират на NFSv4, <text:span text:style-name="T119">докато през NFSv2, NFSv3 не може.</text:span></text:p>
      <text:p text:style-name="P301"/>
      <text:p text:style-name="P302">Разрешаване на дотъпа към споделения ресурс е на осново клиентска машина, не е на основа потребителски имена.</text:p>
      <text:p text:style-name="P302"/>
      <text:p text:style-name="P303">При NFSv4 има няколко варианта за сигурност:</text:p>
      <text:p text:style-name="P303"><text:span text:style-name="T4">N</text:span><text:span text:style-name="T3">one</text:span> – трябва да включиш променливата nfsd_anon_write. <text:span text:style-name="T120">Всичко е достъпно, без да се гледат какви разрешителни имат споделените файлове.</text:span></text:p>
      <text:p text:style-name="P303"><text:span text:style-name="T3">Sys </text:span>– <text:span text:style-name="T120">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304"><text:span text:style-name="T3">Krb5</text:span> – <text:span text:style-name="T121">използват се разрешителните на споделените файлове. Освен това за автентикация Krb5.</text:span></text:p>
      <text:p text:style-name="P305"><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306"><text:span text:style-name="T3">Krb5p</text:span> – файловете са криптирани, заедно с канала за пренос на данните. <text:span text:style-name="T122">При използване на тази опция се намалява производителността на машината и комуникационен канал.</text:span></text:p>
      <text:p text:style-name="P306"/>
      <text:p text:style-name="P307">Кокато прикачваме споделени директории:</text:p>
      <text:p text:style-name="P307">mount -o sec=[ none | sys | <text:s/>krb5 | krb5i | krb5p ]</text:p>
      <text:p text:style-name="P308">Когато използвам Krb опциите, трябва да имам автентикиращ ключ:</text:p>
      <text:p text:style-name="Preformatted_20_Text">/etc/krb5.keytab</text:p>
      <text:p text:style-name="P309">Осен това е необходимо да се включи nfs-secure.</text:p>
      <text:p text:style-name="Preformatted_20_Text"><text:span text:style-name="T123">s</text:span>ystemctl enable nfs-secure</text:p>
      <text:p text:style-name="Preformatted_20_Text">systemctl start nfs-secure</text:p>
      <text:p text:style-name="P309"/>
      <text:p text:style-name="P309">Ако го няма, инсталирай го:</text:p>
      <text:p text:style-name="Preformatted_20_Text">yum install -y nfs-utils</text:p>
      <text:p text:style-name="P310">Мога да виждам споделените директории на сървъра, <text:span text:style-name="T8">само при NFSv2 и NFSv3.</text:span></text:p>
      <text:p text:style-name="Preformatted_20_Text">showmount -e &lt;server name&gt;</text:p>
      <text:p text:style-name="P311">Прикачванe на споделена директория за постоянно става в /etc/fstab:</text:p>
      <text:p text:style-name="Preformatted_20_Text">serverX:/share<text:tab/>/mountpoint<text:tab/>nfs<text:tab/>sync<text:tab/>0 0</text:p>
      <text:p text:style-name="P312">Тествай прикачените устройства:</text:p>
      <text:p text:style-name="Preformatted_20_Text">mount -a</text:p>
      <text:p text:style-name="Preformatted_20_Text">df -h</text:p>
      <text:p text:style-name="P313">Ръчно прикачване на споделена директоия:</text:p>
      <text:p text:style-name="Preformatted_20_Text">mount -o <text:span text:style-name="T32">sync,sec=sys</text:span> serverX:/shares/manual /mnt/manual</text:p>
      <text:p text:style-name="P314">Задължително да се споменат опциите след -о.</text:p>
      <text:p text:style-name="P314"/>
      <text:p text:style-name="P315">Проверка на отребителя през Kerberos:</text:p>
      <text:p text:style-name="Preformatted_20_Text">ssh krbuser@localhost</text:p>
      <text:p text:style-name="P315"><text:span text:style-name="T124">П</text:span>осле пробвай достъп към споделената директория.</text:p>
      <text:p text:style-name="P315"/>
      <text:p text:style-name="P284"><text:bookmark-start text:name="__RefHeading___Toc5371_1032033652"/>Прикачванe през Automounter<text:bookmark-end text:name="__RefHeading___Toc5371_1032033652"/></text:p>
      <text:p text:style-name="P316">Mount/<text:span text:style-name="T125">unmount</text:span> on demand</text:p>
      <text:p text:style-name="P317">Потребителите не е нужно да имат правата на root , това е голямо предимство.</text:p>
      <text:p text:style-name="P318">Конфигурациятта на на automounter е достъпна за всички потребители.</text:p>
      <text:p text:style-name="P319">Не нужно да се опиват прикачените директории в /etc/fstab, <text:span text:style-name="T126">освобождавайки мрежови и системни ресурси.</text:span></text:p>
      <text:p text:style-name="P320">Конфигурацията се прави само на клиентската страна, на сървъра не се извършват никакви действия.</text:p>
      <text:p text:style-name="P321">Услугата, която е необходимо да стартирам на клиентска autofs.</text:p>
      <text:p text:style-name="P321"/>
      <text:p text:style-name="P322">Създаване на map файлове. <text:span text:style-name="T127">Трябва да има разширение *.autofs. Иначе няма да работи.</text:span></text:p>
      <text:p text:style-name="P323">Този файл казва как ще използваме директорията.</text:p>
      <text:p text:style-name="P323"/>
      <text:p text:style-name="P324">Работа със SELinux: </text:p>
      <text:p text:style-name="P324"><text:a xlink:type="simple" xlink:href="https://wiki.centos.org/HowTos/SELinux" text:style-name="Internet_20_link" text:visited-style-name="Visited_20_Internet_20_Link">CentOS HowTos -&gt; SELinux</text:a></text:p>
      <text:h text:style-name="P462" text:outline-level="1"><text:bookmark-start text:name="__RefHeading___Toc4678_1826327530"/>Автоматично прикачване на мрежови <text:span text:style-name="T128">файлови системи</text:span><text:bookmark-end text:name="__RefHeading___Toc4678_1826327530"/></text:h>
      <text:p text:style-name="P325"><text:date style:data-style-name="N36" text:date-value="2016-10-30T16:25:14.234348363" text:fixed="true">30.10.2016 г.</text:date></text:p>
      <text:p text:style-name="P325"/>
      <text:p text:style-name="Preformatted_20_Text">yum install -y autofs</text:p>
      <text:p text:style-name="P326">Работи по подразбиране с autofs</text:p>
      <text:p text:style-name="P326">Създаване на <text:span text:style-name="T8">master map</text:span> файл. Показва директо<text:span text:style-name="T129">ри</text:span>я – точка на монтира и друг файл, който показва как се монтиране. </text:p>
      <text:p text:style-name="P326">Да има разширение <text:span text:style-name="T8">autofs</text:span> задължително.</text:p>
      <text:p text:style-name="P327">1. Директрен</text:p>
      <text:p text:style-name="Preformatted_20_Text"><text:tab/>/-<text:tab/>/<text:span text:style-name="T130">etc/auto.direct</text:span></text:p>
      <text:p text:style-name="P327">2. Индиректен</text:p>
      <text:p text:style-name="Preformatted_20_Text"><text:tab/>/shares<text:tab/><text:span text:style-name="T131">/etc/auto.indirect</text:span></text:p>
      <text:p text:style-name="P328">Съдържание на /etc/auto.indirect:</text:p>
      <text:p text:style-name="P328">Пропускаме името на директорията /shares <text:span text:style-name="T132">и продължаваме с поддиректория, като накрая пишем споделената директория на сървъра:</text:span></text:p>
      <text:p text:style-name="P396">/<text:span text:style-name="T133">shares/</text:span></text:p>
      <text:p text:style-name="P401"><text:tab/>work<text:tab/><text:span text:style-name="T32">-</text:span>rw,sync<text:tab/>serverx:/shares/work</text:p>
      <text:p text:style-name="P329">При индиректрно монтиране, няма нужда аз на клиентската машина да създам директория <text:span text:style-name="T71">/shares</text:span>. Тя ще бъде създадена и премахнава автоматично от услугата <text:span text:style-name="T134">autofs</text:span>.</text:p>
      <text:p text:style-name="P330">Не забравяй тирето преди опциите, при монтиране, иначе няма да работи.</text:p>
      <text:p text:style-name="P331">Има още 2 спец. Опции:</text:p>
      <text:p text:style-name="P331">-<text:span text:style-name="T71">fstype</text:span>: NFS, CIFS</text:p>
      <text:p text:style-name="P297">-<text:span text:style-name="T72">strict</text:span><text:span text:style-name="T135">: третирай грешката при монтиране като фатална. Линукс продължава да работи, а autofs той спира да работи, монтирането преустановява.</text:span></text:p>
      <text:p text:style-name="P297"/>
      <text:p text:style-name="P332">Когато монтирам през Samba коренна директория, в пъ<text:span text:style-name="T136">тя се добавя „</text:span><text:span text:style-name="T73">://</text:span><text:span text:style-name="T136">“. </text:span></text:p>
      <text:p text:style-name="P349">Пример да монтирам /shares:</text:p>
      <text:p text:style-name="Preformatted_20_Text">://serverx/shares</text:p>
      <text:p text:style-name="P333">После идва стартирането на autofs:</text:p>
      <text:p text:style-name="P400">systemctl start autofs</text:p>
      <text:p text:style-name="Text_20_body"/>
      <text:p text:style-name="P333"><draw:frame draw:style-name="fr6" draw:name="Image4" text:anchor-type="paragraph" svg:x="-0.178cm" svg:y="-0.397cm" svg:width="1.383cm" svg:height="1.383cm"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334"/>
      <text:h text:style-name="Heading_20_2" text:outline-level="2"><text:bookmark-start text:name="__RefHeading___Toc4680_1826327530"/>Директно мотиране<text:bookmark-end text:name="__RefHeading___Toc4680_1826327530"/></text:h>
      <text:p text:style-name="P334">При него трябва да създам точката на монтиране предварително на клиентската машина:</text:p>
      <text:p text:style-name="Preformatted_20_Text">mkdir /<text:span text:style-name="T149">mnt</text:span>/<text:span text:style-name="T149">docs</text:span></text:p>
      <text:p text:style-name="P334"/>
      <text:p text:style-name="Preformatted_20_Text">vim /etc/auto.direct</text:p>
      <text:p text:style-name="P334">При директрното монтиране, в мап файла се задава пълния (абсолютен) път:</text:p>
      <text:p text:style-name="Preformatted_20_Text">/mnt/docs<text:tab/>-rw,sync<text:tab/>serverx:/shares/docs</text:p>
      <text:p text:style-name="P335">Под контрола на <text:span text:style-name="T8">autofs </text:span>се намира най-дясната директория; <text:span text:style-name="T137">само там може да монтира директории</text:span>. Например:</text:p>
      <text:p text:style-name="P335">/mnt/<text:span text:style-name="T32">docs</text:span></text:p>
      <text:p text:style-name="P335"/>
      <text:p text:style-name="P336">При индиректното монтиране могат да се използват шаблонни маски. <text:span text:style-name="T138">Каква функция? Замества имената на множество директории. Спестява изброяването им. Например:</text:span></text:p>
      <text:p text:style-name="Preformatted_20_Text">*<text:tab/>-<text:span text:style-name="T139">rw,sync<text:tab/>serverx:/shares/&amp;</text:span></text:p>
      <text:p text:style-name="P337">има две шаблонни маски : * и &amp;</text:p>
      <text:p text:style-name="P337"/>
      <text:p text:style-name="P337">Пример на NFS сървъра имаме 3 споделени директории:</text:p>
      <text:p text:style-name="P337">/shares/docs</text:p>
      <text:p text:style-name="P337">/shares/work</text:p>
      <text:p text:style-name="P337">/shares/cases</text:p>
      <text:p text:style-name="P337"/>
      <text:p text:style-name="P337">При клиентската машини, се прави индиректно монтиране. Запис в /etc/auto.indirect:</text:p>
      <text:p text:style-name="P397">/shares</text:p>
      <text:p text:style-name="P398"><text:tab/>docs/<text:tab/><text:tab/><text:tab/><text:tab/><text:tab/><text:span text:style-name="T139">docs/</text:span></text:p>
      <text:p text:style-name="P399"><text:tab/>work/<text:tab/><text:tab/><text:tab/><text:tab/><text:tab/><text:span text:style-name="T139">work/</text:span></text:p>
      <text:p text:style-name="P397"><text:tab/>cases/<text:tab/><text:tab/><text:tab/><text:tab/><text:tab/><text:span text:style-name="T139">cases/</text:span></text:p>
      <text:p text:style-name="P402"><text:tab/>*<text:tab/>-<text:span text:style-name="T139">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338"><text:span text:style-name="T140">On server classroom:</text:span>/<text:span text:style-name="T140">home/guests</text:span></text:p>
      <text:p text:style-name="P339">On client desktop -&gt; /home/guests</text:p>
      <text:p text:style-name="P340"><text:span text:style-name="T141">Т</text:span>ук се използва<text:span text:style-name="T142">т</text:span> шаблонни маски, за да спестя изброяването home директории.</text:p>
      <text:p text:style-name="P341">Създавам <text:span text:style-name="T143">главен мап </text:span>файл за индиректно монитране:</text:p>
      <text:p text:style-name="P341">sudo vim /etc/auto.master.d/home.<text:span text:style-name="T32">autofs</text:span></text:p>
      <text:p text:style-name="Preformatted_20_Text">/home/guests<text:tab/>/etc/auto.home</text:p>
      <text:p text:style-name="P342">После добавям във 2-рия мап файл:</text:p>
      <text:p text:style-name="P395">/<text:span text:style-name="T144">home/guests/...<text:tab/><text:tab/><text:tab/><text:tab/><text:tab/><text:tab/><text:tab/> /home/guests/...</text:span></text:p>
      <text:p text:style-name="Preformatted_20_Text"><text:tab/><text:tab/> <text:s/>*<text:tab/>-<text:span text:style-name="T144">rw,sync<text:tab/>classroom.example.com:/home/guests/&amp;</text:span></text:p>
      <text:p text:style-name="P343">Стартирам и вкючвам за начално зареждане:</text:p>
      <text:p text:style-name="Preformatted_20_Text">systemctl start autofs</text:p>
      <text:p text:style-name="Preformatted_20_Text">systemctl enable autofs</text:p>
      <text:p text:style-name="P344">Винаги да проверя правата за достъп в директорията, <text:span text:style-name="T145">която е монтирана на клиентската машина.</text:span></text:p>
      <text:p text:style-name="P344"/>
      <text:h text:style-name="P461" text:outline-level="1"><text:bookmark-start text:name="__RefHeading___Toc4684_1826327530"/>Използване на клиентски имена от <text:span text:style-name="T146">централен LDAP сървър</text:span><text:bookmark-end text:name="__RefHeading___Toc4684_1826327530"/></text:h>
      <text:p text:style-name="P345">Основната идея е <text:span text:style-name="T147">логването с потребителско име да не става чрез търсене в локалния файл /etc/passwd, а да се търси в база от потребители на LDAP сървър.</text:span></text:p>
      <text:p text:style-name="P346"/>
      <text:p text:style-name="P347"><draw:frame draw:style-name="fr6" draw:name="Image3" text:anchor-type="paragraph" svg:x="0.104cm" svg:y="-0.093cm" svg:width="0.891cm" svg:height="0.891cm" draw:z-index="6"><draw:image xlink:href="Pictures/1000177E00000B0F00000B0F29C81A25D6284DE9.svg" xlink:type="simple" xlink:show="embed" xlink:actuate="onLoad"/><draw:image xlink:href="Pictures/100002010000006B0000006B5145C9B02DCD9CD2.png" xlink:type="simple" xlink:show="embed" xlink:actuate="onLoad"/></draw:frame><text:tab/>За конфигурация на LDAP клиента, използвай authconfig-gtk. Много по-лесно е с <text:tab/>граф. <text:span text:style-name="T148">и</text:span>нтерфейс.</text:p>
      <text:p text:style-name="P348">Ако се ползва Kerberos, инсталирай:</text:p>
      <text:p text:style-name="Preformatted_20_Text">sudo yum install -y authconfig-gtk sssd krb-workstation</text:p>
      <text:p text:style-name="P348"/>
      <text:h text:style-name="Heading_20_2" text:outline-level="2"><text:bookmark-start text:name="__RefHeading___Toc4686_1826327530"/>LDAP <text:span text:style-name="T154">конфигурация</text:span><text:bookmark-end text:name="__RefHeading___Toc4686_1826327530"/></text:h>
      <text:p text:style-name="P350"><text:date style:data-style-name="N36" text:date-value="2016-11-03T05:42:48.974544759" text:fixed="true" text:date-adjust="-PT24H00M00S">2.11.2016 г.</text:date></text:p>
      <text:p text:style-name="P350"/>
      <text:p text:style-name="P350">1. Import the “Corporate IT CA root” for use by the whole system as root.</text:p>
      <text:p text:style-name="P354"><text:s text:c="4"/>cd /etc/pki/ca-trust/source/anchors</text:p>
      <text:p text:style-name="P354"><text:s text:c="4"/>curl -k -O https://password.mycompany.com/Root-CA.crt</text:p>
      <text:p text:style-name="P354"><text:s text:c="4"/>update-ca-trust extract</text:p>
      <text:p text:style-name="P354"/>
      <text:p text:style-name="P350">2. Install needed packages</text:p>
      <text:p text:style-name="P354"><text:tab/>yum install -y sssd authenticate-gtk krb5-workstation</text:p>
      <text:p text:style-name="P350"/>
      <text:p text:style-name="P353"><text:span text:style-name="T153">3. </text:span>Start</text:p>
      <text:p text:style-name="P353"><text:tab/><text:span text:style-name="T155">system-config-authenticate</text:span></text:p>
      <text:p text:style-name="P350"/>
      <text:p text:style-name="P350"><text:span text:style-name="T153">4. </text:span>Specify LDAP parameters</text:p>
      <text:p text:style-name="P350"><text:s text:c="2"/>UserAccount Configurations</text:p>
      <text:p text:style-name="P350"><text:s text:c="4"/>Account DB: LDAP</text:p>
      <text:p text:style-name="P350"><text:s text:c="4"/>Base DN: dc=mycompany,dc=com</text:p>
      <text:p text:style-name="P350"><text:s text:c="4"/>LDAP server: ldap.mycompany.com</text:p>
      <text:p text:style-name="P350"><text:s text:c="4"/>[v] Use TLS</text:p>
      <text:p text:style-name="P350"/>
      <text:p text:style-name="P350"><text:s text:c="4"/>Download CA Root Certificate</text:p>
      <text:p text:style-name="P351"><text:s text:c="8"/><text:span text:style-name="T151">https://password.</text:span><text:bookmark-start text:name="__DdeLink__4060_541863464"/><text:span text:style-name="T151">mycompany.com</text:span><text:bookmark-end text:name="__DdeLink__4060_541863464"/><text:span text:style-name="T151">/Root-CA.crt</text:span></text:p>
      <text:p text:style-name="P350"/>
      <text:p text:style-name="P350"><text:s text:c="2"/>Authentication Configuration</text:p>
      <text:p text:style-name="P350"><text:s text:c="4"/>Authentication Method: Kerberos password</text:p>
      <text:p text:style-name="P350"><text:s text:c="4"/>Realm: <text:span text:style-name="T150">MYCOMPANY</text:span>.COM <text:s text:c="2"/>(Always with uppercase)</text:p>
      <text:p text:style-name="P352"><text:s text:c="4"/>KDCs: kerberos.<text:span text:style-name="T152">mycompany.com</text:span></text:p>
      <text:p text:style-name="P352"><text:s text:c="4"/>Admin Servers: kerberos.<text:span text:style-name="T152">mycompany.com</text:span></text:p>
      <text:p text:style-name="P350"/>
      <text:p text:style-name="P350"><text:s text:c="4"/>Uncheck [ ] Both DNS options</text:p>
      <text:p text:style-name="P350"/>
      <text:p text:style-name="P350"><text:s text:c="2"/>Go to Advanced Option tab</text:p>
      <text:p text:style-name="P350"><text:s text:c="4"/>[x] Create home directories on first login</text:p>
      <text:p text:style-name="P350"/>
      <text:p text:style-name="P350"/>
      <text:h text:style-name="Heading_20_1" text:outline-level="1"><text:bookmark-start text:name="__RefHeading___Toc4688_1826327530"/>Създаване на скриптове на средата<text:bookmark-end text:name="__RefHeading___Toc4688_1826327530"/></text:h>
      <text:p text:style-name="P355">BASH</text:p>
      <text:p text:style-name="P355"><text:date style:data-style-name="N36" text:date-value="2016-11-13T17:32:48.816945212" text:fixed="true">13.11.2016 г.</text:date></text:p>
      <text:p text:style-name="P356">Пакетът за анализ на bash script – Linter-shellcheck. Използва още един пакет</text:p>
      <text:p text:style-name="P356">В Linter shellcheck се задава път към изпълнимия файл.</text:p>
      <text:p text:style-name="P357">Ако го няма, трябда да се компилира и инсталира.</text:p>
      <text:p text:style-name="P358">Изтегли го от Git/koalaman/shellcheck</text:p>
      <text:p text:style-name="P359">След това редакторът Atom <text:s/>ще проверява скриптовете по правилата за писане на bash скрипто<text:span text:style-name="T156">ве.</text:span></text:p>
      <text:p text:style-name="P359"/>
      <text:p text:style-name="P360">Общи правила за писане на bash скриптове:</text:p>
      <text:p text:style-name="P360">- променливите имат имена с големи букви</text:p>
      <text:p text:style-name="P360">- името на променливата говори за <text:span text:style-name="T157">нейто съдържание и функция</text:span></text:p>
      <text:p text:style-name="P360">- <text:span text:style-name="T158">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361">Пример</text:p>
      <text:p text:style-name="P361">VAR1=$(which openssl)</text:p>
      <text:p text:style-name="P362">- <text:span text:style-name="T162">Пътят до изпълнимия файл да се запази в променлива, за бъде скриптът лесно променяем.</text:span></text:p>
      <text:p text:style-name="P363">- <text:span text:style-name="T161">П</text:span>остави променливите в началото на скрипта.</text:p>
      <text:p text:style-name="P363">- <text:span text:style-name="T161">Когато показвам грешка, да го пренасоча към стандартния изход за грешки</text:span></text:p>
      <text:p text:style-name="P363">- <text:span text:style-name="T161">При проверка чрез if, да използвам [[ ___ ]], предотвратяваме грешки при операции с низове и числа.</text:span></text:p>
      <text:p text:style-name="P363">- <text:span text:style-name="T160">На първия ред сложи интерпретатора, по начин за СЪВМЕСТИМОСТ</text:span></text:p>
      <text:p text:style-name="Preformatted_20_Text">#!/usr/bin/env bash</text:p>
      <text:p text:style-name="P364">- <text:span text:style-name="T160">Когато скриптът прави последователни стъпки, е необходимо да се провери успешността на предната стъпка.</text:span></text:p>
      <text:p text:style-name="P364"/>
      <text:p text:style-name="P364"/>
      <text:p text:style-name="P373">В редакторя Atom CTRL+SHIFT+L за да включи оцветяване на синтаксиса.</text:p>
      <text:p text:style-name="P365">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366">Пренасочва<text:span text:style-name="T159">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367"/>
      <text:p text:style-name="P368">При писане на функции в bash $1, $2 ...$n могат да бъдат аргументи на функция, не аргументи на скрипта, който сме извикали.</text:p>
      <text:p text:style-name="P369"/>
      <text:p text:style-name="P369">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370">Погледни търсене на подстрингове от предишен урок.</text:p>
      <text:p text:style-name="P370"/>
      <text:p text:style-name="P371">Премахни питането за SSH ключ:</text:p>
      <text:p text:style-name="Preformatted_20_Text">ssh -o <text:span text:style-name="T163">StrictHostKeyChecking=no ...</text:span></text:p>
      <text:p text:style-name="P371"/>
      <text:p text:style-name="P372">Правене на безкраен цикъл:</text:p>
      <text:p text:style-name="Preformatted_20_Text">while :; do</text:p>
      <text:p text:style-name="Preformatted_20_Text"><text:tab/>...</text:p>
      <text:p text:style-name="Preformatted_20_Text">done</text:p>
      <text:p text:style-name="P372"/>
      <text:h text:style-name="P462" text:outline-level="1"><text:bookmark-start text:name="__RefHeading___Toc4690_1826327530"/>Добавяне на снипети в програмите редактори<text:bookmark-end text:name="__RefHeading___Toc4690_1826327530"/></text:h>
      <text:p text:style-name="P374"><text:date style:data-style-name="N36" text:date-value="2016-11-21T10:46:52.182798818" text:fixed="true" text:date-adjust="-PT24H00M00S">20.11.2016 г.</text:date></text:p>
      <text:p text:style-name="P374">Работа с редактор Atom</text:p>
      <text:p text:style-name="P375">Отвори файл, или създай нов такъв:</text:p>
      <text:p text:style-name="Preformatted_20_Text">/home/pgeorgie/.atom/snippets.cson</text:p>
      <text:p text:style-name="P375"/>
      <text:p text:style-name="P376">За да добавиш нов снипет, който ще важи за bash скриптове, напиши:</text:p>
      <text:p text:style-name="Preformatted_20_Text">'.source.shell':</text:p>
      <text:p text:style-name="P376">това може да спомене само веднъж в конф. <text:span text:style-name="T164">ф</text:span>айл, но могат да се изредя<text:span text:style-name="T164">т</text:span> многожество снипети за bash скриптове.</text:p>
      <text:p text:style-name="P376"/>
      <text:h text:style-name="P462" text:outline-level="1"><text:bookmark-start text:name="__RefHeading___Toc4692_1826327530"/>Въпроси и отговори по Linux<text:bookmark-end text:name="__RefHeading___Toc4692_1826327530"/></text:h>
      <text:p text:style-name="P378"><text:date style:data-style-name="N36" text:date-value="2016-11-27T15:13:22.558661741" text:fixed="true">27.11.2016 г.</text:date></text:p>
      <text:p text:style-name="P377"/>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63">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379"><text:s text:c="4"/>Аз-съм-българче-обичам-към-NAS-устройството-да-тичам.txt</text:p>
      <text:p text:style-name="P379"><text:s text:c="4"/>Česká-říkadla-písničky-a-pohádky.txt</text:p>
      <text:p text:style-name="P71"/>
      <text:p text:style-name="P8">Условие: Няма загуба или промяна на буквите.</text:p>
      <text:p text:style-name="P9"/>
      <text:p text:style-name="P64">Когато имаме <text:span text:style-name="T166">Linux </text:span>сървър с NFS <text:span text:style-name="T166">ver </text:span>4.1, <text:span text:style-name="T166">тя</text:span> поддържа кодиране на симовлите UTF-8.</text:p>
      <text:p text:style-name="P64">Търси отговори във форумите с прости думи. <text:span text:style-name="T167">Провери конфигурацията на NFS клиент</text:span></text:p>
      <text:p text:style-name="P65"/>
      <text:p text:style-name="P65">Погледни в https://wiki.qnap.com. <text:s/><text:span text:style-name="T5">Mount an NFS share from Mac OS X.</text:span></text:p>
      <text:p text:style-name="P70">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379"><text:s text:c="4"/>/home/pgeorgie/bin/rh_init.exp</text:p>
      <text:p text:style-name="P72"/>
      <text:p text:style-name="P66">Създай нов файл за изпълнение, <text:span text:style-name="T168">тип </text:span><text:span text:style-name="T6">*.desktop</text:span> за GNOME3 средата. </text:p>
      <text:p text:style-name="P67">Applications -&gt; System Tools -&gt; Startup Applications</text:p>
      <text:p text:style-name="P68">или</text:p>
      <text:p text:style-name="P68">в .config/autostart</text:p>
      <text:p text:style-name="P69">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69">90746</text:span>/1]</text:p>
      <text:p text:style-name="P50">Попитай колегите, какво означава. Това е специфично за Gerrit.</text:p>
      <text:p text:style-name="P50"/>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grep -vwE ‘(word1|word2|word3)’ test.txt</text:p>
      <text:p text:style-name="Preformatted_20_Text">sed -e ‘/<text:span text:style-name="T169">\b\</text:span>(workd1<text:span text:style-name="T169">\</text:span>|word2<text:span text:style-name="T169">\</text:span>|word3<text:span text:style-name="T169">\</text:span>)<text:span text:style-name="T169">\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51">Погледни в браузъра, дали ще приеме <text:span text:style-name="T5">Security Exception.</text:span><text:span text:style-name="T27"> Във Firefox има бутон </text:span><text:span text:style-name="T5">Confirm Securtity Exception -&gt; [ x ] Permanently ...</text:span></text:p>
      <text:p text:style-name="P52">Провери сертификата на устройсвото. На коя дата изтича? Не е ли изтекъл вече?</text:p>
      <text:p text:style-name="P53">Браузърите не допускат автоматично <text:span text:style-name="T8">самоподписани</text:span><text:span text:style-name="T5"> </text:span><text:span text:style-name="T27">сертификати.</text:span></text:p>
      <text:p text:style-name="P61">Браузърът проверява:</text:p>
      <text:p text:style-name="P61">a) common name &lt;-&gt; моето URL</text:p>
      <text:p text:style-name="P61">б) период на валидност</text:p>
      <text:p text:style-name="P61">в) сертификата от каква външна организация е подписан, дали тя е достоверна?</text:p>
      <text:p text:style-name="P61">г) сертификата самоподписан ли е ?</text:p>
      <text:p text:style-name="P61"/>
      <text:p text:style-name="P54"><text:span text:style-name="T27">Мога да генерирам </text:span><text:span text:style-name="T8">собствен</text:span><text:span text:style-name="T27"> сертификат, които да се постави в моя компютър и в NAS устройството.</text:span></text:p>
      <text:p text:style-name="P62"/>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4">Направи скрипт, </text:span><text:span text:style-name="T175">, който да прави git pull, стартиран от файл, тип </text:span><text:span text:style-name="T177">desktop. </text:span><text:span text:style-name="T178">Последния го постави</text:span><text:span text:style-name="T174"> в </text:span><text:span text:style-name="T176">autostart</text:span><text:span text:style-name="T174"> Да се показва в терминал, за да видя резултатите.</text:span></text:p>
      <text:p text:style-name="P55">Може да се направи и икона на десктопа, която да стартира git pull, да се вижда резултата.</text:p>
      <text:p text:style-name="P56"/>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0">o </text:span>username<text:span text:style-name="T170">=</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drwxr-xr-x. 2 root root /home/georgiev/Music</text:p>
      <text:p text:style-name="Text_20_body"/>
      <text:p text:style-name="P57">Разгледай документацията тук: man mount.cifs</text:p>
      <text:p text:style-name="P57">Да има параметър uid<text:span text:style-name="T171">=georgiev</text:span></text:p>
      <text:p text:style-name="P58">Нагласи прикачването през <text:span text:style-name="T8">automount</text:span> с директно указване (direct mapping).</text:p>
      <text:p text:style-name="P59">Не поставяй споделени директории <text:span text:style-name="T172">в</text:span> /<text:span text:style-name="T172">etc/</text:span>fstab, <text:span text:style-name="T172">защото ако NAS устройството откаже:</text:span></text:p>
      <text:list xml:id="list3815455608031408422" text:style-name="L4">
        <text:list-item>
          <text:p text:style-name="P436">Линукс ще чака дълго време за обещаното споделено устройство, докато стигне timeout.</text:p>
        </text:list-item>
        <text:list-item>
          <text:p text:style-name="P436">Няма да се стартира и ще ме пусне в конзолен режим, за да оправям проблема.</text:p>
        </text:list-item>
      </text:list>
      <text:p text:style-name="P59"/>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60">По-лесно е да се реши задачата в самото NAS устройство. Там на потребител <text:span text:style-name="T7">georgiev</text:span><text:span text:style-name="T5"> </text:span>да дам пълен достъп, а на потребител <text:span text:style-name="T7">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48">При поставяне на <text:s/>USB flash със система <text:span text:style-name="T165">FAT32</text:span>, няма проблем при създаване на нови директории и файлове.</text:p>
      <text:p text:style-name="P49">Изпробвай решенията:</text:p>
      <text:list xml:id="list3455923363555425027" text:style-name="L5">
        <text:list-item>
          <text:p text:style-name="P437">Разгледай правилата на <text:span text:style-name="T8">udev</text:span>. Те дават права за достъп към устройствата и др.компютърни ресурси.</text:p>
        </text:list-item>
        <text:list-item>
          <text:p text:style-name="P438">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Gnome <text:span text:style-name="T173">S</text:span>ubtitles</text:p>
      <text:p text:style-name="P7">Subtitle Editor</text:p>
      <text:p text:style-name="P12"/>
      <text:p text:style-name="P14"/>
      <text:h text:style-name="P462"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169cm" svg:y="0.131cm" svg:width="1.499cm" svg:height="1.499cm" draw:z-index="7"><draw:image xlink:href="Pictures/10001F2500000B0F00000B0F9A3F18253A34736C.svg" xlink:type="simple" xlink:show="embed" xlink:actuate="onLoad"/><draw:image xlink:href="Pictures/100002010000006B0000006B3699B15D0903FBD5.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79">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0">var/log/dnf.log</text:span></text:p>
      <text:p text:style-name="P20">Всеки един репозирар има голям файл, описващ <text:span text:style-name="T182">достъпните </text:span>за инсталиране, файлове. <text:span text:style-name="T181">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284">Команди</text:p>
      <text:p text:style-name="P380">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403">rpm -q --requires <text:span text:style-name="T184">&lt;име на пакет&gt;</text:span></text:p>
      <text:p text:style-name="Text_20_body"><text:soft-page-break/>rpm -q --requires yum</text:p>
      <text:p text:style-name="P75">/usr/bin/python</text:p>
      <text:p text:style-name="P75">config(yum) = 3.4.3-150.el7</text:p>
      <text:p text:style-name="P75">cpio</text:p>
      <text:p text:style-name="P75">diffutils</text:p>
      <text:p text:style-name="P75">pygpgme</text:p>
      <text:p text:style-name="P75">pyliblzma</text:p>
      <text:p text:style-name="P75">python &gt;= 2.4</text:p>
      <text:p text:style-name="P75">python(abi) = 2.7</text:p>
      <text:p text:style-name="P75">python-iniparse</text:p>
      <text:p text:style-name="P75">python-sqlite</text:p>
      <text:p text:style-name="P75">python-urlgrabber &gt;= 3.10-8</text:p>
      <text:p text:style-name="P75">pyxattr</text:p>
      <text:p text:style-name="P75">rpm &gt;= 0:4.4.2</text:p>
      <text:p text:style-name="P75">rpm-python</text:p>
      <text:p text:style-name="P75">rpmlib(CompressedFileNames) &lt;= 3.0.4-1</text:p>
      <text:p text:style-name="P75">rpmlib(FileDigests) &lt;= 4.6.0-1</text:p>
      <text:p text:style-name="P75">rpmlib(PayloadFilesHavePrefix) &lt;= 4.0-1</text:p>
      <text:p text:style-name="P75">yum-metadata-parser &gt;= 1.1.0</text:p>
      <text:p text:style-name="P75">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3">&lt;име на пакет&gt;</text:span></text:p>
      <text:p text:style-name="P73">rpm -q --provides yum</text:p>
      <text:p text:style-name="P74">config(yum) = 3.4.3-150.el7</text:p>
      <text:p text:style-name="P74">yum = 3.4.3-150.el7</text:p>
      <text:p text:style-name="P74">yum-allow-downgrade = 1.1.20-0.yum</text:p>
      <text:p text:style-name="P74">yum-basearchonly = 1.1.9.yum</text:p>
      <text:p text:style-name="P74">yum-plugin-allow-downgrade = 1.1.22-0.yum</text:p>
      <text:p text:style-name="P74">yum-plugin-basearchonly = 1.1.9.yum</text:p>
      <text:p text:style-name="P74">yum-plugin-downloadonly = 3.4.3-44.yum</text:p>
      <text:p text:style-name="P74">yum-plugin-protect-packages = 1.1.27-0.yum</text:p>
      <text:p text:style-name="P74">yum-plugin-security = 3.4.3-84.yum</text:p>
      <text:p text:style-name="P74">yum-presto = 3.4.3-66.yum</text:p>
      <text:p text:style-name="P74">yum-protect-packages = 1.1.27-0.yum</text:p>
      <text:p text:style-name="P74">yum-skip-broken = 1.1.18.yum</text:p>
      <text:p text:style-name="P18"/>
      <text:p text:style-name="P24">Пакети, които могат само да се инсталират се наричат <text:span text:style-name="T5">install-only. </text:span><text:span text:style-name="T27">Такъв пакет например е този, който съдържа ядрото на Линукс. </text:span><text:span text:style-name="T29">Такъв пакет не може да се актуализира.</text:span></text:p>
      <text:p text:style-name="P44"/>
      <text:p text:style-name="P45">Понижаване на версията на пакети</text:p>
      <text:p text:style-name="Preformatted_20_Text">yum downgrade &lt;име на пакет&gt;</text:p>
      <text:p text:style-name="P45">Заедно с пакета, чиято версия се понижава, трябва едновремено да се понижат и версиите на зависимите пакети.</text:p>
      <text:p text:style-name="P45"/>
      <text:p text:style-name="Preformatted_20_Text">rpm -U --force --oldpackage --replacepaclkages --replacefiles</text:p>
      <text:p text:style-name="P45"/>
      <text:p text:style-name="P46">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27">Трябва да се инсталира плъгин на yum, който е </text:span><text:span text:style-name="T5">yum-plugin-versionlock</text:span><text:span text:style-name="T27">.</text:span></text:p>
      <text:p text:style-name="Preformatted_20_Text">yum versionlock add &lt;име на пакет&gt;</text:p>
      <text:p text:style-name="Preformatted_20_Text">yum versionlock add &lt;шаблон за имена на пакети<text:span text:style-name="T188">&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5">премахни</text:span> заключването на пакети</text:p>
      <text:p text:style-name="Preformatted_20_Text">yum versionlock clear</text:p>
      <text:p text:style-name="P28"/>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86">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87">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89">зползват едно от следните:</text:span> yum, dnf, rpm. <text:span text:style-name="T189">Не трябва да вървят такива просеци на заден фон.</text:span></text:p>
      <text:p text:style-name="Preformatted_20_Text"><text:span text:style-name="T190">l</text:span>sof <text:span text:style-name="T190">grep /var/lib/rpm</text:span></text:p>
      <text:p text:style-name="P34">Спри всички процеси, свързани с RPM базата от данни.</text:p>
      <text:p text:style-name="P35"><text:span text:style-name="T191">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2">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3">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Проверява <text:span text:style-name="T194">в</text:span>секи инсталиран пакет и сравнява състоянието му с<text:span text:style-name="T194">прямо</text:span> <text:span text:style-name="T194">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422">Letter</text:p>
          </table:table-cell>
          <table:table-cell table:style-name="Table7.B1" office:value-type="string">
            <text:p text:style-name="P422">File attributes</text:p>
          </table:table-cell>
        </table:table-row>
        <table:table-row>
          <table:table-cell table:style-name="Table7.A2" office:value-type="string">
            <text:p text:style-name="P476">S</text:p>
          </table:table-cell>
          <table:table-cell table:style-name="Table7.B2" office:value-type="string">
            <text:p text:style-name="P422">Променена е големината на пакета, спрямо началното състояние.</text:p>
          </table:table-cell>
        </table:table-row>
        <table:table-row>
          <table:table-cell table:style-name="Table7.A2" office:value-type="string">
            <text:p text:style-name="P476">M</text:p>
          </table:table-cell>
          <table:table-cell table:style-name="Table7.B2" office:value-type="string">
            <text:p text:style-name="P422">Променен<text:span text:style-name="T195">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475">5</text:p>
          </table:table-cell>
          <table:table-cell table:style-name="Table7.B2" office:value-type="string">
            <text:p text:style-name="P423">Съдържанието на файл от пакета е било променено спрямо началното си съдържание.</text:p>
          </table:table-cell>
        </table:table-row>
        <table:table-row>
          <table:table-cell table:style-name="Table7.A2" office:value-type="string">
            <text:p text:style-name="P474">L</text:p>
          </table:table-cell>
          <table:table-cell table:style-name="Table7.B2" office:value-type="string">
            <text:p text:style-name="P424">Символичен линк сочи към различно място, спрямо това, което е в пакета.</text:p>
          </table:table-cell>
        </table:table-row>
        <table:table-row>
          <table:table-cell table:style-name="Table7.A2" office:value-type="string">
            <text:p text:style-name="P473">U</text:p>
          </table:table-cell>
          <table:table-cell table:style-name="Table7.B2" office:value-type="string">
            <text:p text:style-name="P425">Променен е собственика на файл/директория спрямо началното състояние.</text:p>
          </table:table-cell>
        </table:table-row>
        <table:table-row>
          <table:table-cell table:style-name="Table7.A2" office:value-type="string">
            <text:p text:style-name="P472">G</text:p>
          </table:table-cell>
          <table:table-cell table:style-name="Table7.B2" office:value-type="string">
            <text:p text:style-name="P426">Променена е групата собственик...</text:p>
          </table:table-cell>
        </table:table-row>
        <table:table-row>
          <table:table-cell table:style-name="Table7.A2" office:value-type="string">
            <text:p text:style-name="P471">Т</text:p>
          </table:table-cell>
          <table:table-cell table:style-name="Table7.B2" office:value-type="string">
            <text:p text:style-name="P427"><text:span text:style-name="T201">Изменено</text:span> е времето на промяна на файл спрямо началното време (time stamp).</text:p>
          </table:table-cell>
        </table:table-row>
        <table:table-row>
          <table:table-cell table:style-name="Table7.A2" office:value-type="string">
            <text:p text:style-name="P469">.</text:p>
          </table:table-cell>
          <table:table-cell table:style-name="Table7.B2" office:value-type="string">
            <text:p text:style-name="P421"/>
          </table:table-cell>
        </table:table-row>
        <table:table-row>
          <table:table-cell table:style-name="Table7.A2" office:value-type="string">
            <text:p text:style-name="P469">c</text:p>
          </table:table-cell>
          <table:table-cell table:style-name="Table7.B2" office:value-type="string">
            <text:p text:style-name="P428">Тип<text:span text:style-name="T196">ът</text:span> на променен<text:span text:style-name="T196">ия</text:span> файл е конфигурационен.</text:p>
          </table:table-cell>
        </table:table-row>
        <table:table-row>
          <table:table-cell table:style-name="Table7.A2" office:value-type="string">
            <text:p text:style-name="P469">d</text:p>
          </table:table-cell>
          <table:table-cell table:style-name="Table7.B2" office:value-type="string">
            <text:p text:style-name="P466">Типът на променения файл е документационен.</text:p>
          </table:table-cell>
        </table:table-row>
        <table:table-row>
          <table:table-cell table:style-name="Table7.A2" office:value-type="string">
            <text:p text:style-name="P469">l</text:p>
          </table:table-cell>
          <table:table-cell table:style-name="Table7.B2" office:value-type="string">
            <text:p text:style-name="P467">Типът на пром.файл е лицензионен. <text:span text:style-name="T197">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470">r</text:p>
          </table:table-cell>
          <table:table-cell table:style-name="Table7.B2" office:value-type="string">
            <text:p text:style-name="P468"/>
          </table:table-cell>
        </table:table-row>
      </table:table>
      <text:p text:style-name="P43"/>
      <text:p text:style-name="P440"/>
      <text:p text:style-name="P440">За да получим по-подробна инфор<text:span text:style-name="T198">мация:</text:span></text:p>
      <text:p text:style-name="Preformatted_20_Text">yum verify-rpm &lt;име на пакета&gt;</text:p>
      <text:p text:style-name="P441">За <text:span text:style-name="T199">да </text:span>възвърнем разрешителните на файл, такива, каквито са били:</text:p>
      <text:p text:style-name="Preformatted_20_Text">rpm --set-perms &lt;име <text:s/>на пакет&gt;</text:p>
      <text:p text:style-name="P442">За да възвърнем разрешителните на групата-собственик:</text:p>
      <text:p text:style-name="Preformatted_20_Text">rpm --set-guids &lt;име на пакет&gt;</text:p>
      <text:p text:style-name="P443"><text:span text:style-name="T200">За да възвърна съдържанието на даден файл, такъв, какъвто е бил в началото, трябва да се преинсталира пакета.</text:span></text:p>
      <text:p text:style-name="Preformatted_20_Text">yum reinstall &lt;име на пакет&gt;</text:p>
      <text:p text:style-name="P443"/>
      <text:h text:style-name="P462" text:outline-level="1">СЪЗДАВАНЕ НА МОДУЛИ НА ПИТОН</text:h>
      <text:p text:style-name="P444"><text:date style:data-style-name="N36" text:date-value="2017-01-15T17:41:46.431555817" text:fixed="true">15.01.2017 г.</text:date></text:p>
      <text:p text:style-name="P445">Как се инсталират модули на Питон?</text:p>
      <text:p text:style-name="P445">pip install &lt;име на модул&gt;</text:p>
      <text:p text:style-name="P446">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447"/>
      <text:p text:style-name="P448">Има разлика между пакет и модул, да не се бъркат.</text:p>
      <text:p text:style-name="P449">При първо извикване, модула бива компилиран. Получава се файл от тип *.pyc (Python compiled).</text:p>
      <text:p text:style-name="P450">Може да има общи функции и частни функции. Когато пиша:</text:p>
      <text:p text:style-name="Preformatted_20_Text">from mymodule import *</text:p>
      <text:p text:style-name="P450">внася всичко, двата вида фунции навлизат. Това заема повече памет, в сравнение ако се изброят само нужните функции.</text:p>
      <text:p text:style-name="P451">За да се избегне повторение на име на вече съществуваща функция, включена в друг.</text:p>
      <text:p text:style-name="P452">Провери дали името е изплзвано вече, <text:span text:style-name="T202">провери сайта ...(виж Влади)</text:span></text:p>
      <text:p text:style-name="P452"/>
      <text:p text:style-name="P452"/>
      <text:p text:style-name="P4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nux Libertine G" svg:font-family="'Linux Libertine G'" style:font-pitch="variable"/>
    <style:font-face style:name="Open Sans Semibold" svg:font-family="'Open Sans Semibold'"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423cm" fo:margin-bottom="0.212cm"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cm" fo:margin-right="0cm" fo:margin-top="0.353cm" fo:margin-bottom="0.212cm" loext:contextual-spacing="false" fo:text-indent="0cm"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cm" draw:fill-image-height="0cm"/>
      <style:paragraph-properties fo:margin-top="0cm" fo:margin-bottom="0.254cm" loext:contextual-spacing="false" fo:line-height="100%" fo:background-color="#ccffff" fo:padding="0cm"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1-15T18:04:38.068097254</dc:date>
    <meta:editing-duration>P1DT7H32M21S</meta:editing-duration>
    <meta:editing-cycles>1168</meta:editing-cycles>
    <meta:generator>LibreOffice/5.2.0.4$Linux_X86_64 LibreOffice_project/066b007f5ebcc236395c7d282ba488bca6720265</meta:generator>
    <dc:creator>Pavlin Georgiev </dc:creator>
    <meta:document-statistic meta:table-count="12" meta:image-count="8" meta:object-count="0" meta:page-count="2" meta:paragraph-count="1443" meta:word-count="9685" meta:character-count="64432" meta:non-whitespace-character-count="55821"/>
  </office:meta>
</office:document-meta>
</file>